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2465in"/>
    </style:style>
    <style:style style:name="co14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0075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1in"/>
    </style:style>
    <style:style style:name="co17" style:family="table-column">
      <style:table-column-properties fo:break-before="auto" style:column-width="5.1138in"/>
    </style:style>
    <style:style style:name="co18" style:family="table-column">
      <style:table-column-properties fo:break-before="auto" style:column-width="3.6701in"/>
    </style:style>
    <style:style style:name="co11" style:family="table-column">
      <style:table-column-properties fo:break-before="auto" style:column-width="5.0425in"/>
    </style:style>
    <style:style style:name="co19" style:family="table-column">
      <style:table-column-properties fo:break-before="auto" style:column-width="0.9465in"/>
    </style:style>
    <style:style style:name="co20" style:family="table-column">
      <style:table-column-properties fo:break-before="auto" style:column-width="1.6756in"/>
    </style:style>
    <style:style style:name="co21" style:family="table-column">
      <style:table-column-properties fo:break-before="auto" style:column-width="0.8898in"/>
    </style:style>
    <style:style style:name="co22" style:family="table-column">
      <style:table-column-properties fo:break-before="auto" style:column-width="1.0291in"/>
    </style:style>
    <style:style style:name="co23" style:family="table-column">
      <style:table-column-properties fo:break-before="auto" style:column-width="0.8146in"/>
    </style:style>
    <style:style style:name="co24" style:family="table-column">
      <style:table-column-properties fo:break-before="auto" style:column-width="0.7535in"/>
    </style:style>
    <style:style style:name="co25" style:family="table-column">
      <style:table-column-properties fo:break-before="auto" style:column-width="0.3102in"/>
    </style:style>
    <style:style style:name="co26" style:family="table-column">
      <style:table-column-properties fo:break-before="auto" style:column-width="0.7102in"/>
    </style:style>
    <style:style style:name="co27" style:family="table-column">
      <style:table-column-properties fo:break-before="auto" style:column-width="1.0965in"/>
    </style:style>
    <style:style style:name="co28" style:family="table-column">
      <style:table-column-properties fo:break-before="auto" style:column-width="1.5791in"/>
    </style:style>
    <style:style style:name="co29" style:family="table-column">
      <style:table-column-properties fo:break-before="auto" style:column-width="5.2917in"/>
    </style:style>
    <style:style style:name="co30" style:family="table-column">
      <style:table-column-properties fo:break-before="auto" style:column-width="4.8563in"/>
    </style:style>
    <style:style style:name="co31" style:family="table-column">
      <style:table-column-properties fo:break-before="auto" style:column-width="0.9783in"/>
    </style:style>
    <style:style style:name="ro1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2" style:family="table-row">
      <style:table-row-properties style:row-height="0.9016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1.078in" fo:break-before="auto" style:use-optimal-row-height="true"/>
    </style:style>
    <style:style style:name="ro8" style:family="table-row">
      <style:table-row-properties style:row-height="0.9118in" fo:break-before="auto" style:use-optimal-row-height="true"/>
    </style:style>
    <style:style style:name="ro9" style:family="table-row">
      <style:table-row-properties style:row-height="1.0882in" fo:break-before="auto" style:use-optimal-row-height="true"/>
    </style:style>
    <style:style style:name="ro10" style:family="table-row">
      <style:table-row-properties style:row-height="1.2535in" fo:break-before="auto" style:use-optimal-row-height="true"/>
    </style:style>
    <style:style style:name="ro11" style:family="table-row">
      <style:table-row-properties style:row-height="1.4299in" fo:break-before="auto" style:use-optimal-row-height="true"/>
    </style:style>
    <style:style style:name="ro12" style:family="table-row">
      <style:table-row-properties style:row-height="1.4508in" fo:break-before="auto" style:use-optimal-row-height="true"/>
    </style:style>
    <style:style style:name="ro13" style:family="table-row">
      <style:table-row-properties style:row-height="1.6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4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55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76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85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89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91" style:family="table-cell" style:parent-style-name="Default"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in"/>
      <style:text-properties fo:color="#eeeeee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.139in"/>
      <style:text-properties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42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43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 style:data-style-name="N2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67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start" fo:margin-left="0in"/>
      <style:text-properties fo:font-size="12pt" style:font-size-asian="12pt" style:font-size-complex="12pt"/>
    </style:style>
    <style:style style:name="ce56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top"/>
      <style:paragraph-properties fo:text-align="start" fo:margin-left="0in"/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99pt double #666666" style:border-line-width-bottom="0.0035in 0.0035in 0.0071in" fo:background-color="#000000" fo:border-left="none" fo:border-right="none" fo:border-top="0.99pt double #666666" style:border-line-width-top="0.0035in 0.0035in 0.0071in" style:vertical-align="top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77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81" style:family="table-cell" style:parent-style-name="Default">
      <style:text-properties fo:font-weight="normal" style:font-weight-asian="normal" style:font-weight-complex="normal"/>
    </style:style>
    <style:style style:name="ce82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in"/>
      <style:text-properties fo:color="#eeeeee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87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.139in"/>
      <style:text-properties fo:font-size="12pt" fo:font-weight="normal" style:font-size-asian="12pt" style:font-weight-asian="normal" style:font-size-complex="12pt" style:font-weight-complex="normal"/>
    </style:style>
    <style:style style:name="ce8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36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center" fo:margin-left="0in"/>
      <style:text-properties fo:font-size="12pt" style:font-size-asian="12pt" style:font-size-complex="12pt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 style:parent-style-name="Default">
      <style:graphic-properties draw:stroke="none" draw:fill="solid" draw:fill-color="#000000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solid" draw:fill-color="#000000"/>
      <style:paragraph-properties fo:text-align="center"/>
    </style:style>
    <style:style style:name="T5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gorithm_Problems_log" table:style-name="ta1">
        <table:table-column table:style-name="co23" table:default-cell-style-name="ce36"/>
        <table:table-column table:style-name="co24" table:default-cell-style-name="ce36"/>
        <table:table-column table:style-name="co25" table:default-cell-style-name="ce36"/>
        <table:table-column table:style-name="co4" table:default-cell-style-name="ce36"/>
        <table:table-column table:style-name="co26" table:default-cell-style-name="ce36"/>
        <table:table-column table:style-name="co27" table:default-cell-style-name="ce36"/>
        <table:table-column table:style-name="co28" table:default-cell-style-name="ce36"/>
        <table:table-column table:style-name="co8" table:default-cell-style-name="ce43"/>
        <table:table-column table:style-name="co8" table:default-cell-style-name="ce36"/>
        <table:table-column table:style-name="co29" table:default-cell-style-name="ce51"/>
        <table:table-column table:style-name="co30" table:default-cell-style-name="ce56"/>
        <table:table-column table:style-name="co11" table:default-cell-style-name="ce66"/>
        <table:table-column table:style-name="co31" table:default-cell-style-name="ce72"/>
        <table:table-column table:style-name="co8" table:number-columns-repeated="1005" table:default-cell-style-name="ce72"/>
        <table:table-column table:style-name="co8" table:number-columns-repeated="6" table:default-cell-style-name="Default"/>
        <table:table-row table:style-name="ro1">
          <table:table-cell table:style-name="ce34" office:value-type="string" calcext:value-type="string">
            <text:p>No</text:p>
          </table:table-cell>
          <table:table-cell table:style-name="ce34" office:value-type="string" calcext:value-type="string">
            <text:p>Level</text:p>
          </table:table-cell>
          <table:table-cell table:style-name="ce34" office:value-type="string" calcext:value-type="string">
            <text:p>A</text:p>
          </table:table-cell>
          <table:table-cell table:style-name="ce39" office:value-type="string" calcext:value-type="string">
            <text:p>Date</text:p>
          </table:table-cell>
          <table:table-cell table:style-name="ce34" office:value-type="string" calcext:value-type="string">
            <text:p>Time</text:p>
          </table:table-cell>
          <table:table-cell table:style-name="ce34" office:value-type="string" calcext:value-type="string">
            <text:p>Subjects</text:p>
          </table:table-cell>
          <table:table-cell table:style-name="ce34" office:value-type="string" calcext:value-type="string">
            <text:p>Pattern</text:p>
          </table:table-cell>
          <table:table-cell table:style-name="ce34" office:value-type="string" calcext:value-type="string">
            <text:p>Score</text:p>
          </table:table-cell>
          <table:table-cell table:style-name="ce34" office:value-type="string" calcext:value-type="string">
            <text:p>Next</text:p>
          </table:table-cell>
          <table:table-cell table:style-name="ce45" office:value-type="string" calcext:value-type="string">
            <text:p>Stuggles</text:p>
          </table:table-cell>
          <table:table-cell table:style-name="ce49" office:value-type="string" calcext:value-type="string">
            <text:p>How to improve</text:p>
          </table:table-cell>
          <table:table-cell table:style-name="ce62" office:value-type="string" calcext:value-type="string">
            <text:p>Good</text:p>
          </table:table-cell>
          <table:table-cell table:style-name="ce70" office:value-type="string" calcext:value-type="string">
            <text:p>To_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1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1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1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1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1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1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1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1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1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1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2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3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4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5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6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7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8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LC-answer query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9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" table:visibility="filter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0"/>
          <table:table-cell table:style-name="ce1" table:number-columns-repeated="3"/>
          <table:table-cell table:formula="of:= 10 - ([.$E9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86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11-05" calcext:value-type="date">
            <text:p>11/05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92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65. Smallest Subtree with all the Deepest Nodes:</text:p>
            <text:p/>
            <text:p>- I tried a BFS approach but I wasn’t able to solve this problem</text:p>
            <text:p>- I’m still too slow!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3" table:visibility="filter">
          <table:table-cell table:style-name="ce1" office:value-type="string" calcext:value-type="string">
            <text:p>LC-53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1-05" calcext:value-type="date">
            <text:p>11/05/20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93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30. Minimum Absolute Difference in BST:</text:p>
            <text:p/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21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1-05" calcext:value-type="date">
            <text:p>11/05/20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94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17. Minimum Cost to Move Chips to The Same Position:</text:p>
            <text:p/>
            <text:p>- I jumped into the solution too quickly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44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1-03" calcext:value-type="date">
            <text:p>11/03/20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95] - 20)/4" office:value-type="float" office:value="14" calcext:value-type="float">
            <text:p>14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46. Consecutive Characters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67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30" calcext:value-type="date">
            <text:p>10/30/202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96] - 20)/4" office:value-type="float" office:value="1" calcext:value-type="float">
            <text:p>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73. Number of Longest Increasing Subsequence:</text:p>
            <text:p/>
            <text:p>- Too slow: I struggled a lot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483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9" calcext:value-type="date">
            <text:p>10/29/202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inary-Lifting</text:p>
          </table:table-cell>
          <table:table-cell table:formula="of:= 10 - ([.$E97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83. Kth Ancestor of a Tree Node:</text:p>
            <text:p/>
            <text:p>- My solution wasn’t optimal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22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8" calcext:value-type="date">
            <text:p>10/28/20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98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8. Summary Ranges:</text:p>
            <text:p/>
            <text:p>- I struggled a little bit</text:p>
            <text:p>- Too slow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86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8" calcext:value-type="date">
            <text:p>10/28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99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65. Smallest Subtree with all the Deepest Nodes:</text:p>
            <text:p/>
            <text:p>- I tried a BFS approach but I wasn’t able to solve this problem</text:p>
            <text:p>- Too slow!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23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6" calcext:value-type="date">
            <text:p>10/26/20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100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35. Lowest Common Ancestor of a Binary Search Tree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40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6" calcext:value-type="date">
            <text:p>10/26/20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01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08. Valid Word Abbreviation:</text:p>
            <text:p/>
            <text:p>- I jumped too early into the implementatiom</text:p>
            <text:p>- I missed a key information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76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6" calcext:value-type="date">
            <text:p>10/26/20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02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66. Toeplitz Matrix:</text:p>
            <text:p/>
            <text:p>- I struggled a bit to find the implementation</text:p>
            <text:p>- I jumped too early to the problem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3" table:visibility="filter">
          <table:table-cell table:style-name="ce1" office:value-type="string" calcext:value-type="string">
            <text:p>LC-151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5" calcext:value-type="date">
            <text:p>10/25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  <text:p>DP</text:p>
          </table:table-cell>
          <table:table-cell table:formula="of:= 10 - ([.$E10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10. Stone Game IV:</text:p>
            <text:p/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87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5" calcext:value-type="date">
            <text:p>10/25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104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77. Stone Game:</text:p>
            <text:p/>
            <text:p>- I didn’t see the logic pattern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9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4" calcext:value-type="date">
            <text:p>10/24/20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Two-Pointers</text:p>
          </table:table-cell>
          <table:table-cell table:formula="of:= 10 - ([.$E105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48. Bag of Tokens:</text:p>
            <text:p/>
            <text:p>- I didn’t spend enough time on the intuition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20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4" calcext:value-type="date">
            <text:p>10/24/202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Trie</text:p>
          </table:table-cell>
          <table:table-cell table:formula="of:= 10 - ([.$E106] - 20)/4" office:value-type="float" office:value="13.5" calcext:value-type="float">
            <text:p>1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8. Implement Trie (Prefix Tree)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24" calcext:value-type="date">
            <text:p>10/24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07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. Longest Common Prefix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64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2" calcext:value-type="date">
            <text:p>10/12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08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44. Maximum Average Subarray II:</text:p>
            <text:p/>
            <text:p>- I came up with O(n^2) solution in 33 minutes but it wasn’t accepted</text:p>
            <text:p>- Too slow!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64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2" calcext:value-type="date">
            <text:p>10/12/2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09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43. Maximum Average Subarray I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39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2" calcext:value-type="date">
            <text:p>10/12/20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ing</text:p>
          </table:table-cell>
          <table:table-cell table:formula="of:= 10 - ([.$E110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99. Count Largest Group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42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2" calcext:value-type="date">
            <text:p>10/12/20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ing</text:p>
          </table:table-cell>
          <table:table-cell table:formula="of:= 10 - ([.$E111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24. Diagonal Traverse II:</text:p>
            <text:p/>
            <text:p>- I’m still slow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13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2" calcext:value-type="date">
            <text:p>10/12/20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112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52. Product of the Last K Numbers:</text:p>
            <text:p/>
            <text:p>- I didn’t see the DP approach</text:p>
            <text:p>- Too slow!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4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2" calcext:value-type="date">
            <text:p>10/12/20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13] - 20)/4" office:value-type="float" office:value="1.75" calcext:value-type="float">
            <text:p>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8. Diagonal Traverse:</text:p>
            <text:p/>
            <text:p>- Too slow!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3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1" calcext:value-type="date">
            <text:p>10/11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Stack</text:p>
          </table:table-cell>
          <table:table-cell table:formula="of:= 10 - ([.$E11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16. Remove Duplicate Letters:</text:p>
            <text:p/>
            <text:p>- I wasn’t able to come up with a solution</text:p>
            <text:p/>
          </table:table-cell>
          <table:table-cell table:style-name="ce49" office:value-type="string" calcext:value-type="string">
            <text:p/>
            <text:p>- More greedy problems</text:p>
          </table:table-cell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48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1" calcext:value-type="date">
            <text:p>10/11/202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  <text:p>Sorting</text:p>
          </table:table-cell>
          <table:table-cell table:formula="of:= 10 - ([.$E115] - 20)/4" office:value-type="float" office:value="4.75" calcext:value-type="float">
            <text:p>4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0. Sliding Window Median:</text:p>
            <text:p/>
            <text:p>- I jumped into the solution too quickly</text:p>
            <text:p>- I found out that my solution is wrong after 30 minutes</text:p>
            <text:p/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4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16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2. Minimum Number of Arrows to Burst Balloons:</text:p>
            <text:p/>
            <text:p>- I didn’t see a key case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46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17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60. Make Two Arrays Equal by Reversing Sub-arrays:</text:p>
            <text:p/>
            <text:p>- I didn’t see the complexity behind this problem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FC-1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</table:table-cell>
          <table:table-cell table:formula="of:= 10 - ([.$E118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14. Largest Triple Products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29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</table:table-cell>
          <table:table-cell table:formula="of:= 10 - ([.$E119] - 20)/4" office:value-type="float" office:value="4.5" calcext:value-type="float">
            <text:p>4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5. Find Median from Data Stream:</text:p>
            <text:p/>
            <text:p>- To slow!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FC-2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12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26. Above-Average Subarrays:</text:p>
            <text:p/>
            <text:p>- My first thought was a naive approach but I wasted all my time trying</text:p>
            <text:p>To find a better approach</text:p>
            <text:p/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34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2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43. Number of Sub-arrays of Size K and Average &gt;= Threshold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FC-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10" calcext:value-type="date">
            <text:p>10/10/20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22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2. Passing Yearbooks:</text:p>
            <text:p/>
            <text:p>- Too slow</text:p>
            <text:p>- confused with indexes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9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7" calcext:value-type="date">
            <text:p>10/07/202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</table:table-cell>
          <table:table-cell table:formula="of:= 10 - ([.$E123] - 20)/4" office:value-type="float" office:value="5.25" calcext:value-type="float">
            <text:p>5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4. Shortest Bridge:</text:p>
            <text:p/>
            <text:p>- It wasn’t the efficient solution but close</text:p>
            <text:p>- I was too slow!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93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7" calcext:value-type="date">
            <text:p>10/07/20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ree</text:p>
            <text:p>BST</text:p>
          </table:table-cell>
          <table:table-cell table:style-name="ce1" office:value-type="string" calcext:value-type="string">
            <text:p>DFS</text:p>
          </table:table-cell>
          <table:table-cell table:formula="of:= 10 - ([.$E124] - 20)/4" office:value-type="float" office:value="12.25" calcext:value-type="float">
            <text:p>1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8. Range Sum of BST:</text:p>
            <text:p/>
            <text:p>- Slow</text:p>
            <text:p/>
          </table:table-cell>
          <table:table-cell table:style-name="ce49" office:value-type="string" calcext:value-type="string">
            <text:p/>
            <text:p>- More problem on BSTs</text:p>
          </table:table-cell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694 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7" calcext:value-type="date">
            <text:p>10/07/202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125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94. Number of Distinct Islands:  </text:p>
            <text:p/>
            <text:p>- Too slow!  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52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andom</text:p>
          </table:table-cell>
          <table:table-cell table:formula="of:= 10 - ([.$E12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8. Random Pick with Weight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3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andom</text:p>
          </table:table-cell>
          <table:table-cell table:formula="of:= 10 - ([.$E127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8. Random Pick Index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40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twise</text:p>
          </table:table-cell>
          <table:table-cell table:formula="of:= 10 - ([.$E128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05. Convert a Number to Hexadecimal:</text:p>
            <text:p/>
            <text:p>- I struggled with 2’s complement of a negative number</text:p>
            <text:p/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5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29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8. Read N Characters Given Read4 II - Call multiple times:</text:p>
            <text:p/>
            <text:p>- To slow!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38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30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81. Insert Delete GetRandom O(1) - Duplicates allowed:</text:p>
            <text:p/>
            <text:p>- Too slow!</text:p>
            <text:p>- I missed a key  case!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38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31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80. Insert Delete GetRandom O(1):</text:p>
            <text:p/>
            <text:p>- Slow!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5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2] - 20)/4" office:value-type="float" office:value="3" calcext:value-type="float">
            <text:p>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4. Find Minimum in Rotated Sorted Array II:</text:p>
            <text:p/>
            <text:p>- Too slow!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5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3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3. Find Minimum in Rotated Sorted Array:</text:p>
            <text:p/>
            <text:p>- Too slow!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3" table:visibility="filter">
          <table:table-cell table:style-name="ce1" office:value-type="string" calcext:value-type="string">
            <text:p>LC-37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4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74. Guess Number Higher or Lower:</text:p>
            <text:p/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5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. Find First and Last Position of Element in Sorted Array:</text:p>
            <text:p/>
            <text:p>- Jumped into the implementatin too early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3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6" calcext:value-type="date">
            <text:p>10/06/20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6] - 20)/4" office:value-type="float" office:value="14" calcext:value-type="float">
            <text:p>14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. Search Insert Position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7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5" calcext:value-type="date">
            <text:p>10/05/20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7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2. Search in a Sorted Array of Unknown Size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8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5" calcext:value-type="date">
            <text:p>10/05/20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8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1. Search in Rotated Sorted Array II:</text:p>
            <text:p/>
            <text:p>- I am still too slow!</text:p>
            <text:p/>
          </table:table-cell>
          <table:table-cell table:style-name="ce49" office:value-type="string" calcext:value-type="string">
            <text:p/>
            <text:p>- More Binary Search</text:p>
          </table:table-cell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5" calcext:value-type="date">
            <text:p>10/05/20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9] - 20)/4" office:value-type="float" office:value="2.25" calcext:value-type="float">
            <text:p>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3. Search in Rotated Sorted Array:</text:p>
            <text:p/>
            <text:p>- Too slow!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6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5" calcext:value-type="date">
            <text:p>10/05/202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40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6. Fraction to Recurring Decimal</text:p>
            <text:p/>
            <text:p>- Too Slow!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6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4" calcext:value-type="date">
            <text:p>10/04/202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41] - 20)/4" office:value-type="float" office:value="-2.75" calcext:value-type="float">
            <text:p>-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6. Fraction to Recurring Decimal</text:p>
            <text:p/>
            <text:p>- Too Slow!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28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4" calcext:value-type="date">
            <text:p>10/04/20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42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88. Remove Covered Intervals:</text:p>
            <text:p/>
            <text:p>- Too Slow!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63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4" calcext:value-type="date">
            <text:p>10/04/202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143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39. Decode Ways II:</text:p>
            <text:p/>
            <text:p>- Too slow!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036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4" calcext:value-type="date">
            <text:p>10/04/202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</text:p>
          </table:table-cell>
          <table:table-cell table:formula="of:= 10 - ([.$E144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36. Escape a Large Maze:</text:p>
            <text:p/>
            <text:p>- Too slow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15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3" calcext:value-type="date">
            <text:p>10/03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4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41. Minimum Insertions to Balance a Parentheses String:</text:p>
            <text:p/>
            <text:p>- Slow!</text:p>
            <text:p/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9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3" calcext:value-type="date">
            <text:p>10/03/202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  <text:p>Backtracking</text:p>
          </table:table-cell>
          <table:table-cell table:formula="of:= 10 - ([.$E146] - 20)/4" office:value-type="float" office:value="1.5" calcext:value-type="float">
            <text:p>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1. Decode Ways:</text:p>
            <text:p/>
            <text:p>- My first idea was a backtracking solution: not efficient</text:p>
            <text:p>- I didn’t see memoization with the recursion</text:p>
            <text:p>- I didn’t see the DP solution</text:p>
            <text:p/>
          </table:table-cell>
          <table:table-cell table:style-name="ce49" office:value-type="string" calcext:value-type="string">
            <text:p/>
            <text:p/>
            <text:p>- More DP (distinct ways) problems</text:p>
            <text:p>- More recursion + Memoization</text:p>
            <text:p/>
          </table:table-cell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8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3" calcext:value-type="date">
            <text:p>10/03/20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147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48. Shifting Letters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85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3" calcext:value-type="date">
            <text:p>10/03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4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56. Score of Parentheses:</text:p>
            <text:p/>
            <text:p>- Slow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53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3" calcext:value-type="date">
            <text:p>10/03/20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49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32. K-diff Pairs in an Array:</text:p>
            <text:p/>
            <text:p>- Slow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9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2" calcext:value-type="date">
            <text:p>10/02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5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. Restore IP Addresses:</text:p>
            <text:p/>
            <text:p>- Slow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7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2" calcext:value-type="date">
            <text:p>10/02/20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51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. Simplify Path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6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2" calcext:value-type="date">
            <text:p>10/02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152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5. Valid Number:</text:p>
            <text:p/>
            <text:p>- Too slow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3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2" calcext:value-type="date">
            <text:p>10/02/20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53] - 20)/4" office:value-type="float" office:value="9.75" calcext:value-type="float">
            <text:p>9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0. Surrounded Regions:</text:p>
            <text:p/>
            <text:p>- Slow!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273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154] - 20)/4" office:value-type="float" office:value="1.5" calcext:value-type="float">
            <text:p>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3. Integer to English Words:</text:p>
            <text:p/>
            <text:p>- Too Slow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27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55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8. First Bad Version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30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56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01. Remove Invalid Parentheses:</text:p>
            <text:p/>
            <text:p>- I wasn’t able to pass all test cases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24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57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49. Minimum Remove to Make Valid Parentheses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3" table:visibility="filter">
          <table:table-cell table:style-name="ce1" office:value-type="string" calcext:value-type="string">
            <text:p>LC-6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58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95. Max Area of Island:</text:p>
            <text:p/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21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ivide-Conquer</text:p>
          </table:table-cell>
          <table:table-cell table:formula="of:= 10 - ([.$E159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8. The Skyline Problem:</text:p>
            <text:p/>
            <text:p>- I started with an iterative solution (it has too edge cases)</text:p>
            <text:p>- I wasn’t able to come up with a solution after 60 mn</text:p>
            <text:p/>
          </table:table-cell>
          <table:table-cell table:style-name="ce49" office:value-type="string" calcext:value-type="string">
            <text:p/>
            <text:p>- More Divide-and-Conquer problems</text:p>
          </table:table-cell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6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60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24. Maximum Distance in Arrays:  </text:p>
            <text:p/>
            <text:p>- I jumped too early to the implementation</text:p>
            <text:p>- I missed an important information in the problem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93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10-01" calcext:value-type="date">
            <text:p>10/01/20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161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3. Number of Recent Calls:</text:p>
            <text:p/>
            <text:p>- I jumped too early to the implementation</text:p>
            <text:p>- I didn’t take the time to test my idea</text:p>
            <text:p>- While the implementation, I tried 2 other ideas before I find the solut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42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30" calcext:value-type="date">
            <text:p>09/30/202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Trie</text:p>
          </table:table-cell>
          <table:table-cell table:formula="of:= 10 - ([.$E162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5. Word Squares:</text:p>
            <text:p/>
            <text:p>- Too slow to implement the trie</text:p>
            <text:p>- Too slow to implement the backtracking function</text:p>
            <text:p>- I struggled with the time/space complexity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42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30" calcext:value-type="date">
            <text:p>09/30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63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2. Valid Word Square:</text:p>
            <text:p/>
            <text:p>- I jumped to soon to the implementation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20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8" calcext:value-type="date">
            <text:p>09/28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164] - 20)/4" office:value-type="float" office:value="11.25" calcext:value-type="float">
            <text:p>11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00. Number of Islands:</text:p>
            <text:p/>
            <text:p>- I didn’t think about Union-Find solution</text:p>
            <text:p/>
          </table:table-cell>
          <table:table-cell table:style-name="ce49"/>
          <table:table-cell table:style-name="ce22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42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8" calcext:value-type="date">
            <text:p>09/28/202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ree</text:p>
            <text:p>BST</text:p>
            <text:p>Linked-List</text:p>
          </table:table-cell>
          <table:table-cell table:style-name="ce1" office:value-type="string" calcext:value-type="string">
            <text:p>DFS</text:p>
          </table:table-cell>
          <table:table-cell table:formula="of:= 10 - ([.$E165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6. Convert Binary Search Tree to Sorted Doubly Linked List:</text:p>
            <text:p/>
            <text:p>- Too slow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35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7" calcext:value-type="date">
            <text:p>09/27/20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DP</text:p>
            <text:p>Math</text:p>
          </table:table-cell>
          <table:table-cell table:formula="of:= 10 - ([.$E166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7. Count Numbers with Unique Digits:</text:p>
            <text:p/>
            <text:p>- I came up with a math solution</text:p>
            <text:p>- Too slow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39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7" calcext:value-type="date">
            <text:p>09/27/20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67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9. Evaluate Division:</text:p>
            <text:p/>
            <text:p>- 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3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6" calcext:value-type="date">
            <text:p>09/26/202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68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7. Sudoku Solver:</text:p>
            <text:p/>
            <text:p>- I struggled to find the box_no from row no and col no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5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6" calcext:value-type="date">
            <text:p>09/26/20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69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. N-Queens II:</text:p>
            <text:p/>
            <text:p>- This time doesn’t reflect the truth since I just did LC-51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5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6" calcext:value-type="date">
            <text:p>09/26/20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0] - 20)/4" office:value-type="float" office:value="3" calcext:value-type="float">
            <text:p>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1. N-Queens:</text:p>
            <text:p/>
            <text:p>- I struggled with the time complexity</text:p>
            <text:p>- Too slow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2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6" calcext:value-type="date">
            <text:p>09/26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ivide-Conquer</text:p>
          </table:table-cell>
          <table:table-cell table:formula="of:= 10 - ([.$E171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41. Different Ways to Add Parentheses:</text:p>
            <text:p/>
            <text:p>- I didn’t see the divide-and-conquer pattern</text:p>
            <text:p>- I tried to solve it with a backtracking approach</text:p>
            <text:p/>
          </table:table-cell>
          <table:table-cell table:style-name="ce49" office:value-type="string" calcext:value-type="string">
            <text:p/>
            <text:p>- More divide-and-conquer problems</text:p>
          </table:table-cell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4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6" calcext:value-type="date">
            <text:p>09/26/202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72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5. Teemo Attacking:</text:p>
            <text:p/>
            <text:p>- Too slow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5" calcext:value-type="date">
            <text:p>09/25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orting</text:p>
          </table:table-cell>
          <table:table-cell table:formula="of:= 10 - ([.$E173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79. Largest Number:</text:p>
            <text:p/>
            <text:p>- Even though I was close, I was not able to come up with a solution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2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4" calcext:value-type="date">
            <text:p>09/24/20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4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67. Palindrome Permutation II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32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4" calcext:value-type="date">
            <text:p>09/24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20. Generalized Abbreviation:</text:p>
            <text:p/>
            <text:p>- I struggled with a specific case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24" calcext:value-type="date">
            <text:p>09/24/20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6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. Generate Parentheses:</text:p>
            <text:p/>
            <text:p>- I wasn’t confortable with the complexity analysis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38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4" calcext:value-type="date">
            <text:p>09/24/2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twise</text:p>
          </table:table-cell>
          <table:table-cell table:formula="of:= 10 - ([.$E177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89. Find the Difference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3" calcext:value-type="date">
            <text:p>09/23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178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4. Gas Station:</text:p>
            <text:p/>
            <text:p>- I was close to the solution but wasn’t able to complete it</text:p>
            <text:p/>
          </table:table-cell>
          <table:table-cell table:style-name="ce49" office:value-type="string" calcext:value-type="string">
            <text:p/>
            <text:p>- More Greedy problems</text:p>
          </table:table-cell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78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9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84. Letter Case Permutation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15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80] - 20)/4" office:value-type="float" office:value="12.75" calcext:value-type="float">
            <text:p>12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50. Check If a Number Is Majority Element in a Sorted Array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6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jority-Vote</text:p>
          </table:table-cell>
          <table:table-cell table:formula="of:= 10 - ([.$E18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9. Majority Element:</text:p>
            <text:p/>
          </table:table-cell>
          <table:table-cell table:style-name="ce49"/>
          <table:table-cell table:style-name="ce12" office:value-type="string" calcext:value-type="string">
            <text:p/>
            <text:p>- Much more better</text:p>
            <text:p/>
            <text:p/>
          </table:table-cell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2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jority-Vote</text:p>
          </table:table-cell>
          <table:table-cell table:formula="of:= 10 - ([.$E182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9. Majority Element II:</text:p>
            <text:p/>
            <text:p>- I didn’t know Boyer-Moore Voting Algorithm</text:p>
            <text:p>- I needed to see the idea to implement the solution</text:p>
            <text:p/>
          </table:table-cell>
          <table:table-cell table:style-name="ce49"/>
          <table:table-cell table:style-name="ce1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7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83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7. Combinations:</text:p>
            <text:p/>
            <text:p>- I struggled a little with time complexity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4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84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6. Permutations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9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2" calcext:value-type="date">
            <text:p>09/22/20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BFS</text:p>
          </table:table-cell>
          <table:table-cell table:formula="of:= 10 - ([.$E185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0. Subsets II:</text:p>
            <text:p/>
            <text:p>- Slow!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52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1" calcext:value-type="date">
            <text:p>09/21/202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86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23. Count Odd Numbers in an Interval Range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26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1" calcext:value-type="date">
            <text:p>09/21/20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87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66. Palindrome Permutation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7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21" calcext:value-type="date">
            <text:p>09/21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BFS</text:p>
          </table:table-cell>
          <table:table-cell table:formula="of:= 10 - ([.$E18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8. Subsets:</text:p>
            <text:p/>
            <text:p>- I stuggled to analyze the time and space complexities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10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0" calcext:value-type="date">
            <text:p>09/20/20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Bucket Sort</text:p>
          </table:table-cell>
          <table:table-cell table:formula="of:= 10 - ([.$E189] - 20)/4" office:value-type="float" office:value="9.25" calcext:value-type="float">
            <text:p>9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94. Car Pooling:</text:p>
            <text:p/>
            <text:p>- I came up with O(nlogn) solution with a heap</text:p>
            <text:p>- I didn’t notice the solution with bucket sort O(n)</text:p>
            <text:p/>
          </table:table-cell>
          <table:table-cell table:style-name="ce49" office:value-type="string" calcext:value-type="string">
            <text:p/>
            <text:p>- More problems with bucket sort</text:p>
          </table:table-cell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3" table:visibility="filter">
          <table:table-cell table:style-name="ce1" office:value-type="string" calcext:value-type="string">
            <text:p>LC-11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0" calcext:value-type="date">
            <text:p>09/20/2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190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0. Balanced Binary Tree:</text:p>
            <text:p/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3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0" calcext:value-type="date">
            <text:p>09/20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191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23. Number of Connected Components in an Undirected Graph:</text:p>
            <text:p/>
            <text:p>- I spend 14mn for DFS and 22mn for Union-Find</text:p>
            <text:p>- too Slow with Union-Find</text:p>
            <text:p/>
            <text:p/>
          </table:table-cell>
          <table:table-cell table:style-name="ce49" office:value-type="string" calcext:value-type="string">
            <text:p/>
            <text:p>- More problem with Union-Find</text:p>
          </table:table-cell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6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0" calcext:value-type="date">
            <text:p>09/20/20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92] - 20)/4" office:value-type="float" office:value="6.75" calcext:value-type="float">
            <text:p>6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41. Design Circular Deque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50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0" calcext:value-type="date">
            <text:p>09/20/202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93] - 20)/4" office:value-type="float" office:value="4" calcext:value-type="float">
            <text:p>4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3. Next Greater Element II:</text:p>
            <text:p/>
            <text:p>- I didn’t see the stack pattern right away</text:p>
            <text:p>- I spent 24 mn on a naive solution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98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20" calcext:value-type="date">
            <text:p>09/20/20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194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0. Unique Paths III:</text:p>
            <text:p/>
            <text:p>- I struggled with the time complexity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7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9" calcext:value-type="date">
            <text:p>09/19/20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95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4. Search a 2D Matrix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9" calcext:value-type="date">
            <text:p>09/19/20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196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. Validate Binary Search Tree:</text:p>
            <text:p/>
            <text:p>- Too slow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129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9" calcext:value-type="date">
            <text:p>09/19/202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97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91. Sequential Digits:</text:p>
            <text:p/>
            <text:p>- I didn’t see the sliding window pattern</text:p>
            <text:p>- Too slow</text:p>
            <text:p/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3" table:visibility="filter">
          <table:table-cell table:style-name="ce1" office:value-type="string" calcext:value-type="string">
            <text:p>LC-9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8" calcext:value-type="date">
            <text:p>09/18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19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6. Unique Binary Search Trees:</text:p>
            <text:p/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7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8" calcext:value-type="date">
            <text:p>09/18/20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199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1. Insert into a Binary Search Tree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51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8" calcext:value-type="date">
            <text:p>09/18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200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10. Inorder Successor in BST II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8" calcext:value-type="date">
            <text:p>09/18/20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01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1. Best Time to Buy and Sell Stock:</text:p>
            <text:p/>
            <text:p>- Too slow!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8" calcext:value-type="date">
            <text:p>09/18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202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5. Unique Binary Search Trees II:</text:p>
            <text:p/>
            <text:p>- I was not able to come up with a recursive solution!</text:p>
            <text:p/>
          </table:table-cell>
          <table:table-cell table:style-name="ce49" office:value-type="string" calcext:value-type="string">
            <text:p/>
            <text:p>- More problems about recursion</text:p>
          </table:table-cell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7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3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79. K-th Symbol in Grammar:</text:p>
            <text:p/>
            <text:p>- To slow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orting</text:p>
          </table:table-cell>
          <table:table-cell table:formula="of:= 10 - ([.$E204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. Merge Two Sorted Lists:</text:p>
            <text:p/>
            <text:p>- I choose a recursive solution this time</text:p>
            <text:p>- It was very fast</text:p>
            <text:p/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23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twise</text:p>
          </table:table-cell>
          <table:table-cell table:formula="of:= 10 - ([.$E205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31. Power of Two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Recursion</text:p>
          </table:table-cell>
          <table:table-cell table:formula="of:= 10 - ([.$E206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. Pow(x, n)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07] - 20)/4" office:value-type="float" office:value="14.25" calcext:value-type="float">
            <text:p>14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4. Maximum Depth of Binary Tree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7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8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. Climbing Stairs: 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50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9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09. Fibonacci Number:</text:p>
            <text:p/>
            <text:p>- I didn’t think about overflow issue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1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10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9. Pascal's Triangle II: </text:p>
            <text:p/>
            <text:p>- I did it recursively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70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211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0. Search in a Binary Search Tree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20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12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6. Reverse Linked List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10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7" calcext:value-type="date">
            <text:p>09/17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1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41. Robot Bounded In Circle:</text:p>
            <text:p/>
            <text:p>- I needed to read the hint to solve this problem</text:p>
            <text:p>- Too slow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42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6" calcext:value-type="date">
            <text:p>09/16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twise</text:p>
          </table:table-cell>
          <table:table-cell table:formula="of:= 10 - ([.$E21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1. Maximum XOR of Two Numbers in an Array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12" calcext:value-type="date">
            <text:p>09/12/202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15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4. Swap Nodes in Pairs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3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12" calcext:value-type="date">
            <text:p>09/12/2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216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4. Reverse String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2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2" calcext:value-type="date">
            <text:p>09/12/20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217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6. Combination Sum III:</text:p>
            <text:p/>
            <text:p>- I struggled with the time complexity</text:p>
            <text:p>- I struggled between permutation and combination</text:p>
            <text:p/>
            <text:p/>
          </table:table-cell>
          <table:table-cell table:style-name="ce49" office:value-type="string" calcext:value-type="string">
            <text:p/>
            <text:p>- Read more about combination and permutation</text:p>
          </table:table-cell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8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1" calcext:value-type="date">
            <text:p>09/11/20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</table:table-cell>
          <table:table-cell table:formula="of:= 10 - ([.$E218] - 20)/4" office:value-type="float" office:value="12.75" calcext:value-type="float">
            <text:p>12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41. Keys and Rooms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5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1" calcext:value-type="date">
            <text:p>09/11/20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</text:p>
          </table:table-cell>
          <table:table-cell table:formula="of:= 10 - ([.$E219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42. 01 Matrix:</text:p>
            <text:p/>
            <text:p>- To slow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7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1" calcext:value-type="date">
            <text:p>09/11/202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/DFS</text:p>
          </table:table-cell>
          <table:table-cell table:formula="of:= 10 - ([.$E220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33. Flood Fill:</text:p>
            <text:p/>
            <text:p>- I forgot an edge case</text:p>
            <text:p>- Too slow for an easy problem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8" table:visibility="filter">
          <table:table-cell table:style-name="ce1" office:value-type="string" calcext:value-type="string">
            <text:p>LC-3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1" calcext:value-type="date">
            <text:p>09/11/20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1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4. Decode String:</text:p>
            <text:p/>
            <text:p>- I didn’t see 1 specific case that took me additional 17mn</text:p>
            <text:p>- My 1<text:span text:style-name="T2">st</text:span>. Submission took me 15mn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23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1" calcext:value-type="date">
            <text:p>09/11/20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2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2. Implement Queue using Stacks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22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1" calcext:value-type="date">
            <text:p>09/11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23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5. Implement Stack using Queues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4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0" calcext:value-type="date">
            <text:p>09/10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2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4. Target Sum:</text:p>
            <text:p/>
            <text:p>- I implemented to naive approach in 14 minutes</text:p>
            <text:p>- I was not able to implement the efficient solution after 44mn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0" calcext:value-type="date">
            <text:p>09/10/20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225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3. Clone Graph:</text:p>
            <text:p/>
            <text:p/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29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10" calcext:value-type="date">
            <text:p>09/10/20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-Intersection</text:p>
          </table:table-cell>
          <table:table-cell table:formula="of:= 10 - ([.$E226] - 20)/4" office:value-type="float" office:value="9.25" calcext:value-type="float">
            <text:p>9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9. Bulls and Cows:</text:p>
            <text:p/>
            <text:p>- My solution is good in term asymptotique notation</text:p>
            <text:p>- However, it’s has 3 passes instead of 1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7] - 20)/4" office:value-type="float" office:value="10" calcext:value-type="float">
            <text:p>1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0. Evaluate Reverse Polish Notation:</text:p>
            <text:p/>
            <text:p>- I wasted time in debugging: 6 // (-132) = -1</text:p>
            <text:p/>
          </table:table-cell>
          <table:table-cell table:style-name="ce49" office:value-type="string" calcext:value-type="string">
            <text:p/>
            <text:p>- Python floor division returns the smallest integer closest to result</text:p>
            <text:p><text:span text:style-name="T6">6 // (-132) = -1</text:span></text:p>
            <text:p/>
          </table:table-cell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73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28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39. Daily Temperatures:</text:p>
            <text:p/>
            <text:p>- Too slow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2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29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. Valid Parentheses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71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30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6. Max Stack:</text:p>
            <text:p/>
            <text:p>- Too slow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5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31] - 20)/4" office:value-type="float" office:value="11.75" calcext:value-type="float">
            <text:p>11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5. Min Stack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9" table:visibility="filter">
          <table:table-cell table:style-name="ce1" office:value-type="string" calcext:value-type="string">
            <text:p>LC-6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nary-Search</text:p>
          </table:table-cell>
          <table:table-cell table:formula="of:= 10 - ([.$E232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9. Sqrt(x):</text:p>
            <text:p/>
            <text:p>- I implemented 1<text:span text:style-name="T2">st</text:span>. the naive solution</text:p>
            <text:p>- I didn’t see the pattern early</text:p>
            <text:p>- I struggled a little bit with the binary search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2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33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9. Perfect Squares:</text:p>
            <text:p/>
            <text:p>- I struggled in the time and space complexities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16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9" calcext:value-type="date">
            <text:p>09/09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34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65. Compare Version Numbers:</text:p>
            <text:p/>
            <text:p>- I didn’t see the case where version # is too large (isn’t a int)</text:p>
            <text:p>- I didn’t mention risk of an overflow issue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7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8" calcext:value-type="date">
            <text:p>09/08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BFS</text:p>
          </table:table-cell>
          <table:table-cell table:formula="of:= 10 - ([.$E23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52. Open the Lock:</text:p>
            <text:p/>
            <text:p>- To Slow</text:p>
            <text:p>- I struggled to compute the time complexity</text:p>
            <text:p/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20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8" calcext:value-type="date">
            <text:p>09/08/20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236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0. Number of Islands:</text:p>
            <text:p/>
            <text:p>- I didn’t see the union-find approach</text:p>
            <text:p>- I was too slow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6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8" calcext:value-type="date">
            <text:p>09/08/202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37] - 20)/4" office:value-type="float" office:value="5.5" calcext:value-type="float">
            <text:p>5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22. Design Circular Queue:</text:p>
            <text:p/>
            <text:p>- I tried to implement it with just head and tail indexes</text:p>
            <text:p>- I was confused and wasted lot of time</text:p>
            <text:p>- I could have implemented it with just capacity and size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34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8" calcext:value-type="date">
            <text:p>09/08/20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38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6. Moving Average from Data Stream:</text:p>
            <text:p/>
            <text:p>- I was slow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02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8" calcext:value-type="date">
            <text:p>09/08/2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39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22. Sum of Root To Leaf Binary Numbers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97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7" calcext:value-type="date">
            <text:p>09/07/20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0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67" office:value-type="string" calcext:value-type="string">
            <text:p>LC-<text:span text:style-name="T3">974. Subarray Sums Divisible by K:</text:span></text:p>
            <text:p/>
            <text:p><text:span text:style-name="T3">- I struggled to implement the prefix sum and reminder</text:span>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7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7" calcext:value-type="date">
            <text:p>09/07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1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24. Find Pivot Index:</text:p>
            <text:p/>
            <text:p>- Struggled with the edges cases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56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7" calcext:value-type="date">
            <text:p>09/07/20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2] - 20)/4" office:value-type="float" office:value="12.25" calcext:value-type="float">
            <text:p>1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60. Subarray Sum Equals K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5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7" calcext:value-type="date">
            <text:p>09/07/20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3] - 20)/4" office:value-type="float" office:value="9.75" calcext:value-type="float">
            <text:p>9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3. Continuous Subarray Sum:</text:p>
            <text:p/>
            <text:p>- I didn’t know the prefix-sum pattern</text:p>
            <text:p>- My solution is not efficient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0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07" calcext:value-type="date">
            <text:p>09/07/20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44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3. Binary Tree Zigzag Level Order Traversal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29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7" calcext:value-type="date">
            <text:p>09/07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245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0. Word Pattern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3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5" calcext:value-type="date">
            <text:p>09/05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4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05. All Elements in Two Binary Search Trees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31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4" calcext:value-type="date">
            <text:p>09/04/202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  <text:p>Shortest-Path</text:p>
          </table:table-cell>
          <table:table-cell table:formula="of:= 10 - ([.$E247] - 20)/4" office:value-type="float" office:value="-12.5" calcext:value-type="float">
            <text:p>-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17. Shortest Distance from All Buildings:</text:p>
            <text:p/>
            <text:p>- I didn’t spend enough time on building my intuition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2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4" calcext:value-type="date">
            <text:p>09/04/20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  <text:p>Shortest-Path</text:p>
          </table:table-cell>
          <table:table-cell table:formula="of:= 10 - ([.$E248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BFS Shortest-Path:</text:p>
            <text:p/>
            <text:p>- My first solution was the Dijkstra’s algorithm: it’s not efficient</text:p>
            <text:p>- I didn’t notice that the BFS traversal could be also a solution</text:p>
            <text:p>- I struggled to analyze the time complexity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12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4" calcext:value-type="date">
            <text:p>09/04/20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49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4. Binary Tree Maximum Path Sum:</text:p>
            <text:p/>
            <text:p>- I didn’t spend enough time to build my intuition</text:p>
            <text:p>- I thought that the path must include the leaves</text:p>
            <text:p/>
          </table:table-cell>
          <table:table-cell table:style-name="ce49"/>
          <table:table-cell table:style-name="ce22" office:value-type="string" calcext:value-type="string">
            <text:p/>
            <text:p>- I didn’t struggled on the recursive function</text:p>
            <text:p>- I thought about overflow issues</text:p>
            <text:p/>
          </table:table-cell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3" calcext:value-type="date">
            <text:p>09/03/20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250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. Two Sum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35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3" calcext:value-type="date">
            <text:p>09/03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-Intersection</text:p>
          </table:table-cell>
          <table:table-cell table:formula="of:= 10 - ([.$E25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0. Intersection of Two Arrays II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42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3" calcext:value-type="date">
            <text:p>09/03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2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8. Serialize and Deserialize N-ary Tree: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29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3" calcext:value-type="date">
            <text:p>09/03/20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3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7. Serialize and Deserialize Binary Tree:</text:p>
            <text:p/>
            <text:p>- I stuggled to find the best approach (I started with DFS)</text:p>
            <text:p>- I eventually find it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23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3" calcext:value-type="date">
            <text:p>09/03/202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4] - 20)/4" office:value-type="float" office:value="5.25" calcext:value-type="float">
            <text:p>5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6. Lowest Common Ancestor of a Binary Tree:</text:p>
            <text:p/>
            <text:p>- I struggled with recursion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1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3" calcext:value-type="date">
            <text:p>09/03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25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7. Populating Next Right Pointers in Each Node II:</text:p>
            <text:p/>
            <text:p>- I didn’t notice a special case even if I spent time to build my intuition</text:p>
            <text:p/>
          </table:table-cell>
          <table:table-cell table:style-name="ce49" office:value-type="string" calcext:value-type="string">
            <text:p/>
            <text:p>- More tree problem</text:p>
          </table:table-cell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10" table:visibility="filter">
          <table:table-cell table:style-name="ce1" office:value-type="string" calcext:value-type="string">
            <text:p>LC-10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2" calcext:value-type="date">
            <text:p>09/02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6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6. Populating Next Right Pointers in Each Node:</text:p>
            <text:p/>
            <text:p>- I didn’t use the key information of the problem</text:p>
            <text:p>- 14mn with the BFS approach but it’s not space efficient</text:p>
            <text:p>- 49mn with a non efficient DFS approach</text:p>
            <text:p>- 60mn for the efficient DFS approach</text:p>
            <text:p/>
          </table:table-cell>
          <table:table-cell table:style-name="ce49"/>
          <table:table-cell table:style-name="ce22"/>
          <table:table-cell table:style-name="ce31" table:number-columns-repeated="1006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88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2" calcext:value-type="date">
            <text:p>09/02/202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7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89. Construct Binary Tree from Preorder and Postorder Traversal:</text:p>
            <text:p/>
            <text:p>- I stuggled with the different cases</text:p>
            <text:p/>
          </table:table-cell>
          <table:table-cell table:style-name="ce49"/>
          <table:table-cell table:style-name="ce22"/>
          <table:table-cell table:style-name="ce31" table:formula="of:=IF([.$D25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1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2" calcext:value-type="date">
            <text:p>09/02/20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8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5. Construct Binary Tree from Preorder and Inorder Traversal:</text:p>
            <text:p/>
            <text:p>- I spent more than 1h to implement the efficient recursive function</text:p>
            <text:p>- I struggled with arrays indexes</text:p>
            <text:p/>
          </table:table-cell>
          <table:table-cell table:style-name="ce49"/>
          <table:table-cell table:style-name="ce22"/>
          <table:table-cell table:style-name="ce31" table:formula="of:=IF([.$D25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0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9-01" calcext:value-type="date">
            <text:p>09/01/20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9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6. Construct Binary Tree from Inorder and Postorder Traversal:</text:p>
            <text:p/>
            <text:p>- I stuggled to see the pattern</text:p>
            <text:p/>
          </table:table-cell>
          <table:table-cell table:style-name="ce49"/>
          <table:table-cell table:style-name="ce22" office:value-type="string" calcext:value-type="string">
            <text:p/>
            <text:p>An improvement compared to the previous try:</text:p>
            <text:p>-  I didn’t struggled to write the recursive function</text:p>
            <text:p/>
          </table:table-cell>
          <table:table-cell table:style-name="ce31" table:formula="of:=IF([.$D25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2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1" calcext:value-type="date">
            <text:p>09/01/20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0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0. Count Univalue Subtrees:</text:p>
            <text:p/>
            <text:p>- To slow</text:p>
            <text:p/>
            <text:p/>
          </table:table-cell>
          <table:table-cell table:style-name="ce49"/>
          <table:table-cell table:style-name="ce22"/>
          <table:table-cell table:style-name="ce31" table:formula="of:=IF([.$D26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15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1" calcext:value-type="date">
            <text:p>09/01/20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61] - 20)/4" office:value-type="float" office:value="9.5" calcext:value-type="float">
            <text:p>9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7. Read N Characters Given Read4:</text:p>
            <text:p/>
            <text:p>- I didn’t spend enough time on building my inuition</text:p>
            <text:p>- I understood a key requirement in the middle of the problem</text:p>
            <text:p/>
            <text:p/>
          </table:table-cell>
          <table:table-cell table:style-name="ce49"/>
          <table:table-cell table:style-name="ce22"/>
          <table:table-cell table:style-name="ce31" table:formula="of:=IF([.$D26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10" table:visibility="filter">
          <table:table-cell table:style-name="ce1" office:value-type="string" calcext:value-type="string">
            <text:p>LC-94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9-01" calcext:value-type="date">
            <text:p>09/01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262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49. Largest Time for Given Digits:</text:p>
            <text:p/>
            <text:p>- I was not able to solve the problem after 45 minutes</text:p>
            <text:p>- I saw the pattern only after 30 minutes</text:p>
            <text:p>- I was too slow</text:p>
            <text:p/>
            <text:p/>
          </table:table-cell>
          <table:table-cell table:style-name="ce49"/>
          <table:table-cell table:style-name="ce22"/>
          <table:table-cell table:style-name="ce31" table:formula="of:=IF([.$D26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14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31" calcext:value-type="date">
            <text:p>08/31/20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3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5. Binary Tree Postorder Traversal:</text:p>
            <text:p/>
            <text:p>- I implemented the iterative version </text:p>
            <text:p>- I am still too slow </text:p>
            <text:p/>
          </table:table-cell>
          <table:table-cell table:style-name="ce49"/>
          <table:table-cell table:style-name="ce22"/>
          <table:table-cell table:style-name="ce31" table:formula="of:=IF([.$D26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31" calcext:value-type="date">
            <text:p>08/31/20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4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4. Binary Tree Inorder Traversal:</text:p>
            <text:p/>
            <text:p>- I implemented the iterative version</text:p>
            <text:p>- I am still too slow</text:p>
            <text:p/>
          </table:table-cell>
          <table:table-cell table:style-name="ce49"/>
          <table:table-cell table:style-name="ce22"/>
          <table:table-cell table:style-name="ce31" table:formula="of:=IF([.$D26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4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31" calcext:value-type="date">
            <text:p>08/31/2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5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4. Binary Tree Preorder Traversal:</text:p>
            <text:p/>
            <text:p>- I implemented the iterative version</text:p>
            <text:p/>
          </table:table-cell>
          <table:table-cell table:style-name="ce49"/>
          <table:table-cell table:style-name="ce22"/>
          <table:table-cell table:style-name="ce31" table:formula="of:=IF([.$D26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31" calcext:value-type="date">
            <text:p>08/31/2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/DFS</text:p>
          </table:table-cell>
          <table:table-cell table:formula="of:= 10 - ([.$E266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1. Symmetric Tree:</text:p>
            <text:p/>
          </table:table-cell>
          <table:table-cell table:style-name="ce49"/>
          <table:table-cell table:style-name="ce22"/>
          <table:table-cell table:style-name="ce31" table:formula="of:=IF([.$D26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68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31" calcext:value-type="date">
            <text:p>08/31/20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7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87. Longest Univalue Path: </text:p>
            <text:p/>
            <text:p>- I am still stuggling with this kind of special recursion</text:p>
            <text:p>- The recursion function isn’t the result we’re looking for</text:p>
            <text:p>- The result we’re looking for = recursion(left) + recursion(right)</text:p>
            <text:p/>
          </table:table-cell>
          <table:table-cell table:style-name="ce49" office:value-type="string" calcext:value-type="string">
            <text:p/>
            <text:p>- More recursion where the result we’re looking for is a mix a multiple sub recursive results</text:p>
            <text:p>- Here: Result = recursion(left subtree) + recursion(right subtree)</text:p>
          </table:table-cell>
          <table:table-cell table:style-name="ce22"/>
          <table:table-cell table:style-name="ce31" table:formula="of:=IF([.$D26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11" table:visibility="filter">
          <table:table-cell table:style-name="ce1" office:value-type="string" calcext:value-type="string">
            <text:p>LC-95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30" calcext:value-type="date">
            <text:p>08/30/202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Union-Find</text:p>
          </table:table-cell>
          <table:table-cell table:formula="of:= 10 - ([.$E268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52. Largest Component Size by Common Factor: </text:p>
            <text:p/>
            <text:p>- It’s not efficient:</text:p>
            <text:p>- I implemented it with a DFS approach</text:p>
            <text:p>- I didn’t see the Union-Find approach</text:p>
            <text:p>- I was too slow</text:p>
            <text:p/>
            <text:p/>
          </table:table-cell>
          <table:table-cell table:style-name="ce49"/>
          <table:table-cell table:style-name="ce22"/>
          <table:table-cell table:style-name="ce31" table:formula="of:=IF([.$D26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48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9" calcext:value-type="date">
            <text:p>08/29/20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269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9. Robot Room Cleaner:</text:p>
            <text:p/>
            <text:p>- I was confused with the direction, positions</text:p>
            <text:p/>
          </table:table-cell>
          <table:table-cell table:style-name="ce49"/>
          <table:table-cell table:style-name="ce22"/>
          <table:table-cell table:style-name="ce31" table:formula="of:=IF([.$D26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96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9" calcext:value-type="date">
            <text:p>08/29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N/A</text:p>
          </table:table-cell>
          <table:table-cell table:formula="of:= 10 - ([.$E270] - 20)/4" office:value-type="float" office:value="0" calcext:value-type="float">
            <text:p>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69. Pancake Sorting:</text:p>
            <text:p/>
            <text:p>- I have not understood the problem</text:p>
            <text:p/>
          </table:table-cell>
          <table:table-cell table:style-name="ce49"/>
          <table:table-cell table:style-name="ce22"/>
          <table:table-cell table:style-name="ce31" table:formula="of:=IF([.$D27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68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8" calcext:value-type="date">
            <text:p>08/28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1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87. Longest Univalue Path:</text:p>
            <text:p/>
            <text:p>- I was not able to solve this problem after I tried for 24 minutes</text:p>
            <text:p/>
            <text:p/>
          </table:table-cell>
          <table:table-cell table:style-name="ce49"/>
          <table:table-cell table:style-name="ce22"/>
          <table:table-cell table:style-name="ce31" table:formula="of:=IF([.$D27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43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8" calcext:value-type="date">
            <text:p>08/28/20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2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7. Path Sum III:</text:p>
            <text:p/>
            <text:p>- An interesting problem</text:p>
            <text:p>- I stuggled in the recursive solution</text:p>
            <text:p>- </text:p>
            <text:p/>
          </table:table-cell>
          <table:table-cell table:style-name="ce49"/>
          <table:table-cell table:style-name="ce22"/>
          <table:table-cell table:style-name="ce31" table:formula="of:=IF([.$D27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1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8" calcext:value-type="date">
            <text:p>08/28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3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3. Path Sum II:</text:p>
            <text:p/>
            <text:p>- My time complexity was wrong</text:p>
            <text:p/>
          </table:table-cell>
          <table:table-cell table:style-name="ce49"/>
          <table:table-cell table:style-name="ce22"/>
          <table:table-cell table:style-name="ce31" table:formula="of:=IF([.$D27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5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8" calcext:value-type="date">
            <text:p>08/28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4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22. Diameter of N-Ary Tree:</text:p>
            <text:p/>
          </table:table-cell>
          <table:table-cell table:style-name="ce49"/>
          <table:table-cell table:style-name="ce22"/>
          <table:table-cell table:style-name="ce31" table:formula="of:=IF([.$D27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47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8" calcext:value-type="date">
            <text:p>08/28/2020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275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70. Implement Rand10() Using Rand7():</text:p>
            <text:p/>
            <text:p>- I was not able to come up with a solution</text:p>
            <text:p/>
          </table:table-cell>
          <table:table-cell table:style-name="ce49"/>
          <table:table-cell table:style-name="ce22"/>
          <table:table-cell table:style-name="ce31" table:formula="of:=IF([.$D27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51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7" calcext:value-type="date">
            <text:p>08/27/2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76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15. Find Largest Value in Each Tree Row:</text:p>
            <text:p>- I struggled to find the max number of int in Python</text:p>
            <text:p/>
          </table:table-cell>
          <table:table-cell table:style-name="ce49" office:value-type="string" calcext:value-type="string">
            <text:p/>
            <text:p>-2147483648: -80000000</text:p>
            <text:p>+2147483647: 7fffffff</text:p>
            <text:p/>
          </table:table-cell>
          <table:table-cell table:style-name="ce22"/>
          <table:table-cell table:style-name="ce31" table:formula="of:=IF([.$D27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43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7" calcext:value-type="date">
            <text:p>08/27/20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7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30. Check string is valid seq. from root to leaves of binary tree:</text:p>
            <text:p/>
          </table:table-cell>
          <table:table-cell table:style-name="ce49"/>
          <table:table-cell table:style-name="ce22"/>
          <table:table-cell table:style-name="ce31" table:formula="of:=IF([.$D27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7" calcext:value-type="date">
            <text:p>08/27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8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29. Sum Root to Leaf Numbers:</text:p>
            <text:p/>
          </table:table-cell>
          <table:table-cell table:style-name="ce49"/>
          <table:table-cell table:style-name="ce22"/>
          <table:table-cell table:style-name="ce31" table:formula="of:=IF([.$D27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3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7" calcext:value-type="date">
            <text:p>08/27/2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79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302. Deepest Leaves Sum:</text:p>
            <text:p/>
          </table:table-cell>
          <table:table-cell table:style-name="ce49"/>
          <table:table-cell table:style-name="ce22"/>
          <table:table-cell table:style-name="ce31" table:formula="of:=IF([.$D27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12" table:visibility="filter">
          <table:table-cell table:style-name="ce1" office:value-type="string" calcext:value-type="string">
            <text:p>LC-43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7" calcext:value-type="date">
            <text:p>08/27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28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6. Find Right Interval:</text:p>
            <text:p/>
            <text:p>- I jumped to the implementation too quickly</text:p>
            <text:p>- I didn’t spend enough time on building my intuition</text:p>
            <text:p>- My 1<text:span text:style-name="T2">st</text:span>. Solution was wrong</text:p>
            <text:p>- My 2<text:span text:style-name="T2">nd</text:span>. Solution was a naive solution, it was not efficient: O(n^2)</text:p>
            <text:p/>
            <text:p/>
          </table:table-cell>
          <table:table-cell table:style-name="ce49"/>
          <table:table-cell table:style-name="ce22"/>
          <table:table-cell table:style-name="ce31" table:formula="of:=IF([.$D28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54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6" calcext:value-type="date">
            <text:p>08/26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81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43. Diameter of Binary Tree:</text:p>
            <text:p/>
            <text:p>- I struggled with the recursive solution</text:p>
            <text:p/>
            <text:p/>
          </table:table-cell>
          <table:table-cell table:style-name="ce49"/>
          <table:table-cell table:style-name="ce22"/>
          <table:table-cell table:style-name="ce31" table:formula="of:=IF([.$D28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1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6" calcext:value-type="date">
            <text:p>08/26/20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82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2. Path Sum:</text:p>
            <text:p/>
          </table:table-cell>
          <table:table-cell table:style-name="ce49"/>
          <table:table-cell table:style-name="ce22"/>
          <table:table-cell table:style-name="ce31" table:formula="of:=IF([.$D28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5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6" calcext:value-type="date">
            <text:p>08/26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Shortest-Path</text:p>
          </table:table-cell>
          <table:table-cell table:formula="of:= 10 - ([.$E28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5. The Maze II:</text:p>
            <text:p/>
            <text:p>- My first solution was with a BFS approach but it was too slow</text:p>
            <text:p>- Too slow to implement Dijkstra algorithm</text:p>
            <text:p/>
          </table:table-cell>
          <table:table-cell table:style-name="ce49"/>
          <table:table-cell table:style-name="ce22"/>
          <table:table-cell table:style-name="ce31" table:formula="of:=IF([.$D28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6" calcext:value-type="date">
            <text:p>08/26/2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284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. Palindrome Number:</text:p>
            <text:p/>
          </table:table-cell>
          <table:table-cell table:style-name="ce49"/>
          <table:table-cell table:style-name="ce22"/>
          <table:table-cell table:style-name="ce31" table:formula="of:=IF([.$D28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41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6" calcext:value-type="date">
            <text:p>08/26/20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85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12. Fizz Buzz:</text:p>
            <text:p/>
          </table:table-cell>
          <table:table-cell table:style-name="ce49"/>
          <table:table-cell table:style-name="ce22"/>
          <table:table-cell table:style-name="ce31" table:formula="of:=IF([.$D28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1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  <text:p>Linked-List</text:p>
          </table:table-cell>
          <table:table-cell table:style-name="ce1" office:value-type="string" calcext:value-type="string">
            <text:p>DFS</text:p>
          </table:table-cell>
          <table:table-cell table:formula="of:= 10 - ([.$E286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4. Flatten Binary Tree to Linked List:</text:p>
            <text:p/>
          </table:table-cell>
          <table:table-cell table:style-name="ce49"/>
          <table:table-cell table:style-name="ce22"/>
          <table:table-cell table:style-name="ce31" table:formula="of:=IF([.$D28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13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287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67. Linked List in Binary Tree:</text:p>
            <text:p/>
            <text:p>- I struggled with the recursive solution</text:p>
            <text:p>- I tried to implement 2 recursive functions in one</text:p>
            <text:p/>
          </table:table-cell>
          <table:table-cell table:style-name="ce49"/>
          <table:table-cell table:style-name="ce22"/>
          <table:table-cell table:style-name="ce31" table:formula="of:=IF([.$D28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28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  <text:p>BST</text:p>
          </table:table-cell>
          <table:table-cell table:style-name="ce1" office:value-type="string" calcext:value-type="string">
            <text:p>Binary-Search</text:p>
          </table:table-cell>
          <table:table-cell table:formula="of:= 10 - ([.$E28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85. Inorder Successor in BST:</text:p>
            <text:p/>
          </table:table-cell>
          <table:table-cell table:style-name="ce49"/>
          <table:table-cell table:style-name="ce22"/>
          <table:table-cell table:style-name="ce31" table:formula="of:=IF([.$D28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99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89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93. Cousins in Binary Tree:</text:p>
            <text:p/>
          </table:table-cell>
          <table:table-cell table:style-name="ce49"/>
          <table:table-cell table:style-name="ce22"/>
          <table:table-cell table:style-name="ce31" table:formula="of:=IF([.$D28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59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90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90. N-ary Tree Postorder Traversal:</text:p>
            <text:p/>
          </table:table-cell>
          <table:table-cell table:style-name="ce49"/>
          <table:table-cell table:style-name="ce22"/>
          <table:table-cell table:style-name="ce31" table:formula="of:=IF([.$D29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4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1] - 20)/4" office:value-type="float" office:value="14.25" calcext:value-type="float">
            <text:p>14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29. N-ary Tree Level Order Traversal:</text:p>
            <text:p/>
          </table:table-cell>
          <table:table-cell table:style-name="ce49"/>
          <table:table-cell table:style-name="ce22"/>
          <table:table-cell table:style-name="ce31" table:formula="of:=IF([.$D29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2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2. Binary Tree Level Order Traversal:</text:p>
            <text:p/>
          </table:table-cell>
          <table:table-cell table:style-name="ce49"/>
          <table:table-cell table:style-name="ce22"/>
          <table:table-cell table:style-name="ce31" table:formula="of:=IF([.$D29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98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5" calcext:value-type="date">
            <text:p>08/25/20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93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3. Minimum Cost For Tickets:</text:p>
            <text:p/>
            <text:p>- I saw the solution early on but I struggled with days, prices</text:p>
            <text:p/>
          </table:table-cell>
          <table:table-cell table:style-name="ce49"/>
          <table:table-cell table:style-name="ce22"/>
          <table:table-cell table:style-name="ce31" table:formula="of:=IF([.$D29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9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4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99. Binary Tree Right Side View:</text:p>
            <text:p/>
          </table:table-cell>
          <table:table-cell table:style-name="ce49"/>
          <table:table-cell table:style-name="ce22"/>
          <table:table-cell table:style-name="ce31" table:formula="of:=IF([.$D29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0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5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7. Binary Tree Level Order Traversal II:</text:p>
            <text:p/>
          </table:table-cell>
          <table:table-cell table:style-name="ce49"/>
          <table:table-cell table:style-name="ce22"/>
          <table:table-cell table:style-name="ce31" table:formula="of:=IF([.$D29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63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6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37. Average of Levels in Binary Tree:</text:p>
            <text:p/>
          </table:table-cell>
          <table:table-cell table:style-name="ce49"/>
          <table:table-cell table:style-name="ce22"/>
          <table:table-cell table:style-name="ce31" table:formula="of:=IF([.$D29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55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7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59. Maximum Depth of N-ary Tree:</text:p>
            <text:p/>
          </table:table-cell>
          <table:table-cell table:style-name="ce49"/>
          <table:table-cell table:style-name="ce22"/>
          <table:table-cell table:style-name="ce31" table:formula="of:=IF([.$D29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1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8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1. Minimum Depth of Binary Tree:</text:p>
            <text:p/>
          </table:table-cell>
          <table:table-cell table:style-name="ce49"/>
          <table:table-cell table:style-name="ce22"/>
          <table:table-cell table:style-name="ce31" table:formula="of:=IF([.$D29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9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4. Maximum Depth of Binary Tree</text:p>
            <text:p/>
          </table:table-cell>
          <table:table-cell table:style-name="ce49"/>
          <table:table-cell table:style-name="ce22"/>
          <table:table-cell table:style-name="ce31" table:formula="of:=IF([.$D29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ED-00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0] - 20)/4" office:value-type="float" office:value="7.75" calcext:value-type="float">
            <text:p>7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 ED-005. Reverse alternating k-Group:</text:p>
            <text:p/>
            <text:p>- I am still slow</text:p>
            <text:p/>
          </table:table-cell>
          <table:table-cell table:style-name="ce49"/>
          <table:table-cell table:style-name="ce22"/>
          <table:table-cell table:style-name="ce31" table:formula="of:=IF([.$D30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9" table:visibility="filter">
          <table:table-cell table:style-name="ce1" office:value-type="string" calcext:value-type="string">
            <text:p>LC-72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1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25. Split Linked List in Parts:</text:p>
            <text:p/>
            <text:p>- I didn’t spend enough time on intuition to see that my 1<text:span text:style-name="T2">st</text:span>. Solution </text:p>
            <text:p>isn’t good</text:p>
            <text:p>- I wasted the first 15mn on implementing a solution that isn’t asked</text:p>
            <text:p/>
          </table:table-cell>
          <table:table-cell table:style-name="ce49"/>
          <table:table-cell table:style-name="ce22"/>
          <table:table-cell table:style-name="ce31" table:formula="of:=IF([.$D30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6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2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1. Rotate List:</text:p>
            <text:p/>
          </table:table-cell>
          <table:table-cell table:style-name="ce49"/>
          <table:table-cell table:style-name="ce22"/>
          <table:table-cell table:style-name="ce31" table:formula="of:=IF([.$D30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4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4" calcext:value-type="date">
            <text:p>08/24/2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303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04. Sum of Left Leaves:</text:p>
            <text:p/>
          </table:table-cell>
          <table:table-cell table:style-name="ce49"/>
          <table:table-cell table:style-name="ce22"/>
          <table:table-cell table:style-name="ce31" table:formula="of:=IF([.$D30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2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3" calcext:value-type="date">
            <text:p>08/23/202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4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. Reverse Nodes in k-Group:</text:p>
            <text:p/>
            <text:p>- Too slow</text:p>
            <text:p>- I stuggled with the different pointers</text:p>
            <text:p/>
          </table:table-cell>
          <table:table-cell table:style-name="ce49"/>
          <table:table-cell table:style-name="ce22"/>
          <table:table-cell table:style-name="ce31" table:formula="of:=IF([.$D30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03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3" calcext:value-type="date">
            <text:p>08/23/20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rie</text:p>
          </table:table-cell>
          <table:table-cell table:formula="of:= 10 - ([.$E305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32. Stream of Characters:</text:p>
            <text:p/>
            <text:p>- Too slow to implement the Trie</text:p>
            <text:p/>
          </table:table-cell>
          <table:table-cell table:style-name="ce49" office:value-type="string" calcext:value-type="string">
            <text:p/>
            <text:p>- More problems on Trie</text:p>
          </table:table-cell>
          <table:table-cell table:style-name="ce22" office:value-type="string" calcext:value-type="string">
            <text:p/>
            <text:p>- I noticed the solution early</text:p>
          </table:table-cell>
          <table:table-cell table:style-name="ce31" table:formula="of:=IF([.$D30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105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3" calcext:value-type="date">
            <text:p>08/23/20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06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58. Minimize Rounding Error to Meet Target:</text:p>
            <text:p/>
            <text:p>- My first intuition was a DFS approach but it’s not efficient</text:p>
            <text:p>- I didn’t notice the greedy approach</text:p>
            <text:p/>
            <text:p/>
          </table:table-cell>
          <table:table-cell table:style-name="ce49" office:value-type="string" calcext:value-type="string">
            <text:p/>
            <text:p>- More problems on Greedy approach</text:p>
          </table:table-cell>
          <table:table-cell table:style-name="ce22" office:value-type="string" calcext:value-type="string">
            <text:p/>
            <text:p>- I implemented a DFS approach very quickly</text:p>
          </table:table-cell>
          <table:table-cell table:style-name="ce31" table:formula="of:=IF([.$D30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49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2" calcext:value-type="date">
            <text:p>08/22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307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7. Random Point in Non-overlapping Rectangles:</text:p>
            <text:p/>
            <text:p>- I didn’t understand the problem</text:p>
            <text:p>- I eventually solved it</text:p>
            <text:p/>
            <text:p/>
          </table:table-cell>
          <table:table-cell table:style-name="ce49"/>
          <table:table-cell table:style-name="ce22"/>
          <table:table-cell table:style-name="ce31" table:formula="of:=IF([.$D30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49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2" calcext:value-type="date">
            <text:p>08/22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</table:table-cell>
          <table:table-cell table:formula="of:= 10 - ([.$E308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0. The Maze:</text:p>
            <text:p/>
            <text:p>- I saw DFS/BFS pattern early but I struggled to figure out what the </text:p>
            <text:p>Adjacency list are </text:p>
            <text:p/>
          </table:table-cell>
          <table:table-cell table:style-name="ce49"/>
          <table:table-cell table:style-name="ce22"/>
          <table:table-cell table:style-name="ce31" table:formula="of:=IF([.$D30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55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2" calcext:value-type="date">
            <text:p>08/22/20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09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56. Thousand Separator:</text:p>
            <text:p/>
            <text:p>- I didn’t know how to convert an int to str with leading 0s</text:p>
            <text:p/>
          </table:table-cell>
          <table:table-cell table:style-name="ce49"/>
          <table:table-cell table:style-name="ce22"/>
          <table:table-cell table:style-name="ce31" table:formula="of:=IF([.$D30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76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1" calcext:value-type="date">
            <text:p>08/21/20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10] - 20)/4" office:value-type="float" office:value="6" calcext:value-type="float">
            <text:p>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65. Couples Holding Hands:</text:p>
            <text:p/>
            <text:p>- I didn’t see the greedy pattern</text:p>
            <text:p>- I didn’t see graph pattern</text:p>
            <text:p/>
          </table:table-cell>
          <table:table-cell table:style-name="ce49"/>
          <table:table-cell table:style-name="ce22"/>
          <table:table-cell table:style-name="ce31" table:formula="of:=IF([.$D31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11" table:visibility="filter">
          <table:table-cell table:style-name="ce1" office:value-type="string" calcext:value-type="string">
            <text:p>LC-106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1" calcext:value-type="date">
            <text:p>08/21/202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311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60. Missing Element in Sorted Array:</text:p>
            <text:p/>
            <text:p>- I didn’t see the binary search pattern</text:p>
            <text:p>- I didn’t come up with an efficient solution: O(logn)</text:p>
            <text:p>- My intuition building isn’t good: I struggled on some cases during</text:p>
            <text:p> Implementation</text:p>
            <text:p/>
            <text:p/>
          </table:table-cell>
          <table:table-cell table:style-name="ce49"/>
          <table:table-cell table:style-name="ce22"/>
          <table:table-cell table:style-name="ce31" table:formula="of:=IF([.$D31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4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1" calcext:value-type="date">
            <text:p>08/21/20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1. First Missing Positive:</text:p>
            <text:p/>
          </table:table-cell>
          <table:table-cell table:style-name="ce49"/>
          <table:table-cell table:style-name="ce22"/>
          <table:table-cell table:style-name="ce31" table:formula="of:=IF([.$D31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4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1" calcext:value-type="date">
            <text:p>08/21/20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3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2. Find All Duplicates in an Array: </text:p>
            <text:p/>
          </table:table-cell>
          <table:table-cell table:style-name="ce49"/>
          <table:table-cell table:style-name="ce22"/>
          <table:table-cell table:style-name="ce31" table:formula="of:=IF([.$D31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90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1" calcext:value-type="date">
            <text:p>08/21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14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05. Sort Array By Parity:</text:p>
            <text:p/>
          </table:table-cell>
          <table:table-cell table:style-name="ce49"/>
          <table:table-cell table:style-name="ce22"/>
          <table:table-cell table:style-name="ce31" table:formula="of:=IF([.$D31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153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0" calcext:value-type="date">
            <text:p>08/20/20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15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39. Kth Missing Positive Number:</text:p>
            <text:p/>
            <text:p>- Too slow</text:p>
            <text:p/>
            <text:p/>
          </table:table-cell>
          <table:table-cell table:style-name="ce49"/>
          <table:table-cell table:style-name="ce22"/>
          <table:table-cell table:style-name="ce31" table:formula="of:=IF([.$D31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28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0" calcext:value-type="date">
            <text:p>08/20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  <text:p>Fast-Slow Pointers</text:p>
          </table:table-cell>
          <table:table-cell table:formula="of:= 10 - ([.$E316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87. Find the Duplicate Number: </text:p>
            <text:p/>
            <text:p> - I didn’t see the cycle pattern</text:p>
            <text:p/>
            <text:p/>
          </table:table-cell>
          <table:table-cell table:style-name="ce49"/>
          <table:table-cell table:style-name="ce22"/>
          <table:table-cell table:style-name="ce31" table:formula="of:=IF([.$D31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44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0" calcext:value-type="date">
            <text:p>08/20/20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7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8. Find All Numbers Disappeared in an Array:</text:p>
            <text:p/>
            <text:p>- Struggled a little bit with a logic</text:p>
            <text:p>- I didn’t use an example while I was coding</text:p>
            <text:p/>
            <text:p/>
          </table:table-cell>
          <table:table-cell table:style-name="ce49" office:value-type="string" calcext:value-type="string">
            <text:p/>
            <text:p>- Use an example while I am coding to make sure I am in the</text:p>
            <text:p>Good track</text:p>
          </table:table-cell>
          <table:table-cell table:style-name="ce22"/>
          <table:table-cell table:style-name="ce31" table:formula="of:=IF([.$D31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26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20" calcext:value-type="date">
            <text:p>08/20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  <text:p>Bitwise</text:p>
            <text:p>Math</text:p>
          </table:table-cell>
          <table:table-cell table:formula="of:= 10 - ([.$E318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68. Missing Number: </text:p>
            <text:p/>
            <text:p> - I didn’t see what could be wrong with my solution if n is large</text:p>
            <text:p/>
            <text:p/>
          </table:table-cell>
          <table:table-cell table:style-name="ce49"/>
          <table:table-cell table:style-name="ce22"/>
          <table:table-cell table:style-name="ce31" table:formula="of:=IF([.$D31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3" table:visibility="filter">
          <table:table-cell table:style-name="ce1" office:value-type="string" calcext:value-type="string">
            <text:p>ED-00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20" calcext:value-type="date">
            <text:p>08/20/20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9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ED-003.  Cyclic Sort:</text:p>
            <text:p/>
            <text:p/>
          </table:table-cell>
          <table:table-cell table:style-name="ce49"/>
          <table:table-cell table:style-name="ce22"/>
          <table:table-cell table:style-name="ce31" table:formula="of:=IF([.$D31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8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9" calcext:value-type="date">
            <text:p>08/19/20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20] - 20)/4" office:value-type="float" office:value="10.5" calcext:value-type="float">
            <text:p>10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24. Goat Latin:</text:p>
            <text:p/>
            <text:p>- I was slow in complexity analysis</text:p>
            <text:p/>
            <text:p/>
          </table:table-cell>
          <table:table-cell table:style-name="ce49"/>
          <table:table-cell table:style-name="ce22"/>
          <table:table-cell table:style-name="ce31" table:formula="of:=IF([.$D32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9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8" calcext:value-type="date">
            <text:p>08/18/20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</table:table-cell>
          <table:table-cell table:formula="of:= 10 - ([.$E321] - 20)/4" office:value-type="float" office:value="9.5" calcext:value-type="float">
            <text:p>9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67. Numbers With Same Consecutive Differences:</text:p>
            <text:p/>
            <text:p>- I was slow to come up with the time and space complexity</text:p>
            <text:p/>
            <text:p/>
            <text:p/>
          </table:table-cell>
          <table:table-cell table:style-name="ce49"/>
          <table:table-cell table:style-name="ce22"/>
          <table:table-cell table:style-name="ce31" table:formula="of:=IF([.$D32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6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table:formula="of:=[.D321]" office:value-type="date" office:date-value="2020-08-18" calcext:value-type="date">
            <text:p>08/18/202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2] - 20)/4" office:value-type="float" office:value="-2.5" calcext:value-type="float">
            <text:p>-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16. Add Bold Tag in String:</text:p>
            <text:p/>
            <text:p>- Too Slow</text:p>
            <text:p>- I didnt’ think to use Rabin-Karp Algorithms</text:p>
            <text:p/>
          </table:table-cell>
          <table:table-cell table:style-name="ce49"/>
          <table:table-cell table:style-name="ce22"/>
          <table:table-cell table:style-name="ce31" table:formula="of:=IF([.$D32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48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7" calcext:value-type="date">
            <text:p>08/17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23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4. Find Permutation:</text:p>
            <text:p/>
            <text:p>- I wasn’t able to solve this problem after 75mn</text:p>
            <text:p/>
          </table:table-cell>
          <table:table-cell table:style-name="ce49"/>
          <table:table-cell table:style-name="ce22"/>
          <table:table-cell table:style-name="ce31" table:formula="of:=IF([.$D32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57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7" calcext:value-type="date">
            <text:p>08/17/20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4] - 20)/4" office:value-type="float" office:value="-10" calcext:value-type="float">
            <text:p>-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59. Employee Free Time:</text:p>
            <text:p/>
            <text:p>- Too slow</text:p>
            <text:p/>
          </table:table-cell>
          <table:table-cell table:style-name="ce49"/>
          <table:table-cell table:style-name="ce22"/>
          <table:table-cell table:style-name="ce31" table:formula="of:=IF([.$D32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10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7" calcext:value-type="date">
            <text:p>08/17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325] - 20)/4" office:value-type="float" office:value="11.25" calcext:value-type="float">
            <text:p>11.25</text:p>
          </table:table-cell>
          <table:table-cell table:style-name="ce1" office:value-type="string" calcext:value-type="string">
            <text:p>review</text:p>
          </table:table-cell>
          <table:table-cell table:style-name="ce12" office:value-type="string" calcext:value-type="string">
            <text:p>LC-1103. Distribute Candies to People:</text:p>
            <text:p/>
            <text:p>- It see the math pattern but it didn’t implement it</text:p>
            <text:p/>
          </table:table-cell>
          <table:table-cell table:style-name="ce49"/>
          <table:table-cell table:style-name="ce22"/>
          <table:table-cell table:style-name="ce31" table:formula="of:=IF([.$D32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ED-0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6" calcext:value-type="date">
            <text:p>08/16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6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 ED-002. Maximum CPU Load:</text:p>
            <text:p/>
          </table:table-cell>
          <table:table-cell table:style-name="ce49"/>
          <table:table-cell table:style-name="ce22"/>
          <table:table-cell table:style-name="ce31" table:formula="of:=IF([.$D32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9" table:visibility="filter">
          <table:table-cell table:style-name="ce1" office:value-type="string" calcext:value-type="string">
            <text:p>LC-25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16" calcext:value-type="date">
            <text:p>08/16/20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7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3. Meeting Rooms II:</text:p>
            <text:p/>
            <text:p/>
            <text:p/>
            <text:p>- I’m still slow for the 2<text:span text:style-name="T2">nd</text:span> trial</text:p>
            <text:p/>
          </table:table-cell>
          <table:table-cell table:style-name="ce49"/>
          <table:table-cell table:style-name="ce22"/>
          <table:table-cell table:style-name="ce31" table:formula="of:=IF([.$D32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9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16" calcext:value-type="date">
            <text:p>08/16/20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8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6. Interval List Intersections: </text:p>
            <text:p/>
            <text:p> - I’am still too slow </text:p>
            <text:p/>
          </table:table-cell>
          <table:table-cell table:style-name="ce49"/>
          <table:table-cell table:style-name="ce22"/>
          <table:table-cell table:style-name="ce31" table:formula="of:=IF([.$D32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123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6" calcext:value-type="date">
            <text:p>08/16/20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29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3. Best Time to Buy and Sell Stock III:</text:p>
            <text:p/>
            <text:p>- After 90 mn, I was not able to solve it</text:p>
            <text:p/>
            <text:p/>
          </table:table-cell>
          <table:table-cell table:style-name="ce49"/>
          <table:table-cell table:style-name="ce22"/>
          <table:table-cell table:style-name="ce31" table:formula="of:=IF([.$D32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43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5" calcext:value-type="date">
            <text:p>08/15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0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5. Non-overlapping Intervals:</text:p>
            <text:p/>
            <text:p>- I see the greedy choice too late</text:p>
            <text:p/>
          </table:table-cell>
          <table:table-cell table:style-name="ce49"/>
          <table:table-cell table:style-name="ce22"/>
          <table:table-cell table:style-name="ce31" table:formula="of:=IF([.$D33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40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4" calcext:value-type="date">
            <text:p>08/14/20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331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49" office:value-type="string" calcext:value-type="string">
            <text:p>LC-409. Longest Palindrome:</text:p>
            <text:p/>
            <text:p/>
          </table:table-cell>
          <table:table-cell table:style-name="ce49"/>
          <table:table-cell table:style-name="ce22" office:value-type="string" calcext:value-type="string">
            <text:p/>
            <text:p>- Thanks to the intuition step, I found out that I misunderstood the </text:p>
            <text:p>problem early enough (at 4mn)</text:p>
            <text:p>- I used bitwise operation to check whether a number is even or odd</text:p>
            <text:p/>
          </table:table-cell>
          <table:table-cell table:style-name="ce31" table:formula="of:=IF([.$D33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5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3" calcext:value-type="date">
            <text:p>08/13/20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7. Insert Interval:</text:p>
            <text:p/>
            <text:p>- I didn’t see the optimal solution with a binary search</text:p>
            <text:p/>
          </table:table-cell>
          <table:table-cell table:style-name="ce49"/>
          <table:table-cell table:style-name="ce22"/>
          <table:table-cell table:style-name="ce31" table:formula="of:=IF([.$D33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2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3" calcext:value-type="date">
            <text:p>08/13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ubsets</text:p>
          </table:table-cell>
          <table:table-cell table:formula="of:= 10 - ([.$E33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86. Iterator for Combination:</text:p>
            <text:p/>
            <text:p>- Too slow</text:p>
            <text:p/>
          </table:table-cell>
          <table:table-cell table:style-name="ce49"/>
          <table:table-cell table:style-name="ce22"/>
          <table:table-cell table:style-name="ce31" table:formula="of:=IF([.$D33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25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12" calcext:value-type="date">
            <text:p>08/12/2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4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2. Meeting Rooms: </text:p>
            <text:p/>
            <text:p> - I didn’t spend enough time on building my intuition </text:p>
            <text:p/>
          </table:table-cell>
          <table:table-cell table:style-name="ce49"/>
          <table:table-cell table:style-name="ce22"/>
          <table:table-cell table:style-name="ce31" table:formula="of:=IF([.$D33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5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12" calcext:value-type="date">
            <text:p>08/12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335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6. Merge Intervals:</text:p>
            <text:p/>
            <text:p>- I am not happy about my code</text:p>
            <text:p/>
          </table:table-cell>
          <table:table-cell table:style-name="ce49"/>
          <table:table-cell table:style-name="ce22"/>
          <table:table-cell table:style-name="ce31" table:formula="of:=IF([.$D33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1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2" calcext:value-type="date">
            <text:p>08/12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36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9. Pascal's Triangle II:</text:p>
            <text:p/>
          </table:table-cell>
          <table:table-cell table:style-name="ce49"/>
          <table:table-cell table:style-name="ce22"/>
          <table:table-cell table:style-name="ce31" table:formula="of:=IF([.$D33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11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2" calcext:value-type="date">
            <text:p>08/12/20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37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8. Pascal's Triangle:</text:p>
            <text:p/>
          </table:table-cell>
          <table:table-cell table:style-name="ce49"/>
          <table:table-cell table:style-name="ce22"/>
          <table:table-cell table:style-name="ce31" table:formula="of:=IF([.$D33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70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1" calcext:value-type="date">
            <text:p>08/11/202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38] - 20)/4" office:value-type="float" office:value="-7.5" calcext:value-type="float">
            <text:p>-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8. Insert into a Sorted Circular Linked List:</text:p>
            <text:p/>
            <text:p>- I didn’t see all cases during my intuition steps</text:p>
            <text:p>- I jumped too quickly into the implementation</text:p>
            <text:p/>
          </table:table-cell>
          <table:table-cell table:style-name="ce49"/>
          <table:table-cell table:style-name="ce22"/>
          <table:table-cell table:style-name="ce31" table:formula="of:=IF([.$D33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13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1" calcext:value-type="date">
            <text:p>08/11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39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8. Copy List with Random Pointer:</text:p>
            <text:p/>
            <text:p>- I jumped to the solution without understanding the problem</text:p>
            <text:p>- I spent 30 minutes on the problem with a wrong understanding</text:p>
            <text:p>- I am still slow</text:p>
            <text:p/>
          </table:table-cell>
          <table:table-cell table:style-name="ce49" office:value-type="string" calcext:value-type="string">
            <text:p/>
            <text:p>- Python, be carefull on precedence with multiple assignments:</text:p>
            <text:p>head.next, head = clone, head.next (<text:span text:style-name="T6">Correct</text:span>)</text:p>
            <text:p>head, head.next= head.next, clone (<text:span text:style-name="T6">Incorrect</text:span>)</text:p>
          </table:table-cell>
          <table:table-cell table:style-name="ce22"/>
          <table:table-cell table:style-name="ce31" table:formula="of:=IF([.$D33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4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1" calcext:value-type="date">
            <text:p>08/11/20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40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47. Insertion Sort List:</text:p>
            <text:p/>
            <text:p>- </text:p>
            <text:p/>
          </table:table-cell>
          <table:table-cell table:style-name="ce49"/>
          <table:table-cell table:style-name="ce22"/>
          <table:table-cell table:style-name="ce31" table:formula="of:=IF([.$D34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1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1" calcext:value-type="date">
            <text:p>08/11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  <text:p>Recursion</text:p>
          </table:table-cell>
          <table:table-cell table:formula="of:= 10 - ([.$E341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8. Sort List:</text:p>
            <text:p/>
            <text:p>- I forgot how to find the time complexity of divide and conquer algorithm</text:p>
            <text:p/>
            <text:p/>
            <text:p/>
          </table:table-cell>
          <table:table-cell table:style-name="ce49"/>
          <table:table-cell table:style-name="ce22"/>
          <table:table-cell table:style-name="ce31" table:formula="of:=IF([.$D34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3" table:visibility="filter">
          <table:table-cell table:style-name="ce1" office:value-type="string" calcext:value-type="string">
            <text:p>LC-3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1" calcext:value-type="date">
            <text:p>08/11/20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42] - 20)/4" office:value-type="float" office:value="14.25" calcext:value-type="float">
            <text:p>14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44. Reverse String:</text:p>
            <text:p/>
            <text:p/>
          </table:table-cell>
          <table:table-cell table:style-name="ce49" office:value-type="string" calcext:value-type="string">
            <text:p>- More BST problems</text:p>
          </table:table-cell>
          <table:table-cell table:style-name="ce22"/>
          <table:table-cell table:style-name="ce31" table:formula="of:=IF([.$D34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24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1" calcext:value-type="date">
            <text:p>08/11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43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4. H-Index:</text:p>
            <text:p/>
            <text:p>- I didn’t see the optimal solution with counting sort</text:p>
            <text:p/>
          </table:table-cell>
          <table:table-cell table:style-name="ce49"/>
          <table:table-cell table:style-name="ce22"/>
          <table:table-cell table:style-name="ce31" table:formula="of:=IF([.$D34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9" table:visibility="filter">
          <table:table-cell table:style-name="ce1" office:value-type="string" calcext:value-type="string">
            <text:p>LC-45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0" calcext:value-type="date">
            <text:p>08/10/20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44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7. Circular Array Loop:</text:p>
            <text:p/>
            <text:p>- Too slow</text:p>
            <text:p>- The code 1<text:span text:style-name="T2">st</text:span>. version was not clean</text:p>
            <text:p>- I forgot the cleanest way to code fast-slow pointers</text:p>
            <text:p/>
          </table:table-cell>
          <table:table-cell table:style-name="ce49"/>
          <table:table-cell table:style-name="ce22"/>
          <table:table-cell table:style-name="ce31" table:formula="of:=IF([.$D34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27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0" calcext:value-type="date">
            <text:p>08/10/20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N/A</text:p>
          </table:table-cell>
          <table:table-cell table:formula="of:= 10 - ([.$E345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0. Closest Binary Search Tree Value:</text:p>
            <text:p/>
            <text:p>- I didn’t see many crucial cases with BST</text:p>
            <text:p>- I don’t master BST data-structure</text:p>
            <text:p/>
          </table:table-cell>
          <table:table-cell table:style-name="ce49"/>
          <table:table-cell table:style-name="ce22"/>
          <table:table-cell table:style-name="ce31" table:formula="of:=IF([.$D34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17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10" calcext:value-type="date">
            <text:p>08/10/20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46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7. 171. Excel Sheet Column Number:</text:p>
            <text:p/>
            <text:p>- Too Slow</text:p>
            <text:p/>
            <text:p/>
          </table:table-cell>
          <table:table-cell table:style-name="ce49"/>
          <table:table-cell table:style-name="ce22"/>
          <table:table-cell table:style-name="ce31" table:formula="of:=IF([.$D34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9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9" calcext:value-type="date">
            <text:p>08/09/202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BFS</text:p>
          </table:table-cell>
          <table:table-cell table:formula="of:= 10 - ([.$E347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94. Rotting Oranges:</text:p>
            <text:p/>
            <text:p>- Too slow</text:p>
            <text:p/>
            <text:p/>
          </table:table-cell>
          <table:table-cell table:style-name="ce49"/>
          <table:table-cell table:style-name="ce22"/>
          <table:table-cell table:style-name="ce31" table:formula="of:=IF([.$D34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23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7" calcext:value-type="date">
            <text:p>08/07/20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48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37. Delete Node in a Linked List:</text:p>
            <text:p/>
            <text:p>- I shifted all values after the deleted node to the left but I didn’t need to!</text:p>
            <text:p/>
            <text:p/>
          </table:table-cell>
          <table:table-cell table:style-name="ce49"/>
          <table:table-cell table:style-name="ce22"/>
          <table:table-cell table:style-name="ce31" table:formula="of:=IF([.$D34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9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7" calcext:value-type="date">
            <text:p>08/07/20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49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2. Reverse Linked List II:</text:p>
            <text:p/>
            <text:p>- I struggled with pointers</text:p>
            <text:p/>
          </table:table-cell>
          <table:table-cell table:style-name="ce49" office:value-type="string" calcext:value-type="string">
            <text:p/>
            <text:p>- More linked list problems</text:p>
          </table:table-cell>
          <table:table-cell table:style-name="ce22"/>
          <table:table-cell table:style-name="ce31" table:formula="of:=IF([.$D34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7" calcext:value-type="date">
            <text:p>08/07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50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6. Partition List:</text:p>
            <text:p/>
            <text:p>- I stuggled a little bit to figure out that I need 2 sentinel nodes</text:p>
            <text:p>- I struggled a little bit at the end since I was getting a cyclic list</text:p>
            <text:p/>
            <text:p/>
          </table:table-cell>
          <table:table-cell table:style-name="ce49"/>
          <table:table-cell table:style-name="ce22" office:value-type="string" calcext:value-type="string">
            <text:p/>
            <text:p>- I used sentinel node pattern</text:p>
            <text:p/>
          </table:table-cell>
          <table:table-cell table:style-name="ce31" table:formula="of:=IF([.$D35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7" calcext:value-type="date">
            <text:p>08/07/20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51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. Merge Two Sorted Lists:</text:p>
            <text:p/>
            <text:p>- I didn’t notice the sentinel node pattern</text:p>
            <text:p/>
          </table:table-cell>
          <table:table-cell table:style-name="ce49"/>
          <table:table-cell table:style-name="ce22"/>
          <table:table-cell table:style-name="ce31" table:formula="of:=IF([.$D35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14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7" calcext:value-type="date">
            <text:p>08/07/20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2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3. Reorder List:</text:p>
            <text:p/>
            <text:p>- I am still slow </text:p>
            <text:p/>
          </table:table-cell>
          <table:table-cell table:style-name="ce49"/>
          <table:table-cell table:style-name="ce22"/>
          <table:table-cell table:style-name="ce31" table:formula="of:=IF([.$D35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3" table:visibility="filter">
          <table:table-cell table:style-name="ce1" office:value-type="string" calcext:value-type="string">
            <text:p>LC-23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6" calcext:value-type="date">
            <text:p>08/06/20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3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4. Palindrome Linked List:</text:p>
            <text:p/>
            <text:p/>
          </table:table-cell>
          <table:table-cell table:style-name="ce49"/>
          <table:table-cell table:style-name="ce22"/>
          <table:table-cell table:style-name="ce31" table:formula="of:=IF([.$D35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20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06" calcext:value-type="date">
            <text:p>08/06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4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2. Happy Number:</text:p>
            <text:p/>
            <text:p>- I struggled to analysis the time and space complexity</text:p>
            <text:p/>
          </table:table-cell>
          <table:table-cell table:style-name="ce49"/>
          <table:table-cell table:style-name="ce22"/>
          <table:table-cell table:style-name="ce31" table:formula="of:=IF([.$D35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87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6" calcext:value-type="date">
            <text:p>08/06/20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inked-List</text:p>
          </table:table-cell>
          <table:table-cell office:value-type="string" calcext:value-type="string">
            <text:p>Fast-Slow-Pointers</text:p>
          </table:table-cell>
          <table:table-cell table:formula="of:= 10 - ([.$E355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76. Middle of the Linked List:</text:p>
            <text:p/>
            <text:p>- Struggled with the pointers</text:p>
            <text:p/>
          </table:table-cell>
          <table:table-cell table:style-name="ce49"/>
          <table:table-cell table:style-name="ce22"/>
          <table:table-cell table:style-name="ce31" table:formula="of:=IF([.$D35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32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6" calcext:value-type="date">
            <text:p>08/06/20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56] - 20)/4" office:value-type="float" office:value="9.25" calcext:value-type="float">
            <text:p>9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28. Odd Even Linked List:</text:p>
            <text:p/>
          </table:table-cell>
          <table:table-cell table:style-name="ce49"/>
          <table:table-cell table:style-name="ce22"/>
          <table:table-cell table:style-name="ce31" table:formula="of:=IF([.$D35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4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6" calcext:value-type="date">
            <text:p>08/06/20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57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2. Find All Duplicates in an Array:</text:p>
            <text:p/>
          </table:table-cell>
          <table:table-cell table:style-name="ce49"/>
          <table:table-cell table:style-name="ce22"/>
          <table:table-cell table:style-name="ce31" table:formula="of:=IF([.$D35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45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5" calcext:value-type="date">
            <text:p>08/05/20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358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4. 4Sum II:</text:p>
            <text:p/>
            <text:p>- I jumped to the implementation with 2-pointers approaches</text:p>
            <text:p>Without taking the time to think about it</text:p>
            <text:p>- It was too long</text:p>
            <text:p/>
          </table:table-cell>
          <table:table-cell table:style-name="ce49"/>
          <table:table-cell table:style-name="ce22"/>
          <table:table-cell table:style-name="ce31" table:formula="of:=IF([.$D35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22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5" calcext:value-type="date">
            <text:p>08/05/20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rie</text:p>
          </table:table-cell>
          <table:table-cell table:formula="of:= 10 - ([.$E359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1.  Add and Search Word - Data structure design:</text:p>
            <text:p/>
            <text:p>- Too slow</text:p>
            <text:p/>
          </table:table-cell>
          <table:table-cell table:style-name="ce49"/>
          <table:table-cell table:style-name="ce22"/>
          <table:table-cell table:style-name="ce31" table:formula="of:=IF([.$D35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9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4" calcext:value-type="date">
            <text:p>08/04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23. 3Sum With Multiplicity:</text:p>
            <text:p/>
            <text:p>- I didn’t think about overflow issues</text:p>
            <text:p>- I didn’t read all information included in the description</text:p>
            <text:p/>
          </table:table-cell>
          <table:table-cell table:style-name="ce49"/>
          <table:table-cell table:style-name="ce22"/>
          <table:table-cell table:style-name="ce31" table:formula="of:=IF([.$D36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58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4" calcext:value-type="date">
            <text:p>08/04/20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orting</text:p>
          </table:table-cell>
          <table:table-cell table:formula="of:= 10 - ([.$E361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81. Shortest Unsorted Continuous Subarray:</text:p>
            <text:p/>
          </table:table-cell>
          <table:table-cell table:style-name="ce49"/>
          <table:table-cell table:style-name="ce22"/>
          <table:table-cell table:style-name="ce31" table:formula="of:=IF([.$D36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3" table:visibility="filter">
          <table:table-cell table:style-name="ce1" office:value-type="string" calcext:value-type="string">
            <text:p>LC-8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4" calcext:value-type="date">
            <text:p>08/04/20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2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44. Backspace String Compare:</text:p>
            <text:p/>
            <text:p/>
          </table:table-cell>
          <table:table-cell table:style-name="ce49"/>
          <table:table-cell table:style-name="ce22"/>
          <table:table-cell table:style-name="ce31" table:formula="of:=IF([.$D36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1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04" calcext:value-type="date">
            <text:p>08/04/20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3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8. 4Sum:</text:p>
            <text:p/>
            <text:p>- I didn’t see the recursive solution</text:p>
            <text:p/>
            <text:p/>
            <text:p/>
          </table:table-cell>
          <table:table-cell table:style-name="ce49"/>
          <table:table-cell table:style-name="ce22"/>
          <table:table-cell table:style-name="ce31" table:formula="of:=IF([.$D36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ED-0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4" calcext:value-type="date">
            <text:p>08/04/20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4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ED-001. Dutch national flag problem</text:p>
            <text:p/>
            <text:p>- I saw the pattern but I was too slow to developped it</text:p>
            <text:p>- I struggled to manage the pointers</text:p>
            <text:p/>
          </table:table-cell>
          <table:table-cell table:style-name="ce49"/>
          <table:table-cell table:style-name="ce22"/>
          <table:table-cell table:style-name="ce31" table:formula="of:=IF([.$D36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71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3" calcext:value-type="date">
            <text:p>08/03/20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5] - 20)/4" office:value-type="float" office:value="6" calcext:value-type="float">
            <text:p>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3. Subarray Product Less Than K:</text:p>
            <text:p/>
            <text:p>- I didn’t think about the overflow risk because of the operation</text:p>
            <text:p>- I didn’t think about the solution with a sum of logarithm</text:p>
            <text:p>- I was too slow</text:p>
            <text:p/>
          </table:table-cell>
          <table:table-cell table:style-name="ce49"/>
          <table:table-cell table:style-name="ce22"/>
          <table:table-cell table:style-name="ce31" table:formula="of:=IF([.$D36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25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03" calcext:value-type="date">
            <text:p>08/03/20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9. 3Sum Smaller:</text:p>
            <text:p/>
          </table:table-cell>
          <table:table-cell table:style-name="ce49"/>
          <table:table-cell table:style-name="ce22"/>
          <table:table-cell table:style-name="ce31" table:formula="of:=IF([.$D36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9" table:visibility="filter">
          <table:table-cell table:style-name="ce1" office:value-type="string" calcext:value-type="string">
            <text:p>LC-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03" calcext:value-type="date">
            <text:p>08/03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7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. 3Sum Closest:</text:p>
            <text:p/>
            <text:p>- I wasted 5 minutes in a wrong condition</text:p>
            <text:p>-  Even if I passed all test cases within the 1<text:span text:style-name="T2">st</text:span>. Submission, I didn’t </text:p>
            <text:p>thought about test cases that cover all branches of my code</text:p>
            <text:p/>
          </table:table-cell>
          <table:table-cell table:style-name="ce49"/>
          <table:table-cell table:style-name="ce22" office:value-type="string" calcext:value-type="string">
            <text:p/>
            <text:p>- Better than the 1<text:span text:style-name="T2">st</text:span>. Time</text:p>
          </table:table-cell>
          <table:table-cell table:style-name="ce31" table:formula="of:=IF([.$D36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1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03" calcext:value-type="date">
            <text:p>08/03/20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8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. 3Sum</text:p>
            <text:p/>
            <text:p>- I didn’t see duplicate results</text:p>
            <text:p>- I am still slow</text:p>
            <text:p/>
          </table:table-cell>
          <table:table-cell table:style-name="ce49"/>
          <table:table-cell table:style-name="ce22"/>
          <table:table-cell table:style-name="ce31" table:formula="of:=IF([.$D36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97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3" calcext:value-type="date">
            <text:p>08/03/20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9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77. Squares of a Sorted Array:</text:p>
            <text:p/>
          </table:table-cell>
          <table:table-cell table:style-name="ce49"/>
          <table:table-cell table:style-name="ce22"/>
          <table:table-cell table:style-name="ce31" table:formula="of:=IF([.$D36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7">
          <table:table-cell table:style-name="ce1" office:value-type="string" calcext:value-type="string">
            <text:p>LC-12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3" calcext:value-type="date">
            <text:p>08/03/20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0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25. Valid Palindrome:</text:p>
            <text:p/>
            <text:p>- I didn’t know 2 required python build-in functions:</text:p>
            <text:p>        -  1.  Get the lower/upper case of a string</text:p>
            <text:p>        -  2.  Check if a string is alpha numeric</text:p>
            <text:p/>
          </table:table-cell>
          <table:table-cell table:style-name="ce49"/>
          <table:table-cell table:style-name="ce22"/>
          <table:table-cell table:style-name="ce31" table:formula="of:=IF([.$D37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28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1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83. Move Zeroes:</text:p>
            <text:p/>
          </table:table-cell>
          <table:table-cell table:style-name="ce49"/>
          <table:table-cell table:style-name="ce22"/>
          <table:table-cell table:style-name="ce31" table:formula="of:=IF([.$D37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2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. Remove Element:</text:p>
            <text:p/>
            <text:p>- I struggled with the pointers</text:p>
            <text:p/>
          </table:table-cell>
          <table:table-cell table:style-name="ce49"/>
          <table:table-cell table:style-name="ce22"/>
          <table:table-cell table:style-name="ce31" table:formula="of:=IF([.$D37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2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3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6. Remove Duplicates from Sorted Array:</text:p>
            <text:p/>
          </table:table-cell>
          <table:table-cell table:style-name="ce49"/>
          <table:table-cell table:style-name="ce22"/>
          <table:table-cell table:style-name="ce31" table:formula="of:=IF([.$D37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8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Two-Pointers</text:p>
          </table:table-cell>
          <table:table-cell table:formula="of:= 10 - ([.$E374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2. Remove Duplicates from Sorted List II:</text:p>
            <text:p/>
            <text:p>- I struggled to find to manage pointer and delete duplicates</text:p>
            <text:p/>
          </table:table-cell>
          <table:table-cell table:style-name="ce49" office:value-type="string" calcext:value-type="string">
            <text:p/>
            <text:p>- More problems with linked lists</text:p>
          </table:table-cell>
          <table:table-cell table:style-name="ce22" office:value-type="string" calcext:value-type="string">
            <text:p/>
            <text:p>- I used sentinel pattern</text:p>
          </table:table-cell>
          <table:table-cell table:style-name="ce31" table:formula="of:=IF([.$D37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8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Two-Pointers</text:p>
          </table:table-cell>
          <table:table-cell table:formula="of:= 10 - ([.$E375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3. Remove Duplicates from Sorted List:</text:p>
            <text:p/>
          </table:table-cell>
          <table:table-cell table:style-name="ce49"/>
          <table:table-cell table:style-name="ce22"/>
          <table:table-cell table:style-name="ce31" table:formula="of:=IF([.$D37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3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6] - 20)/4" office:value-type="float" office:value="8.25" calcext:value-type="float">
            <text:p>8.25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30. Substring with Concatenation of All Words:</text:p>
            <text:p/>
            <text:p>- I am still too slow</text:p>
            <text:p/>
          </table:table-cell>
          <table:table-cell table:style-name="ce49"/>
          <table:table-cell table:style-name="ce22"/>
          <table:table-cell table:style-name="ce31" table:formula="of:=IF([.$D37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47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2" calcext:value-type="date">
            <text:p>08/02/20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377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72. Concatenated Words:</text:p>
            <text:p/>
            <text:p>- I didn’t use a Trie</text:p>
            <text:p/>
          </table:table-cell>
          <table:table-cell table:style-name="ce49"/>
          <table:table-cell table:style-name="ce22"/>
          <table:table-cell table:style-name="ce31" table:formula="of:=IF([.$D37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10" table:visibility="filter">
          <table:table-cell table:style-name="ce1" office:value-type="string" calcext:value-type="string">
            <text:p>LC-76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1" calcext:value-type="date">
            <text:p>08/01/20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8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76. Minimum Window Substring:</text:p>
            <text:p/>
            <text:p>- I didn’t see that I need to shrink the window since I am looking </text:p>
            <text:p>for the min window</text:p>
            <text:p>- I am too slow</text:p>
            <text:p/>
            <text:p/>
          </table:table-cell>
          <table:table-cell table:style-name="ce49"/>
          <table:table-cell table:style-name="ce22"/>
          <table:table-cell table:style-name="ce31" table:formula="of:=IF([.$D37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43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1" calcext:value-type="date">
            <text:p>08/01/20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9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38. Find All Anagrams in a String:</text:p>
            <text:p/>
            <text:p>- I am still slow</text:p>
            <text:p/>
          </table:table-cell>
          <table:table-cell table:style-name="ce49"/>
          <table:table-cell table:style-name="ce22"/>
          <table:table-cell table:style-name="ce31" table:formula="of:=IF([.$D37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7" table:visibility="filter">
          <table:table-cell table:style-name="ce1" office:value-type="string" calcext:value-type="string">
            <text:p>LC-5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date" office:date-value="2020-08-01" calcext:value-type="date">
            <text:p>08/01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0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567. Permutation in String:</text:p>
            <text:p/>
            <text:p>- Too slow</text:p>
            <text:p>- I don’t cover all cases</text:p>
            <text:p/>
            <text:p/>
          </table:table-cell>
          <table:table-cell table:style-name="ce49"/>
          <table:table-cell table:style-name="ce22"/>
          <table:table-cell table:style-name="ce31" table:formula="of:=IF([.$D38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9" table:visibility="filter">
          <table:table-cell table:style-name="ce1" office:value-type="string" calcext:value-type="string">
            <text:p>LC-35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1" calcext:value-type="date">
            <text:p>08/01/20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Hash/Set</text:p>
            <text:p>Queue/Stack</text:p>
          </table:table-cell>
          <table:table-cell table:style-name="ce1" office:value-type="string" calcext:value-type="string">
            <text:p>N/A</text:p>
          </table:table-cell>
          <table:table-cell table:formula="of:= 10 - ([.$E381] - 20)/4" office:value-type="float" office:value="9.25" calcext:value-type="float">
            <text:p>9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59. Logger Rate Limiter:</text:p>
            <text:p/>
            <text:p>- My 1<text:span text:style-name="T2">st</text:span>. Solution was based with Hash only</text:p>
            <text:p>- I was too slow to come up with a solution with a Queue</text:p>
            <text:p/>
            <text:p/>
          </table:table-cell>
          <table:table-cell table:style-name="ce49" office:value-type="string" calcext:value-type="string">
            <text:p/>
            <text:p>- More problems with queue datastructure</text:p>
          </table:table-cell>
          <table:table-cell table:style-name="ce22"/>
          <table:table-cell table:style-name="ce31" table:formula="of:=IF([.$D38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table:style-name="ce1" office:value-type="string" calcext:value-type="string">
            <text:p>LC-52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8-01" calcext:value-type="date">
            <text:p>08/01/20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82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20. Detect Capital:</text:p>
            <text:p/>
          </table:table-cell>
          <table:table-cell table:style-name="ce49"/>
          <table:table-cell table:style-name="ce22"/>
          <table:table-cell table:style-name="ce31" table:formula="of:=IF([.$D38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4" table:visibility="filter">
          <table:table-cell table:style-name="ce1" office:value-type="string" calcext:value-type="string">
            <text:p>LC-5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7-31" calcext:value-type="date">
            <text:p>07/31/20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3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567. Permutation in String:</text:p>
            <text:p/>
            <text:p>- Too slow</text:p>
            <text:p/>
          </table:table-cell>
          <table:table-cell table:style-name="ce49"/>
          <table:table-cell table:style-name="ce22"/>
          <table:table-cell table:style-name="ce31" table:formula="of:=IF([.$D38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2" table:visibility="filter">
          <table:table-cell table:style-name="ce1" office:value-type="string" calcext:value-type="string">
            <text:p>LC-42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0" office:value-type="date" office:date-value="2020-07-31" calcext:value-type="date">
            <text:p>07/31/20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24. Longest Repeating Character Replacement:</text:p>
            <text:p/>
            <text:p>- In the middle of the implementation, I struggled to find the key logic</text:p>
            <text:p>- Is the issue in my intuition step? I spend 10 minutes to build the intuition</text:p>
            <text:p/>
          </table:table-cell>
          <table:table-cell table:style-name="ce49"/>
          <table:table-cell table:style-name="ce22"/>
          <table:table-cell table:style-name="ce31" table:formula="of:=IF([.$D38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5"/>
          <table:table-cell table:style-name="ce81" table:number-columns-repeated="6"/>
        </table:table-row>
        <table:table-row table:style-name="ro5" table:visibility="filter">
          <table:table-cell office:value-type="string" calcext:value-type="string">
            <text:p>LC-7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31" calcext:value-type="date">
            <text:p>07/31/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85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70. Climbing Stairs:</text:p>
            <text:p/>
          </table:table-cell>
          <table:table-cell table:number-columns-repeated="2"/>
          <table:table-cell table:style-name="ce31" table:formula="of:=IF([.$D38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49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30" calcext:value-type="date">
            <text:p>07/30/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6] - 20)/4" office:value-type="float" office:value="9.75" calcext:value-type="float">
            <text:p>9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93. Longest Subarray of 1's After Deleting One Element:</text:p>
            <text:p/>
            <text:p>- I didn’t see a case because I didn’t spend enough time with TDD</text:p>
            <text:p> </text:p>
          </table:table-cell>
          <table:table-cell table:number-columns-repeated="2"/>
          <table:table-cell table:style-name="ce31" table:formula="of:=IF([.$D38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 table:visibility="filter">
          <table:table-cell office:value-type="string" calcext:value-type="string">
            <text:p>LC-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30" calcext:value-type="date">
            <text:p>07/30/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7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. Longest Substring Without Repeating Characters:</text:p>
            <text:p/>
          </table:table-cell>
          <table:table-cell table:number-columns-repeated="2"/>
          <table:table-cell table:style-name="ce31" table:formula="of:=IF([.$D38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 table:visibility="filter">
          <table:table-cell office:value-type="string" calcext:value-type="string">
            <text:p>LC-90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30" calcext:value-type="date">
            <text:p>07/30/2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8] - 20)/4" office:value-type="float" office:value="12" calcext:value-type="float">
            <text:p>12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904. Fruit Into Baskets:</text:p>
            <text:p/>
          </table:table-cell>
          <table:table-cell table:number-columns-repeated="2"/>
          <table:table-cell table:style-name="ce31" table:formula="of:=IF([.$D38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 table:visibility="filter">
          <table:table-cell office:value-type="string" calcext:value-type="string">
            <text:p>LC-1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30" calcext:value-type="date">
            <text:p>07/30/20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389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0. Word Break II:</text:p>
            <text:p/>
            <text:p>- Too slow</text:p>
            <text:p>- I struggled with the memorization</text:p>
            <text:p>- I stuggled with the time and space complexity</text:p>
            <text:p/>
          </table:table-cell>
          <table:table-cell/>
          <table:table-cell office:value-type="string" calcext:value-type="string">
            <text:p/>
            <text:p>- I didn’t strugle with the recursion</text:p>
            <text:p>- I finished the recursive solution after 15 minutes</text:p>
          </table:table-cell>
          <table:table-cell table:style-name="ce31" table:formula="of:=IF([.$D38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3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9" calcext:value-type="date">
            <text:p>07/29/20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90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0. Longest Substring with At Most K Distinct Characters:</text:p>
            <text:p/>
            <text:p>- Too slow</text:p>
            <text:p/>
          </table:table-cell>
          <table:table-cell table:number-columns-repeated="2"/>
          <table:table-cell table:style-name="ce31" table:formula="of:=IF([.$D39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39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9" calcext:value-type="date">
            <text:p>07/29/2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Recursion</text:p>
          </table:table-cell>
          <table:table-cell table:formula="of:= 10 - ([.$E391] - 20)/4" office:value-type="float" office:value="3" calcext:value-type="float">
            <text:p>3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5. Longest Substring with At Least K Repeating Characters:</text:p>
            <text:p/>
            <text:p>- I was too slow</text:p>
            <text:p>- I struggled with the recursion</text:p>
            <text:p/>
          </table:table-cell>
          <table:table-cell table:number-columns-repeated="2"/>
          <table:table-cell table:style-name="ce31" table:formula="of:=IF([.$D39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 table:visibility="filter">
          <table:table-cell office:value-type="string" calcext:value-type="string">
            <text:p>LC-3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9" calcext:value-type="date">
            <text:p>07/29/20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92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09. Best Time to Buy and Sell Stock with Cooldown:</text:p>
            <text:p/>
            <text:p>- I was too slow</text:p>
            <text:p>- My DP solution isn’t optimal</text:p>
            <text:p>- I don’t know DP + State Machine technique</text:p>
            <text:p/>
          </table:table-cell>
          <table:table-cell office:value-type="string" calcext:value-type="string">
            <text:p/>
            <text:p>- Work on DP</text:p>
            <text:p>- Work on DP + <text:span text:style-name="T6">Statemachine technique</text:span></text:p>
          </table:table-cell>
          <table:table-cell office:value-type="string" calcext:value-type="string">
            <text:p/>
            <text:p>- I saw that the problem is a DP problem early</text:p>
          </table:table-cell>
          <table:table-cell table:style-name="ce31" table:formula="of:=IF([.$D39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62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8" calcext:value-type="date">
            <text:p>07/28/20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Greedy</text:p>
          </table:table-cell>
          <table:table-cell table:formula="of:= 10 - ([.$E393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21. Task Scheduler:</text:p>
            <text:p/>
            <text:p>- I didn’t see the greedy approach</text:p>
            <text:p>- I was too slow</text:p>
            <text:p/>
          </table:table-cell>
          <table:table-cell table:number-columns-repeated="2"/>
          <table:table-cell table:style-name="ce31" table:formula="of:=IF([.$D39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7" calcext:value-type="date">
            <text:p>07/27/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394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9. Longest Substring with At Most Two Distinct Characters:</text:p>
            <text:p/>
            <text:p>- </text:p>
            <text:p/>
          </table:table-cell>
          <table:table-cell table:number-columns-repeated="2"/>
          <table:table-cell table:style-name="ce31" table:formula="of:=IF([.$D39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0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7" calcext:value-type="date">
            <text:p>07/27/202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DFS</text:p>
          </table:table-cell>
          <table:table-cell table:formula="of:= 10 - ([.$E395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6. Construct Binary Tree from Inorder and Postorder Traversal:</text:p>
            <text:p/>
            <text:p>- Stuggled to create the recursive function</text:p>
            <text:p/>
          </table:table-cell>
          <table:table-cell/>
          <table:table-cell office:value-type="string" calcext:value-type="string">
            <text:p/>
            <text:p>- I have seen the pattern early</text:p>
          </table:table-cell>
          <table:table-cell table:style-name="ce31" table:formula="of:=IF([.$D39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 table:visibility="filter">
          <table:table-cell office:value-type="string" calcext:value-type="string">
            <text:p>LC-25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6" calcext:value-type="date">
            <text:p>07/26/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396] - 20)/4" office:value-type="float" office:value="14" calcext:value-type="float">
            <text:p>14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8. Add Digits:</text:p>
            <text:p/>
          </table:table-cell>
          <table:table-cell table:number-columns-repeated="2"/>
          <table:table-cell table:style-name="ce31" table:formula="of:=IF([.$D39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5" calcext:value-type="date">
            <text:p>07/25/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397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09. Minimum Size Subarray Sum:</text:p>
            <text:p/>
            <text:p>- I stuggled to implement the sliding window that changes its size</text:p>
            <text:p/>
          </table:table-cell>
          <table:table-cell table:number-columns-repeated="2"/>
          <table:table-cell table:style-name="ce31" table:formula="of:=IF([.$D39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5" calcext:value-type="date">
            <text:p>07/25/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398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0. Contains Duplicate III:</text:p>
            <text:p/>
            <text:p>- I didn’t see the case where t (the diff limit) is too big</text:p>
            <text:p/>
          </table:table-cell>
          <table:table-cell table:number-columns-repeated="2"/>
          <table:table-cell table:style-name="ce31" table:formula="of:=IF([.$D39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 table:visibility="filter">
          <table:table-cell office:value-type="string" calcext:value-type="string">
            <text:p>LC-21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5" calcext:value-type="date">
            <text:p>07/25/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Hash</text:p>
          </table:table-cell>
          <table:table-cell table:formula="of:= 10 - ([.$E399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19. Contains Duplicate II:</text:p>
            <text:p/>
          </table:table-cell>
          <table:table-cell table:number-columns-repeated="2"/>
          <table:table-cell table:style-name="ce31" table:formula="of:=IF([.$D39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83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5" calcext:value-type="date">
            <text:p>07/25/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  <text:p>Two-pointers</text:p>
          </table:table-cell>
          <table:table-cell table:formula="of:= 10 - ([.$E400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32. Flipping an Image:</text:p>
            <text:p/>
            <text:p/>
          </table:table-cell>
          <table:table-cell table:number-columns-repeated="2"/>
          <table:table-cell table:style-name="ce31" table:formula="of:=IF([.$D40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2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5" calcext:value-type="date">
            <text:p>07/25/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1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256. Encode Number:</text:p>
            <text:p/>
            <text:p>- I didn’t notice the pattern</text:p>
            <text:p/>
          </table:table-cell>
          <table:table-cell table:number-columns-repeated="2"/>
          <table:table-cell table:style-name="ce31" table:formula="of:=IF([.$D40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79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4" calcext:value-type="date">
            <text:p>07/24/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acktracking</text:p>
          </table:table-cell>
          <table:table-cell table:formula="of:= 10 - ([.$E402] - 20)/4" office:value-type="float" office:value="11.75" calcext:value-type="float">
            <text:p>1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7. All Paths From Source to Target:</text:p>
            <text:p/>
            <text:p>- I stuggled to analyze to the time and space complexity</text:p>
            <text:p> </text:p>
          </table:table-cell>
          <table:table-cell table:number-columns-repeated="2"/>
          <table:table-cell table:style-name="ce31" table:formula="of:=IF([.$D40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8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4" calcext:value-type="date">
            <text:p>07/24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Fast-Slow-Pointers</text:p>
          </table:table-cell>
          <table:table-cell table:formula="of:= 10 - ([.$E403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87. Find the Duplicate Number:</text:p>
            <text:p/>
            <text:p>- I didn’t see the cycle pattern</text:p>
            <text:p/>
            <text:p/>
          </table:table-cell>
          <table:table-cell table:number-columns-repeated="2"/>
          <table:table-cell table:style-name="ce31" table:formula="of:=IF([.$D40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34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4" calcext:value-type="date">
            <text:p>07/24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4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2. Power of Four:</text:p>
            <text:p/>
            <text:p>- I jumped to a solution before I understand the problem</text:p>
            <text:p>- I mixed power of 4 with divisible by 4</text:p>
            <text:p/>
          </table:table-cell>
          <table:table-cell table:number-columns-repeated="2"/>
          <table:table-cell table:style-name="ce31" table:formula="of:=IF([.$D40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47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4" calcext:value-type="date">
            <text:p>07/24/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5] - 20)/4" office:value-type="float" office:value="13.75" calcext:value-type="float">
            <text:p>1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6. Number Complement:</text:p>
            <text:p/>
            <text:p>- I didn’t know the Python function: n.bit_length()</text:p>
            <text:p/>
          </table:table-cell>
          <table:table-cell table:number-columns-repeated="2"/>
          <table:table-cell table:style-name="ce31" table:formula="of:=IF([.$D40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3" calcext:value-type="date">
            <text:p>07/23/20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6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60. Single Number III:</text:p>
            <text:p/>
            <text:p>- I came up with the naive solution only</text:p>
            <text:p/>
          </table:table-cell>
          <table:table-cell table:number-columns-repeated="2"/>
          <table:table-cell table:style-name="ce31" table:formula="of:=IF([.$D40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3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3" calcext:value-type="date">
            <text:p>07/23/20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7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7. Single Number II:</text:p>
            <text:p/>
            <text:p>- I came up with the naive solution only</text:p>
            <text:p/>
          </table:table-cell>
          <table:table-cell table:number-columns-repeated="2"/>
          <table:table-cell table:style-name="ce31" table:formula="of:=IF([.$D40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 table:visibility="filter">
          <table:table-cell office:value-type="string" calcext:value-type="string">
            <text:p>LC-38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3" calcext:value-type="date">
            <text:p>07/23/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8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89. Find the Difference:</text:p>
            <text:p/>
          </table:table-cell>
          <table:table-cell table:number-columns-repeated="2"/>
          <table:table-cell table:style-name="ce31" table:formula="of:=IF([.$D40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13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3" calcext:value-type="date">
            <text:p>07/23/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9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36. Single Number:</text:p>
            <text:p/>
            <text:p/>
          </table:table-cell>
          <table:table-cell table:number-columns-repeated="2"/>
          <table:table-cell table:style-name="ce31" table:formula="of:=IF([.$D40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98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07/22/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0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86. Interval List Intersections:</text:p>
            <text:p/>
            <text:p>- Too slow</text:p>
            <text:p/>
          </table:table-cell>
          <table:table-cell table:number-columns-repeated="2"/>
          <table:table-cell table:style-name="ce31" table:formula="of:=IF([.$D41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5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07/22/20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1] - 20)/4" office:value-type="float" office:value="6.5" calcext:value-type="float">
            <text:p>6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3. Meeting Rooms II:</text:p>
            <text:p/>
            <text:p>- I didn’t notice the general case</text:p>
            <text:p>- I didn’t spend enough time on building my intuition</text:p>
            <text:p/>
          </table:table-cell>
          <table:table-cell table:number-columns-repeated="2"/>
          <table:table-cell table:style-name="ce31" table:formula="of:=IF([.$D41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07/22/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2] - 20)/4" office:value-type="float" office:value="13" calcext:value-type="float">
            <text:p>13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2. Meeting Rooms:</text:p>
            <text:p/>
            <text:p>- I didn’t spend enough time on building my intuition</text:p>
            <text:p/>
          </table:table-cell>
          <table:table-cell table:number-columns-repeated="2"/>
          <table:table-cell table:style-name="ce31" table:formula="of:=IF([.$D41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07/22/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3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56. Merge Intervals:</text:p>
            <text:p/>
            <text:p>- I was too slow</text:p>
            <text:p/>
          </table:table-cell>
          <table:table-cell table:number-columns-repeated="2"/>
          <table:table-cell table:style-name="ce31" table:formula="of:=IF([.$D41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68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07/22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14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80. Valid Palindrome II:</text:p>
            <text:p/>
            <text:p>- I didn’t see one special case: a   b   d   c   c   d   c   b   a</text:p>
            <text:p/>
          </table:table-cell>
          <table:table-cell table:number-columns-repeated="2"/>
          <table:table-cell table:style-name="ce31" table:formula="of:=IF([.$D41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41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07/22/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415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15. Add Strings:</text:p>
            <text:p/>
            <text:p/>
          </table:table-cell>
          <table:table-cell table:number-columns-repeated="2"/>
          <table:table-cell table:style-name="ce31" table:formula="of:=IF([.$D41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95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07/22/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16] - 20)/4" office:value-type="float" office:value="11.5" calcext:value-type="float">
            <text:p>11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3. Verifying an Alien Dictionary:</text:p>
            <text:p/>
            <text:p>- I forget about the case “ab” and “abc”</text:p>
            <text:p/>
          </table:table-cell>
          <table:table-cell table:number-columns-repeated="2"/>
          <table:table-cell table:style-name="ce31" table:formula="of:=IF([.$D41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07/21/20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acktracking</text:p>
          </table:table-cell>
          <table:table-cell table:formula="of:= 10 - ([.$E41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0. Permutation Sequence:</text:p>
            <text:p>- I was too slow</text:p>
            <text:p>- It jumped in a backtracking solution but it was not efficient (35 minutes)</text:p>
            <text:p>- I spent more than 60 minutes to come up with a quadratic solution</text:p>
            <text:p/>
          </table:table-cell>
          <table:table-cell table:number-columns-repeated="2"/>
          <table:table-cell table:style-name="ce31" table:formula="of:=IF([.$D41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07/21/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18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. Permutations II:</text:p>
            <text:p/>
            <text:p>- I am still struggling with recursion (repition, without repitions)</text:p>
            <text:p>- I am too slow</text:p>
            <text:p/>
          </table:table-cell>
          <table:table-cell/>
          <table:table-cell office:value-type="string" calcext:value-type="string">
            <text:p/>
            <text:p>- I completed a first version in 25 minutes</text:p>
          </table:table-cell>
          <table:table-cell table:style-name="ce31" table:formula="of:=IF([.$D41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07/21/20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419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9. Divide Two Integers:</text:p>
            <text:p/>
            <text:p>- I was too slow</text:p>
            <text:p>- I wasted lot of time just to division with -1 or 1</text:p>
            <text:p/>
          </table:table-cell>
          <table:table-cell office:value-type="string" calcext:value-type="string">
            <text:p/>
            <text:p>- Don’t wast time on less important cases/things</text:p>
          </table:table-cell>
          <table:table-cell office:value-type="string" calcext:value-type="string">
            <text:p/>
            <text:p>- I came up with the naive solution in 6mn</text:p>
          </table:table-cell>
          <table:table-cell table:style-name="ce31" table:formula="of:=IF([.$D41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07/21/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20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8. String to Integer (atoi):</text:p>
            <text:p/>
            <text:p>- I was slow</text:p>
            <text:p>- I didn’t clarify the case of an overflow: result isn’t an int</text:p>
            <text:p/>
          </table:table-cell>
          <table:table-cell table:number-columns-repeated="2"/>
          <table:table-cell table:style-name="ce31" table:formula="of:=IF([.$D42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 table:visibility="filter">
          <table:table-cell office:value-type="string" calcext:value-type="string">
            <text:p>LC-4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07/21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21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. Permutations:</text:p>
            <text:p/>
            <text:p>- I was slow</text:p>
            <text:p>- I stuggled in the recursion</text:p>
            <text:p>- I struggled in the time and space analysis</text:p>
            <text:p/>
          </table:table-cell>
          <table:table-cell table:number-columns-repeated="2"/>
          <table:table-cell table:style-name="ce31" table:formula="of:=IF([.$D42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7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07/21/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22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. Word Search:</text:p>
            <text:p/>
            <text:p>- I was slow</text:p>
            <text:p>- I struggled to analyze the time complexity</text:p>
            <text:p/>
          </table:table-cell>
          <table:table-cell office:value-type="string" calcext:value-type="string">
            <text:p/>
            <text:p>- At each cell, the backtracking function could call itself 4 times</text:p>
            <text:p>- It’s like a 4-ary tree where each node has 4 children</text:p>
            <text:p>- The time complexity is then 4^the depth of the tree</text:p>
          </table:table-cell>
          <table:table-cell/>
          <table:table-cell table:style-name="ce31" table:formula="of:=IF([.$D42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0" calcext:value-type="date">
            <text:p>07/20/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23] - 20)/4" office:value-type="float" office:value="9.5" calcext:value-type="float">
            <text:p>9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. ZigZag Conversion:</text:p>
            <text:p/>
            <text:p>- I wasted 5 minutes by trying to do a nested join ‘’.joint([‘’.join...])</text:p>
            <text:p/>
          </table:table-cell>
          <table:table-cell office:value-type="string" calcext:value-type="string">
            <text:p/>
            <text:p>- Don’t wast time on less important cases/things</text:p>
            <text:p>- Keep things simple even if they’re not clean and refactor later</text:p>
          </table:table-cell>
          <table:table-cell/>
          <table:table-cell table:style-name="ce31" table:formula="of:=IF([.$D42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 table:visibility="filter">
          <table:table-cell office:value-type="string" calcext:value-type="string">
            <text:p>LC-1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0" calcext:value-type="date">
            <text:p>07/20/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  <text:p>Two-pointers</text:p>
          </table:table-cell>
          <table:table-cell table:formula="of:= 10 - ([.$E424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. Remove Nth Node From End of List:</text:p>
            <text:p/>
          </table:table-cell>
          <table:table-cell table:number-columns-repeated="2"/>
          <table:table-cell table:style-name="ce31" table:formula="of:=IF([.$D42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116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0" calcext:value-type="date">
            <text:p>07/20/2020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25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1. Maximum Level Sum of a Binary Tree:</text:p>
            <text:p/>
          </table:table-cell>
          <table:table-cell/>
          <table:table-cell office:value-type="string" calcext:value-type="string">
            <text:p/>
            <text:p>- I followed the process</text:p>
            <text:p/>
          </table:table-cell>
          <table:table-cell table:style-name="ce31" table:formula="of:=IF([.$D42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0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0" calcext:value-type="date">
            <text:p>07/20/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</table:table-cell>
          <table:table-cell table:formula="of:= 10 - ([.$E426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03. Remove Linked List Elements:</text:p>
            <text:p/>
            <text:p>- I didn’t know about the sentinel node pattern</text:p>
            <text:p/>
          </table:table-cell>
          <table:table-cell/>
          <table:table-cell office:value-type="string" calcext:value-type="string">
            <text:p/>
            <text:p>- Followed the process</text:p>
            <text:p>- Came up with multiple test cases</text:p>
            <text:p>- I thought about optimizations</text:p>
            <text:p/>
          </table:table-cell>
          <table:table-cell table:style-name="ce31" table:formula="of:=IF([.$D42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3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9" calcext:value-type="date">
            <text:p>07/19/20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FS</text:p>
          </table:table-cell>
          <table:table-cell table:formula="of:= 10 - ([.$E42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0. Minimum Height Trees:</text:p>
            <text:p/>
            <text:p>- I came up with the naive solution (DFS) after 35 minutes</text:p>
            <text:p>- ?</text:p>
            <text:p/>
          </table:table-cell>
          <table:table-cell table:number-columns-repeated="2"/>
          <table:table-cell table:style-name="ce31" table:formula="of:=IF([.$D42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8" calcext:value-type="date">
            <text:p>07/18/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Topo-sort</text:p>
          </table:table-cell>
          <table:table-cell table:formula="of:= 10 - ([.$E428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0. Course Schedule II:</text:p>
            <text:p/>
            <text:p>- I spent 38 minutes to figure out how to check if a graph is acyclic</text:p>
            <text:p>- I didn’t come up with a naive approach</text:p>
            <text:p/>
          </table:table-cell>
          <table:table-cell office:value-type="string" calcext:value-type="string">
            <text:p/>
            <text:p>- Refresh Graph, acyclic, topo-sort, SCC, DFS, BFS</text:p>
          </table:table-cell>
          <table:table-cell office:value-type="string" calcext:value-type="string">
            <text:p/>
            <text:p>- Except the acyclic check, I coded the solution in 12 minutes</text:p>
            <text:p>- I followed the process</text:p>
          </table:table-cell>
          <table:table-cell table:style-name="ce31" table:formula="of:=IF([.$D42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7" calcext:value-type="date">
            <text:p>07/17/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p</text:p>
            <text:p>Quick-Select</text:p>
          </table:table-cell>
          <table:table-cell office:value-type="string" calcext:value-type="string">
            <text:p>K-largest</text:p>
          </table:table-cell>
          <table:table-cell table:formula="of:= 10 - ([.$E42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5. Kth Largest Element in an Array:</text:p>
            <text:p/>
            <text:p>- I struggled to find the condition when to stop</text:p>
            <text:p/>
          </table:table-cell>
          <table:table-cell office:value-type="string" calcext:value-type="string">
            <text:p/>
            <text:p>- Quick Sort/Select the item that won’t be moved later on is the </text:p>
            <text:p>Pivot</text:p>
          </table:table-cell>
          <table:table-cell office:value-type="string" calcext:value-type="string">
            <text:p>- Implemented 3 solutions in 30 mn</text:p>
            <text:p>- I analyse each solution and I noticed that we could do better</text:p>
            <text:p>- I followed the process</text:p>
          </table:table-cell>
          <table:table-cell table:style-name="ce31" table:formula="of:=IF([.$D42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 table:visibility="filter">
          <table:table-cell office:value-type="string" calcext:value-type="string">
            <text:p>LC-3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7" calcext:value-type="date">
            <text:p>07/17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K-largest</text:p>
          </table:table-cell>
          <table:table-cell table:formula="of:= 10 - ([.$E430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7. Top K Frequent Elements:</text:p>
            <text:p/>
            <text:p>- I created first a heap of size n</text:p>
            <text:p>- I should have created a heap of size k</text:p>
            <text:p>- I didn’t know the Quick Select solution: Linear</text:p>
            <text:p/>
          </table:table-cell>
          <table:table-cell office:value-type="string" calcext:value-type="string">
            <text:p/>
            <text:p>- To review heap sort</text:p>
            <text:p>- To review Quick Sort</text:p>
            <text:p>- To review Quick Select</text:p>
          </table:table-cell>
          <table:table-cell/>
          <table:table-cell table:style-name="ce31" table:formula="of:=IF([.$D43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7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6" calcext:value-type="date">
            <text:p>07/16/20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Shortest-Path</text:p>
          </table:table-cell>
          <table:table-cell table:formula="of:= 10 - ([.$E431] - 20)/4" office:value-type="float" office:value="0.5" calcext:value-type="float">
            <text:p>0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43. Network Delay Time:</text:p>
            <text:p/>
            <text:p>- Too Slow</text:p>
            <text:p/>
          </table:table-cell>
          <table:table-cell table:number-columns-repeated="2"/>
          <table:table-cell table:style-name="ce31" table:formula="of:=IF([.$D43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6" calcext:value-type="date">
            <text:p>07/16/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432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3. Multiply Strings:</text:p>
            <text:p/>
            <text:p>- I was too slow</text:p>
            <text:p/>
          </table:table-cell>
          <table:table-cell table:number-columns-repeated="2"/>
          <table:table-cell table:style-name="ce31" table:formula="of:=IF([.$D43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31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41" office:value-type="date" office:date-value="2020-07-16" calcext:value-type="date">
            <text:p>07/16/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3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31. Next Permutation: </text:p>
            <text:p/>
            <text:p> - I was slow</text:p>
            <text:p>- I missed one information and therefore come up with O(nlogn) solution</text:p>
            <text:p/>
          </table:table-cell>
          <table:table-cell table:number-columns-repeated="2"/>
          <table:table-cell table:style-name="ce31" table:formula="of:=IF([.$D43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4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07/15/20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34] - 20)/4" office:value-type="float" office:value="1.75" calcext:value-type="float">
            <text:p>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40. Combination Sum II:</text:p>
            <text:p/>
            <text:p>- I struggled to remove duplicates</text:p>
            <text:p/>
          </table:table-cell>
          <table:table-cell table:number-columns-repeated="2"/>
          <table:table-cell table:style-name="ce31" table:formula="of:=IF([.$D43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 table:visibility="filter">
          <table:table-cell office:value-type="string" calcext:value-type="string">
            <text:p>LC-3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07/15/20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35] - 20)/4" office:value-type="float" office:value="-5" calcext:value-type="float">
            <text:p>-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. Combination Sum:</text:p>
            <text:p/>
            <text:p>- I thought that it was a problem like knapsack problem (DP)</text:p>
            <text:p>- I jumped in a DP implementation before I am sure</text:p>
            <text:p/>
            <text:p/>
          </table:table-cell>
          <table:table-cell office:value-type="string" calcext:value-type="string">
            <text:p/>
            <text:p>- Refresh Knapsack problems</text:p>
          </table:table-cell>
          <table:table-cell/>
          <table:table-cell table:style-name="ce31" table:formula="of:=IF([.$D43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3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07/15/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6] - 20)/4" office:value-type="float" office:value="9.75" calcext:value-type="float">
            <text:p>9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. Valid Sudoku:</text:p>
            <text:p/>
            <text:p>- I wasted at list 5 minutes because of copy/past that I didn’t modify</text:p>
            <text:p/>
          </table:table-cell>
          <table:table-cell office:value-type="string" calcext:value-type="string">
            <text:p/>
            <text:p>- Read when something is pasted</text:p>
          </table:table-cell>
          <table:table-cell/>
          <table:table-cell table:style-name="ce31" table:formula="of:=IF([.$D43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3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07/15/20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7] - 20)/4" office:value-type="float" office:value="10.25" calcext:value-type="float">
            <text:p>10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4. Find First and Last Position of Element in Sorted Array:</text:p>
            <text:p/>
            <text:p>- I struggled to analyze the time complexity</text:p>
            <text:p/>
          </table:table-cell>
          <table:table-cell table:number-columns-repeated="2"/>
          <table:table-cell table:style-name="ce31" table:formula="of:=IF([.$D43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3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07/15/20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8] - 20)/4" office:value-type="float" office:value="-3.75" calcext:value-type="float">
            <text:p>-3.75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31. Next Permutation:</text:p>
            <text:p/>
            <text:p>- I struggled to understand the problem</text:p>
            <text:p>- I struggled to implement to naive solution</text:p>
            <text:p/>
          </table:table-cell>
          <table:table-cell table:number-columns-repeated="2"/>
          <table:table-cell table:style-name="ce31" table:formula="of:=IF([.$D43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15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07/15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9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51. Reverse Words in a String:</text:p>
            <text:p/>
            <text:p>- I didn’t use the build function s.plit</text:p>
            <text:p>- It could be done in less than 5 minutes</text:p>
            <text:p/>
          </table:table-cell>
          <table:table-cell table:number-columns-repeated="2"/>
          <table:table-cell table:style-name="ce31" table:formula="of:=IF([.$D43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4" calcext:value-type="date">
            <text:p>07/14/20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inked-List</text:p>
          </table:table-cell>
          <table:table-cell table:formula="of:= 10 - ([.$E440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4. Swap Nodes in Pairs:</text:p>
            <text:p/>
            <text:p>I am still stuggling with recursion</text:p>
            <text:p/>
          </table:table-cell>
          <table:table-cell table:number-columns-repeated="2"/>
          <table:table-cell table:style-name="ce31" table:formula="of:=IF([.$D44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2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4" calcext:value-type="date">
            <text:p>07/14/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41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2. Generate Parentheses:</text:p>
            <text:p/>
            <text:p/>
          </table:table-cell>
          <table:table-cell table:number-columns-repeated="2"/>
          <table:table-cell table:style-name="ce31" table:formula="of:=IF([.$D44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3" table:visibility="filter">
          <table:table-cell office:value-type="string" calcext:value-type="string">
            <text:p>LC-134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4" calcext:value-type="date">
            <text:p>07/14/20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442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44. Angle Between Hands of a Clock:</text:p>
            <text:p/>
            <text:p>- I wasted lot of time trying to solve this problem with Triangles/sinus/</text:p>
            <text:p>Consinus</text:p>
            <text:p>- I didn’t read the hints</text:p>
            <text:p>- I notice that 1mn = 6 degree too late</text:p>
            <text:p>- I didn’t see that the solution is the difference between hour hand degree </text:p>
            <text:p>and minute hand degree</text:p>
            <text:p/>
          </table:table-cell>
          <table:table-cell table:number-columns-repeated="2"/>
          <table:table-cell table:style-name="ce31" table:formula="of:=IF([.$D44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1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3" calcext:value-type="date">
            <text:p>07/13/20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3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8. 4Sum:</text:p>
            <text:p/>
            <text:p>- I took long time to decide reuse two_sum</text:p>
            <text:p>- I didn’t reuse 3Sum</text:p>
            <text:p/>
          </table:table-cell>
          <table:table-cell table:number-columns-repeated="2"/>
          <table:table-cell table:style-name="ce31" table:formula="of:=IF([.$D44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6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3" calcext:value-type="date">
            <text:p>07/13/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44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68. Missing Number:</text:p>
            <text:p/>
            <text:p>- I didn’t see what could be wrong with my solution if n is large</text:p>
            <text:p>- I didn’t see the bitwise solution</text:p>
            <text:p/>
          </table:table-cell>
          <table:table-cell table:number-columns-repeated="2"/>
          <table:table-cell table:style-name="ce31" table:formula="of:=IF([.$D44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3" calcext:value-type="date">
            <text:p>07/13/2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45] - 20)/4" office:value-type="float" office:value="8.5" calcext:value-type="float">
            <text:p>8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7. Letter Combinations of a Phone Number:</text:p>
            <text:p/>
            <text:p>- I am still struggling with the recursion</text:p>
            <text:p/>
          </table:table-cell>
          <table:table-cell table:number-columns-repeated="2"/>
          <table:table-cell table:style-name="ce31" table:formula="of:=IF([.$D44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6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3" calcext:value-type="date">
            <text:p>07/13/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6] - 20)/4" office:value-type="float" office:value="5" calcext:value-type="float">
            <text:p>5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11. Valid Triangle Number:</text:p>
            <text:p/>
            <text:p>- I struggled to find the condition that make 3 numbers a valid </text:p>
            <text:p>Triangle</text:p>
            <text:p/>
          </table:table-cell>
          <table:table-cell office:value-type="string" calcext:value-type="string">
            <text:p/>
            <text:p>- a, b, c form a valid triangle if a + b &gt; c </text:p>
            <text:p>(c = max(a, b, c)</text:p>
          </table:table-cell>
          <table:table-cell office:value-type="string" calcext:value-type="string">
            <text:p/>
            <text:p>- I applied 3 sum algorithms (2 pointers)</text:p>
            <text:p>- Implementation took me 10 minutes</text:p>
          </table:table-cell>
          <table:table-cell table:style-name="ce31" table:formula="of:=IF([.$D44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 table:visibility="filter">
          <table:table-cell office:value-type="string" calcext:value-type="string">
            <text:p>LC-2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3" calcext:value-type="date">
            <text:p>07/13/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7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9. 3Sum Smaller:</text:p>
            <text:p/>
            <text:p>- I skipped the intuition step</text:p>
            <text:p>- I didn’t see the last trick in the intuition step</text:p>
            <text:p/>
            <text:p/>
          </table:table-cell>
          <table:table-cell/>
          <table:table-cell office:value-type="string" calcext:value-type="string">
            <text:p/>
            <text:p>- This version of 3Sum was easier</text:p>
          </table:table-cell>
          <table:table-cell table:style-name="ce31" table:formula="of:=IF([.$D44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2" calcext:value-type="date">
            <text:p>07/12/202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Bitwise</text:p>
          </table:table-cell>
          <table:table-cell table:formula="of:= 10 - MIN(10; (MAX(20; [.$E44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2"/>
          <table:table-cell table:style-name="ce31" table:formula="of:=IF([.$D44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3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1" calcext:value-type="date">
            <text:p>07/11/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4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38. Product of Array Except Self:</text:p>
            <text:p/>
            <text:p>- I came up with the naive approach only: O(n**2)</text:p>
            <text:p/>
          </table:table-cell>
          <table:table-cell table:number-columns-repeated="2"/>
          <table:table-cell table:style-name="ce31" table:formula="of:=IF([.$D44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1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1" calcext:value-type="date">
            <text:p>07/11/20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50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6. 3Sum Closest:</text:p>
            <text:p/>
            <text:p>- I am still struggling on this problem even if I already did another </text:p>
            <text:p>Version of it</text:p>
            <text:p/>
          </table:table-cell>
          <table:table-cell table:number-columns-repeated="2"/>
          <table:table-cell table:style-name="ce31" table:formula="of:=IF([.$D45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 table:visibility="filter">
          <table:table-cell office:value-type="string" calcext:value-type="string">
            <text:p>LC-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1" calcext:value-type="date">
            <text:p>07/11/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51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. Container With Most Water:</text:p>
            <text:p/>
            <text:p>- I didn’t see the window pattern right away</text:p>
            <text:p>- I didn’t notice that it’s a greedy algorithm right away</text:p>
            <text:p>- I proved the choice is safe after I have implemented the solution</text:p>
            <text:p/>
          </table:table-cell>
          <table:table-cell/>
          <table:table-cell office:value-type="string" calcext:value-type="string">
            <text:p/>
            <text:p>- I asked question about the fact that the problem isn’t </text:p>
            <text:p>mentionning a volume</text:p>
            <text:p>- I come up with a naive approach in 9 mn</text:p>
            <text:p/>
          </table:table-cell>
          <table:table-cell table:style-name="ce31" table:formula="of:=IF([.$D45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7" table:visibility="filter">
          <table:table-cell office:value-type="string" calcext:value-type="string">
            <text:p>LC-7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1" calcext:value-type="date">
            <text:p>07/11/20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52] - 20)/4" office:value-type="float" office:value="6.25" calcext:value-type="float">
            <text:p>6.25</text:p>
          </table:table-cell>
          <table:table-cell office:value-type="string" calcext:value-type="string">
            <text:p>toreview</text:p>
          </table:table-cell>
          <table:table-cell table:style-name="ce52" office:value-type="string" calcext:value-type="string">
            <text:p>LC-78. Subsets:</text:p>
            <text:p/>
            <text:p>- I was too slow</text:p>
            <text:p>- I stuggled to translate my idea to an algorithm</text:p>
            <text:p>- I stuggled to analyze the time and space complexities</text:p>
            <text:p/>
          </table:table-cell>
          <table:table-cell office:value-type="string" calcext:value-type="string">
            <text:p/>
            <text:p>- Refresh Combinations &amp; Permutations</text:p>
          </table:table-cell>
          <table:table-cell office:value-type="string" calcext:value-type="string">
            <text:p/>
            <text:p>- I followed the process</text:p>
          </table:table-cell>
          <table:table-cell table:style-name="ce31" table:formula="of:=IF([.$D45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CtCI-16.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0" calcext:value-type="date">
            <text:p>07/10/20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e</text:p>
            <text:p>Hash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53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CtCI-16.20. T9 (Predictive Text):</text:p>
            <text:p/>
            <text:p>- I struggled in the recursion part</text:p>
            <text:p/>
            <text:p/>
          </table:table-cell>
          <table:table-cell table:number-columns-repeated="2"/>
          <table:table-cell table:style-name="ce31" table:formula="of:=IF([.$D45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22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0" calcext:value-type="date">
            <text:p>07/10/20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54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7. Basic Calculator II:</text:p>
            <text:p/>
            <text:p>- I forgot about operators precedence</text:p>
            <text:p/>
          </table:table-cell>
          <table:table-cell office:value-type="string" calcext:value-type="string">
            <text:p/>
            <text:p>- Operators precedence: </text:p>
            <text:p>   - (*,/), (+,-), </text:p>
            <text:p>   - from left to right</text:p>
            <text:p/>
          </table:table-cell>
          <table:table-cell/>
          <table:table-cell table:style-name="ce31" table:formula="of:=IF([.$D45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0" calcext:value-type="date">
            <text:p>07/10/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ked-List</text:p>
          </table:table-cell>
          <table:table-cell/>
          <table:table-cell table:formula="of:= 10 - ([.$E455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. Add Two Numbers:</text:p>
            <text:p/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31" table:formula="of:=IF([.$D45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43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0" calcext:value-type="date">
            <text:p>07/10/2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ked-List</text:p>
            <text:p>Tree</text:p>
            <text:p>Recursion</text:p>
          </table:table-cell>
          <table:table-cell/>
          <table:table-cell table:formula="of:= 10 - ([.$E456] - 20)/4" office:value-type="float" office:value="9" calcext:value-type="float">
            <text:p>9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30. Flatten a Multilevel Doubly Linked List:</text:p>
            <text:p/>
            <text:p>- I didn’t see that it could be done as a DFS preorder traversal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31" table:formula="of:=IF([.$D45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0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9" calcext:value-type="date">
            <text:p>07/09/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ee</text:p>
            <text:p>BST</text:p>
            <text:p>Array/String</text:p>
          </table:table-cell>
          <table:table-cell/>
          <table:table-cell table:formula="of:= 10 - ([.$E457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8. Convert Sorted Array to Binary Search Tree:</text:p>
            <text:p/>
            <text:p>- I struggled in time and space analysis</text:p>
            <text:p/>
          </table:table-cell>
          <table:table-cell table:number-columns-repeated="2"/>
          <table:table-cell table:style-name="ce31" table:formula="of:=IF([.$D45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0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9" calcext:value-type="date">
            <text:p>07/09/2020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Tree</text:p>
          </table:table-cell>
          <table:table-cell/>
          <table:table-cell table:formula="of:= 10 - ([.$E458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0. Same Tree:</text:p>
            <text:p/>
            <text:p>- I wasted several minutes on if else logic</text:p>
            <text:p/>
          </table:table-cell>
          <table:table-cell table:number-columns-repeated="2"/>
          <table:table-cell table:style-name="ce31" table:formula="of:=IF([.$D45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9" table:visibility="filter">
          <table:table-cell office:value-type="string" calcext:value-type="string">
            <text:p>LC-66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9" calcext:value-type="date">
            <text:p>07/09/2020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Tree</text:p>
          </table:table-cell>
          <table:table-cell/>
          <table:table-cell table:formula="of:= 10 - ([.$E459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2. Maximum Width of Binary Tree:</text:p>
            <text:p/>
            <text:p>- My 1<text:span text:style-name="T2">st</text:span>. Idea took me to a dead end but I didn’t see it </text:p>
            <text:p>during intution step</text:p>
            <text:p>- I was too slow</text:p>
            <text:p/>
          </table:table-cell>
          <table:table-cell office:value-type="string" calcext:value-type="string">
            <text:p/>
            <text:p>- More problem on Binary Tree</text:p>
            <text:p>- Choose the good example for the intuition</text:p>
            <text:p/>
          </table:table-cell>
          <table:table-cell office:value-type="string" calcext:value-type="string">
            <text:p/>
            <text:p/>
          </table:table-cell>
          <table:table-cell table:style-name="ce31" table:formula="of:=IF([.$D45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 table:visibility="filter">
          <table:table-cell office:value-type="string" calcext:value-type="string">
            <text:p>LC-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8" calcext:value-type="date">
            <text:p>07/08/20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60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. 3Sum</text:p>
            <text:p/>
            <text:p>- I didn’t notice the patterns (2 pointers)</text:p>
            <text:p>- My solution was too long</text:p>
            <text:p>- I didn’t notice all the scenarios</text:p>
            <text:p>- I was too slow</text:p>
            <text:p/>
          </table:table-cell>
          <table:table-cell office:value-type="string" calcext:value-type="string">
            <text:p/>
            <text:p>- More problems related to (sorted) arrays</text:p>
          </table:table-cell>
          <table:table-cell/>
          <table:table-cell table:style-name="ce31" table:formula="of:=IF([.$D46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7" calcext:value-type="date">
            <text:p>07/07/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461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31" table:formula="of:=IF([.$D46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84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07/06/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2] - 20)/4" office:value-type="float" office:value="3.75" calcext:value-type="float">
            <text:p>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49. Maximize Distance to Closest Person:</text:p>
            <text:p/>
            <text:p>- My intuition was good but I jumped to the code too early</text:p>
            <text:p/>
          </table:table-cell>
          <table:table-cell office:value-type="string" calcext:value-type="string">
            <text:p/>
            <text:p>- Intuition: make sure that your logic work</text:p>
            <text:p>- Intuition: find the different scenarios</text:p>
          </table:table-cell>
          <table:table-cell/>
          <table:table-cell table:style-name="ce31" table:formula="of:=IF([.$D46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70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07/06/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sh/Set</text:p>
          </table:table-cell>
          <table:table-cell/>
          <table:table-cell table:formula="of:= 10 - ([.$E463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705. Design HashSet:</text:p>
            <text:p/>
            <text:p>- I was slow</text:p>
            <text:p/>
          </table:table-cell>
          <table:table-cell office:value-type="string" calcext:value-type="string">
            <text:p/>
            <text:p>- I need to review hashing course</text:p>
          </table:table-cell>
          <table:table-cell/>
          <table:table-cell table:style-name="ce31" table:formula="of:=IF([.$D46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116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07/06/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ray/String</text:p>
            <text:p>Hash</text:p>
          </table:table-cell>
          <table:table-cell/>
          <table:table-cell table:formula="of:= 10 - ([.$E464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0. Find Words That Can Be Formed by Characters:</text:p>
            <text:p/>
            <text:p>- I was slow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31" table:formula="of:=IF([.$D46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8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07/06/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5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52.  Peak Index in a Mountain Array</text:p>
            <text:p/>
            <text:p>- I didn’t see the optimal solution: logn</text:p>
            <text:p/>
          </table:table-cell>
          <table:table-cell office:value-type="string" calcext:value-type="string">
            <text:p/>
            <text:p>- Sorted Arrays think about Binary Search</text:p>
          </table:table-cell>
          <table:table-cell office:value-type="string" calcext:value-type="string">
            <text:p/>
            <text:p>- I followed the process</text:p>
            <text:p/>
          </table:table-cell>
          <table:table-cell table:style-name="ce31" table:formula="of:=IF([.$D46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1" table:visibility="filter">
          <table:table-cell office:value-type="string" calcext:value-type="string">
            <text:p>LC-36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07/06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ked-List</text:p>
            <text:p>Recursion</text:p>
          </table:table-cell>
          <table:table-cell/>
          <table:table-cell table:formula="of:= 10 - ([.$E466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9. Plus One Linked List:</text:p>
            <text:p/>
            <text:p>- I struggle a little bit with the recursion</text:p>
            <text:p>- My iterative version was the traslation of the recursive one. </text:p>
            <text:p>There is better</text:p>
            <text:p>- I forgot to analyse it</text:p>
            <text:p>- I forgot to check if there is better solutions</text:p>
            <text:p/>
          </table:table-cell>
          <table:table-cell office:value-type="string" calcext:value-type="string">
            <text:p/>
            <text:p>- To do more recursive functions</text:p>
            <text:p/>
          </table:table-cell>
          <table:table-cell office:value-type="string" calcext:value-type="string">
            <text:p/>
            <text:p>- I saw that there’re 2 solutions: recursion and iterative + a stack</text:p>
            <text:p>- My iterative solution was smooth</text:p>
          </table:table-cell>
          <table:table-cell table:style-name="ce31" table:formula="of:=IF([.$D46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LC-6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07/06/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7] - 20)/4" office:value-type="float" office:value="11.5" calcext:value-type="float">
            <text:p>11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6. Plus One:</text:p>
            <text:p/>
            <text:p>- I jumped to the solution before I understand well the problem</text:p>
            <text:p>- I made an assumption: I didn’t know what the head of the list is</text:p>
            <text:p/>
          </table:table-cell>
          <table:table-cell office:value-type="string" calcext:value-type="string">
            <text:p/>
            <text:p/>
            <text:p>- The head of the list is the list’s 1<text:span text:style-name="T2">st</text:span> element</text:p>
          </table:table-cell>
          <table:table-cell office:value-type="string" calcext:value-type="string">
            <text:p/>
            <text:p/>
            <text:p>- I asked a question about the size of the array</text:p>
          </table:table-cell>
          <table:table-cell table:style-name="ce31" table:formula="of:=IF([.$D46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5" calcext:value-type="date">
            <text:p>07/05/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/>
          <table:table-cell table:formula="of:= 10 - MIN(10; (MAX(20; [.$E46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2"/>
          <table:table-cell table:style-name="ce31" table:formula="of:=IF([.$D46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 table:visibility="filter">
          <table:table-cell office:value-type="string" calcext:value-type="string">
            <text:p>LC-26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4" calcext:value-type="date">
            <text:p>07/04/2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9] - 20)/4" office:value-type="float" office:value="4.5" calcext:value-type="float">
            <text:p>4.50</text:p>
          </table:table-cell>
          <table:table-cell/>
          <table:table-cell office:value-type="string" calcext:value-type="string">
            <text:p>LC-264. Ugly Number II:</text:p>
            <text:p/>
            <text:p>- I jumped to the solution before I am 100% on my idea.</text:p>
            <text:p/>
          </table:table-cell>
          <table:table-cell/>
          <table:table-cell office:value-type="string" calcext:value-type="string">
            <text:p/>
            <text:p>- The BFS intuition was good but I needed to test it to see </text:p>
            <text:p>The challenge</text:p>
          </table:table-cell>
          <table:table-cell table:style-name="ce31" table:formula="of:=IF([.$D46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 table:visibility="filter">
          <table:table-cell office:value-type="string" calcext:value-type="string">
            <text:p>LC-674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4" calcext:value-type="date">
            <text:p>07/04/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70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74. Longest Continuous Increasing Subsequence</text:p>
            <text:p/>
            <text:p>- I didn't see an edge case (the array is sorted)</text:p>
            <text:p/>
            <text:p>- I didn’t clarify an assumption: strictly increasing </text:p>
            <text:p>insead of increasing only</text:p>
            <text:p/>
          </table:table-cell>
          <table:table-cell table:number-columns-repeated="2"/>
          <table:table-cell table:style-name="ce31" table:formula="of:=IF([.$D47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 table:visibility="filter">
          <table:table-cell table:style-name="ce37" office:value-type="string" calcext:value-type="string">
            <text:p>LC-669</text:p>
          </table:table-cell>
          <table:table-cell table:style-name="ce37" office:value-type="string" calcext:value-type="string">
            <text:p>Easy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date" office:date-value="2020-07-04" calcext:value-type="date">
            <text:p>07/04/2020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string" calcext:value-type="string">
            <text:p>Tree</text:p>
            <text:p>BST</text:p>
          </table:table-cell>
          <table:table-cell table:style-name="ce37"/>
          <table:table-cell table:formula="of:= 10 - ([.$E471] - 20)/4" office:value-type="float" office:value="-15" calcext:value-type="float">
            <text:p>-15.00</text:p>
          </table:table-cell>
          <table:table-cell table:style-name="ce37" office:value-type="string" calcext:value-type="string">
            <text:p>toreview</text:p>
          </table:table-cell>
          <table:table-cell table:style-name="ce52" office:value-type="string" calcext:value-type="string">
            <text:p>LC-669. Trim a Binary Search Tree:</text:p>
            <text:p/>
            <text:p>- I wanted to find lnode(L) and rnode(R) with BST find</text:p>
            <text:p>- I wanted then analyse to different cases from lnode and rnode</text:p>
            <text:p>- I struggle because NodeTree class doesn’t include parent</text:p>
            <text:p>- When I saw the solution, the problem become easy</text:p>
            <text:p/>
          </table:table-cell>
          <table:table-cell table:style-name="ce57"/>
          <table:table-cell table:style-name="ce68"/>
          <table:table-cell table:style-name="ce31" table:formula="of:=IF([.$D471] &lt;= TODAY();&quot;Display&quot;;&quot;Hide&quot;)" office:value-type="string" office:string-value="Display" calcext:value-type="string">
            <text:p>Display</text:p>
          </table:table-cell>
          <table:table-cell table:style-name="ce77" table:number-columns-repeated="1005"/>
          <table:table-cell table:number-columns-repeated="6"/>
        </table:table-row>
        <table:table-row table:style-name="ro13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41" office:value-type="date" office:date-value="2020-07-03" calcext:value-type="date">
            <text:p>07/03/20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72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7: Prison Cells After N Days:</text:p>
            <text:p>- I stuggle to find a solutions for all cases: N &gt; cycle, N &lt; cycle</text:p>
            <text:p>- I started from utility functions before I solve the core of the problem</text:p>
            <text:p>- I didn’t notice that <text:span text:style-name="T4">ac  +  ~a ~c = ~a ^ c</text:span></text:p>
            <text:p>- I was slow to convert a list to a bitmap</text:p>
            <text:p>- I was slow to convert a bitmap to a list</text:p>
            <text:p/>
          </table:table-cell>
          <table:table-cell office:value-type="string" calcext:value-type="string">
            <text:p/>
            <text:p>- Solve the problem</text:p>
            <text:p>- Optimize after</text:p>
            <text:p/>
            <text:p>I would prefer if:</text:p>
            <text:p>- Create the utility functions returning constants</text:p>
            <text:p>- Solve the core of problem for constant</text:p>
            <text:p>- Implement the utility functions</text:p>
            <text:p/>
          </table:table-cell>
          <table:table-cell office:value-type="string" calcext:value-type="string">
            <text:p>- I completely forgot the problem </text:p>
            <text:p>- I saw the bitwise pattern right away: BCR and BCS</text:p>
            <text:p>- I saw easily how to compute the next state of cell: b = ac + ~a ~c</text:p>
          </table:table-cell>
          <table:table-cell table:style-name="ce31" table:formula="of:=IF([.$D47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 table:visibility="filter">
          <table:table-cell office:value-type="string" calcext:value-type="string">
            <text:p>LC-31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2" calcext:value-type="date">
            <text:p>07/02/202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73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4. Binary Tree Vertical Order Traversal:</text:p>
            <text:p/>
            <text:p>- I jumped to the solution before I am 100% on my idea.</text:p>
            <text:p>- I thought that an in order traversal will work. It turns out, it doesn’t.</text:p>
            <text:p>- I didn’t see the special cases that are failing in order traversal</text:p>
            <text:p>- I stepped back too late: I found that a BFS is much more better</text:p>
            <text:p/>
          </table:table-cell>
          <table:table-cell office:value-type="string" calcext:value-type="string">
            <text:p/>
            <text:p>- Find a good test case during </text:p>
            <text:p>“Build My Intuition”</text:p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I used 2 lists (curr_level, next_level) to implement BFS traversal</text:p>
          </table:table-cell>
          <table:table-cell table:style-name="ce31" table:formula="of:=IF([.$D47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8" table:visibility="filter">
          <table:table-cell office:value-type="string" calcext:value-type="string">
            <text:p>LC-10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2" calcext:value-type="date">
            <text:p>07/02/2020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7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3. Binary Tree Zigzag Level Order Traversal:</text:p>
            <text:p/>
            <text:p>- I jumped to the solution before I am 100% on my idea.</text:p>
            <text:p>- I wast few minutes to see that my 1<text:span text:style-name="T2">st</text:span> draft isn’t good</text:p>
            <text:p/>
          </table:table-cell>
          <table:table-cell office:value-type="string" calcext:value-type="string">
            <text:p/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My test case to build my intuition is good enough</text:p>
            <text:p>- I used 2 lists (curr_level, next_level) to implement BFS traversal</text:p>
            <text:p/>
          </table:table-cell>
          <table:table-cell table:style-name="ce31" table:formula="of:=IF([.$D47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1" calcext:value-type="date">
            <text:p>07/01/20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475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2"/>
          <table:table-cell table:style-name="ce31" table:formula="of:=IF([.$D47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" table:visibility="filter" table:number-rows-repeated="4">
          <table:table-cell table:number-columns-repeated="1024"/>
        </table:table-row>
        <table:table-row table:style-name="ro1" table:visibility="filter">
          <table:table-cell table:style-name="ce53" table:number-columns-repeated="7"/>
          <table:table-cell table:style-name="ce61"/>
          <table:table-cell table:style-name="ce53"/>
          <table:table-cell table:style-name="ce74"/>
          <table:table-cell table:style-name="ce80"/>
          <table:table-cell table:style-name="ce93"/>
          <table:table-cell table:number-columns-repeated="1012"/>
        </table:table-row>
        <table:table-row table:style-name="ro1" table:visibility="filter" table:number-rows-repeated="6">
          <table:table-cell table:number-columns-repeated="1024"/>
        </table:table-row>
        <table:table-row table:style-name="ro1" table:visibility="filter">
          <table:table-cell table:style-name="ce53" table:number-columns-repeated="7"/>
          <table:table-cell table:style-name="ce61"/>
          <table:table-cell table:style-name="ce53"/>
          <table:table-cell table:style-name="ce74"/>
          <table:table-cell table:style-name="ce80"/>
          <table:table-cell table:style-name="ce93"/>
          <table:table-cell table:number-columns-repeated="1012"/>
        </table:table-row>
        <table:table-row table:style-name="ro1" table:visibility="filter" table:number-rows-repeated="1048088">
          <table:table-cell table:number-columns-repeated="1024"/>
        </table:table-row>
        <table:table-row table:style-name="ro1" table:visibility="filter">
          <table:table-cell table:number-columns-repeated="1024"/>
        </table:table-row>
      </table:table>
      <table:table table:name="System_Design_Problems_log" table:style-name="ta1">
        <table:table-column table:style-name="co8" table:default-cell-style-name="ce36"/>
        <table:table-column table:style-name="co13" table:default-cell-style-name="ce36"/>
        <table:table-column table:style-name="co14" table:default-cell-style-name="ce36"/>
        <table:table-column table:style-name="co4" table:default-cell-style-name="ce36"/>
        <table:table-column table:style-name="co15" table:default-cell-style-name="ce36"/>
        <table:table-column table:style-name="co16" table:default-cell-style-name="ce36"/>
        <table:table-column table:style-name="co8" table:number-columns-repeated="2" table:default-cell-style-name="ce36"/>
        <table:table-column table:style-name="co17" table:default-cell-style-name="ce51"/>
        <table:table-column table:style-name="co18" table:default-cell-style-name="ce56"/>
        <table:table-column table:style-name="co11" table:default-cell-style-name="ce66"/>
        <table:table-column table:style-name="co8" table:number-columns-repeated="1013" table:default-cell-style-name="ce72"/>
        <table:table-row table:style-name="ro1">
          <table:table-cell table:style-name="ce82" office:value-type="string" calcext:value-type="string">
            <text:p>Problem</text:p>
          </table:table-cell>
          <table:table-cell table:style-name="ce82" office:value-type="string" calcext:value-type="string">
            <text:p>Exp. Difficulty</text:p>
          </table:table-cell>
          <table:table-cell table:style-name="ce82" office:value-type="string" calcext:value-type="string">
            <text:p>Attempt</text:p>
          </table:table-cell>
          <table:table-cell table:style-name="ce82" office:value-type="string" calcext:value-type="string">
            <text:p>Date</text:p>
          </table:table-cell>
          <table:table-cell table:style-name="ce83" office:value-type="string" calcext:value-type="string">
            <text:p>Time</text:p>
          </table:table-cell>
          <table:table-cell table:style-name="ce83" office:value-type="string" calcext:value-type="string">
            <text:p>Subjects</text:p>
          </table:table-cell>
          <table:table-cell table:style-name="ce83"/>
          <table:table-cell table:style-name="ce83" office:value-type="string" calcext:value-type="string">
            <text:p>Next</text:p>
          </table:table-cell>
          <table:table-cell table:style-name="ce86" office:value-type="string" calcext:value-type="string">
            <text:p>Stuggles</text:p>
          </table:table-cell>
          <table:table-cell table:style-name="ce88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1">
          <table:table-cell table:style-name="ce82" table:number-columns-repeated="4"/>
          <table:table-cell table:style-name="ce83" table:number-columns-repeated="4"/>
          <table:table-cell table:style-name="ce86"/>
          <table:table-cell table:style-name="ce88"/>
          <table:table-cell table:number-columns-repeated="1014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4"/>
          <table:table-cell table:style-name="ce52"/>
          <table:table-cell table:style-name="ce57"/>
          <table:table-cell table:style-name="ce68"/>
          <table:table-cell table:style-name="ce77" table:number-columns-repeated="1013"/>
        </table:table-row>
        <table:table-row table:style-name="ro4">
          <table:table-cell table:style-name="ce34" office:value-type="string" calcext:value-type="string">
            <text:p>LC-200</text:p>
          </table:table-cell>
          <table:table-cell table:style-name="ce34" office:value-type="string" calcext:value-type="string">
            <text:p>Medium</text:p>
          </table:table-cell>
          <table:table-cell table:style-name="ce34" office:value-type="float" office:value="1" calcext:value-type="float">
            <text:p>1</text:p>
          </table:table-cell>
          <table:table-cell table:style-name="ce39" office:value-type="date" office:date-value="2020-09-28" calcext:value-type="date">
            <text:p>09/28/2020</text:p>
          </table:table-cell>
          <table:table-cell table:style-name="ce34" office:value-type="float" office:value="45" calcext:value-type="float">
            <text:p>45</text:p>
          </table:table-cell>
          <table:table-cell table:style-name="ce34"/>
          <table:table-cell table:style-name="ce34" office:value-type="float" office:value="-16" calcext:value-type="float">
            <text:p>-16</text:p>
          </table:table-cell>
          <table:table-cell table:style-name="ce34" office:value-type="string" calcext:value-type="string">
            <text:p>toreview</text:p>
          </table:table-cell>
          <table:table-cell table:style-name="ce87" office:value-type="string" calcext:value-type="string">
            <text:p>Design WhatsApp:</text:p>
          </table:table-cell>
          <table:table-cell table:style-name="ce45" office:value-type="string" calcext:value-type="string">
            <text:p/>
            <text:p>- Read about notifications servers</text:p>
            <text:p>- WebApis</text:p>
            <text:p/>
          </table:table-cell>
          <table:table-cell table:style-name="ce49"/>
          <table:table-cell table:style-name="ce62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70" table:number-columns-repeated="1006"/>
          <table:table-cell table:style-name="ce81" table:number-columns-repeated="6"/>
        </table:table-row>
        <table:table-row table:style-name="ro1" table:number-rows-repeated="4">
          <table:table-cell table:number-columns-repeated="3"/>
          <table:table-cell table:style-name="ce41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gorithm_Problems_log_Chart" table:style-name="ta1">
        <table:shapes>
          <draw:frame draw:z-index="0" draw:style-name="gr1" draw:text-style-name="P1" svg:width="19.0421in" svg:height="8.2083in" svg:x="0in" svg:y="0.4264in">
            <draw:object draw:notify-on-update-of-ranges="Algorithm_Problems_log_Chart.E1:Algorithm_Problems_log_Chart.E1 Algorithm_Problems_log_Chart.A2:Algorithm_Problems_log_Chart.A1095 Algorithm_Problems_log_Chart.B1:Algorithm_Problems_log_Chart.B1 Algorithm_Problems_log_Chart.B2:Algorithm_Problems_log_Chart.B1095 Algorithm_Problems_log_Chart.A2:Algorithm_Problems_log_Chart.A1095 Algorithm_Problems_log_Chart.E1:Algorithm_Problems_log_Chart.E1 Algorithm_Problems_log_Chart.E2:Algorithm_Problems_log_Chart.E1095 Algorithm_Problems_log_Chart.A2:Algorithm_Problems_log_Chart.A1095 Algorithm_Problems_log_Chart.C1:Algorithm_Problems_log_Chart.C1 Algorithm_Problems_log_Chart.C2:Algorithm_Problems_log_Chart.C1095 Algorithm_Problems_log_Chart.A2:Algorithm_Problems_log_Chart.A1095 Algorithm_Problems_log_Chart.D1:Algorithm_Problems_log_Chart.D1 Algorithm_Problems_log_Chart.D2:Algorithm_Problems_log_Chart.D109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ce41"/>
        <table:table-column table:style-name="co19" table:default-cell-style-name="ce36"/>
        <table:table-column table:style-name="co24" table:default-cell-style-name="ce36"/>
        <table:table-column table:style-name="co26" table:default-cell-style-name="ce36"/>
        <table:table-column table:style-name="co8" table:default-cell-style-name="ce72"/>
        <table:table-column table:style-name="co31" table:default-cell-style-name="ce72"/>
        <table:table-column table:style-name="co8" table:number-columns-repeated="1000" table:default-cell-style-name="ce72"/>
        <table:table-column table:style-name="co8" table:number-columns-repeated="5" table:default-cell-style-name="Default"/>
        <table:table-row table:style-name="ro1">
          <table:table-cell table:style-name="ce39" office:value-type="string" calcext:value-type="string">
            <text:p>Date</text:p>
          </table:table-cell>
          <table:table-cell table:style-name="ce34" office:value-type="string" calcext:value-type="string">
            <text:p>Easy</text:p>
          </table:table-cell>
          <table:table-cell table:style-name="ce34" office:value-type="string" calcext:value-type="string">
            <text:p>Medium</text:p>
          </table:table-cell>
          <table:table-cell table:style-name="ce34" office:value-type="string" calcext:value-type="string">
            <text:p>Hard</text:p>
          </table:table-cell>
          <table:table-cell table:style-name="ce70" office:value-type="string" calcext:value-type="string">
            <text:p>Target</text:p>
          </table:table-cell>
          <table:table-cell table:style-name="ce70" office:value-type="string" calcext:value-type="string">
            <text:p>To_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1-01-19" calcext:value-type="date">
            <text:p>01/19/2021</text:p>
          </table:table-cell>
          <table:table-cell table:style-name="ce65" table:formula="of:=IFERROR(AVERAGEIFS([$Algorithm_Problems_log.$H$2:.$H$10237];[$Algorithm_Problems_log.$D$2:.$D$10237];[.$A2];[$Algorithm_Problems_log.$B$2:.$B$10237];&quot;Easy&quot;);[.$B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];[$Algorithm_Problems_log.$B$2:.$B$10237];&quot;Medium&quot;);[.$C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];[$Algorithm_Problems_log.$B$2:.$B$10237];&quot;Hard&quot;);[.$D3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2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1-01-18" calcext:value-type="date">
            <text:p>01/18/2021</text:p>
          </table:table-cell>
          <table:table-cell table:style-name="ce65" table:formula="of:=IFERROR(AVERAGEIFS([$Algorithm_Problems_log.$H$2:.$H$10237];[$Algorithm_Problems_log.$D$2:.$D$10237];[.$A3];[$Algorithm_Problems_log.$B$2:.$B$10237];&quot;Easy&quot;);[.$B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];[$Algorithm_Problems_log.$B$2:.$B$10237];&quot;Medium&quot;);[.$C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];[$Algorithm_Problems_log.$B$2:.$B$10237];&quot;Hard&quot;);[.$D4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3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1-01-17" calcext:value-type="date">
            <text:p>01/17/2021</text:p>
          </table:table-cell>
          <table:table-cell table:style-name="ce65" table:formula="of:=IFERROR(AVERAGEIFS([$Algorithm_Problems_log.$H$2:.$H$10237];[$Algorithm_Problems_log.$D$2:.$D$10237];[.$A4];[$Algorithm_Problems_log.$B$2:.$B$10237];&quot;Easy&quot;);[.$B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];[$Algorithm_Problems_log.$B$2:.$B$10237];&quot;Medium&quot;);[.$C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];[$Algorithm_Problems_log.$B$2:.$B$10237];&quot;Hard&quot;);[.$D5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4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1-01-16" calcext:value-type="date">
            <text:p>01/16/2021</text:p>
          </table:table-cell>
          <table:table-cell table:style-name="ce65" table:formula="of:=IFERROR(AVERAGEIFS([$Algorithm_Problems_log.$H$2:.$H$10237];[$Algorithm_Problems_log.$D$2:.$D$10237];[.$A5];[$Algorithm_Problems_log.$B$2:.$B$10237];&quot;Easy&quot;);[.$B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];[$Algorithm_Problems_log.$B$2:.$B$10237];&quot;Medium&quot;);[.$C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];[$Algorithm_Problems_log.$B$2:.$B$10237];&quot;Hard&quot;);[.$D6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5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1-01-15" calcext:value-type="date">
            <text:p>01/15/2021</text:p>
          </table:table-cell>
          <table:table-cell table:style-name="ce65" table:formula="of:=IFERROR(AVERAGEIFS([$Algorithm_Problems_log.$H$2:.$H$10237];[$Algorithm_Problems_log.$D$2:.$D$10237];[.$A6];[$Algorithm_Problems_log.$B$2:.$B$10237];&quot;Easy&quot;);[.$B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];[$Algorithm_Problems_log.$B$2:.$B$10237];&quot;Medium&quot;);[.$C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];[$Algorithm_Problems_log.$B$2:.$B$10237];&quot;Hard&quot;);[.$D7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6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1-01-14" calcext:value-type="date">
            <text:p>01/14/2021</text:p>
          </table:table-cell>
          <table:table-cell table:style-name="ce65" table:formula="of:=IFERROR(AVERAGEIFS([$Algorithm_Problems_log.$H$2:.$H$10237];[$Algorithm_Problems_log.$D$2:.$D$10237];[.$A7];[$Algorithm_Problems_log.$B$2:.$B$10237];&quot;Easy&quot;);[.$B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];[$Algorithm_Problems_log.$B$2:.$B$10237];&quot;Medium&quot;);[.$C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];[$Algorithm_Problems_log.$B$2:.$B$10237];&quot;Hard&quot;);[.$D8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7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1-01-13" calcext:value-type="date">
            <text:p>01/13/2021</text:p>
          </table:table-cell>
          <table:table-cell table:style-name="ce65" table:formula="of:=IFERROR(AVERAGEIFS([$Algorithm_Problems_log.$H$2:.$H$10237];[$Algorithm_Problems_log.$D$2:.$D$10237];[.$A8];[$Algorithm_Problems_log.$B$2:.$B$10237];&quot;Easy&quot;);[.$B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8];[$Algorithm_Problems_log.$B$2:.$B$10237];&quot;Medium&quot;);[.$C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];[$Algorithm_Problems_log.$B$2:.$B$10237];&quot;Hard&quot;);[.$D9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8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1-01-12" calcext:value-type="date">
            <text:p>01/12/2021</text:p>
          </table:table-cell>
          <table:table-cell table:style-name="ce65" table:formula="of:=IFERROR(AVERAGEIFS([$Algorithm_Problems_log.$H$2:.$H$10237];[$Algorithm_Problems_log.$D$2:.$D$10237];[.$A9];[$Algorithm_Problems_log.$B$2:.$B$10237];&quot;Easy&quot;);[.$B1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9];[$Algorithm_Problems_log.$B$2:.$B$10237];&quot;Medium&quot;);[.$C1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9];[$Algorithm_Problems_log.$B$2:.$B$10237];&quot;Hard&quot;);[.$D10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9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1-01-11" calcext:value-type="date">
            <text:p>01/11/2021</text:p>
          </table:table-cell>
          <table:table-cell table:style-name="ce65" table:formula="of:=IFERROR(AVERAGEIFS([$Algorithm_Problems_log.$H$2:.$H$10237];[$Algorithm_Problems_log.$D$2:.$D$10237];[.$A10];[$Algorithm_Problems_log.$B$2:.$B$10237];&quot;Easy&quot;);[.$B1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0];[$Algorithm_Problems_log.$B$2:.$B$10237];&quot;Medium&quot;);[.$C1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];[$Algorithm_Problems_log.$B$2:.$B$10237];&quot;Hard&quot;);[.$D11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0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1-01-10" calcext:value-type="date">
            <text:p>01/10/2021</text:p>
          </table:table-cell>
          <table:table-cell table:style-name="ce65" table:formula="of:=IFERROR(AVERAGEIFS([$Algorithm_Problems_log.$H$2:.$H$10237];[$Algorithm_Problems_log.$D$2:.$D$10237];[.$A11];[$Algorithm_Problems_log.$B$2:.$B$10237];&quot;Easy&quot;);[.$B1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1];[$Algorithm_Problems_log.$B$2:.$B$10237];&quot;Medium&quot;);[.$C1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1];[$Algorithm_Problems_log.$B$2:.$B$10237];&quot;Hard&quot;);[.$D12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1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1-01-09" calcext:value-type="date">
            <text:p>01/09/2021</text:p>
          </table:table-cell>
          <table:table-cell table:style-name="ce65" table:formula="of:=IFERROR(AVERAGEIFS([$Algorithm_Problems_log.$H$2:.$H$10237];[$Algorithm_Problems_log.$D$2:.$D$10237];[.$A12];[$Algorithm_Problems_log.$B$2:.$B$10237];&quot;Easy&quot;);[.$B1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2];[$Algorithm_Problems_log.$B$2:.$B$10237];&quot;Medium&quot;);[.$C1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2];[$Algorithm_Problems_log.$B$2:.$B$10237];&quot;Hard&quot;);[.$D13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2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1-01-08" calcext:value-type="date">
            <text:p>01/08/2021</text:p>
          </table:table-cell>
          <table:table-cell table:style-name="ce65" table:formula="of:=IFERROR(AVERAGEIFS([$Algorithm_Problems_log.$H$2:.$H$10237];[$Algorithm_Problems_log.$D$2:.$D$10237];[.$A13];[$Algorithm_Problems_log.$B$2:.$B$10237];&quot;Easy&quot;);[.$B1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3];[$Algorithm_Problems_log.$B$2:.$B$10237];&quot;Medium&quot;);[.$C1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3];[$Algorithm_Problems_log.$B$2:.$B$10237];&quot;Hard&quot;);[.$D14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3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1-01-07" calcext:value-type="date">
            <text:p>01/07/2021</text:p>
          </table:table-cell>
          <table:table-cell table:style-name="ce65" table:formula="of:=IFERROR(AVERAGEIFS([$Algorithm_Problems_log.$H$2:.$H$10237];[$Algorithm_Problems_log.$D$2:.$D$10237];[.$A14];[$Algorithm_Problems_log.$B$2:.$B$10237];&quot;Easy&quot;);[.$B1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4];[$Algorithm_Problems_log.$B$2:.$B$10237];&quot;Medium&quot;);[.$C1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];[$Algorithm_Problems_log.$B$2:.$B$10237];&quot;Hard&quot;);[.$D15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4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1-01-06" calcext:value-type="date">
            <text:p>01/06/2021</text:p>
          </table:table-cell>
          <table:table-cell table:style-name="ce65" table:formula="of:=IFERROR(AVERAGEIFS([$Algorithm_Problems_log.$H$2:.$H$10237];[$Algorithm_Problems_log.$D$2:.$D$10237];[.$A15];[$Algorithm_Problems_log.$B$2:.$B$10237];&quot;Easy&quot;);[.$B1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5];[$Algorithm_Problems_log.$B$2:.$B$10237];&quot;Medium&quot;);[.$C1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];[$Algorithm_Problems_log.$B$2:.$B$10237];&quot;Hard&quot;);[.$D16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5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1-01-05" calcext:value-type="date">
            <text:p>01/05/2021</text:p>
          </table:table-cell>
          <table:table-cell table:style-name="ce65" table:formula="of:=IFERROR(AVERAGEIFS([$Algorithm_Problems_log.$H$2:.$H$10237];[$Algorithm_Problems_log.$D$2:.$D$10237];[.$A16];[$Algorithm_Problems_log.$B$2:.$B$10237];&quot;Easy&quot;);[.$B1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6];[$Algorithm_Problems_log.$B$2:.$B$10237];&quot;Medium&quot;);[.$C1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];[$Algorithm_Problems_log.$B$2:.$B$10237];&quot;Hard&quot;);[.$D17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6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1-01-04" calcext:value-type="date">
            <text:p>01/04/2021</text:p>
          </table:table-cell>
          <table:table-cell table:style-name="ce65" table:formula="of:=IFERROR(AVERAGEIFS([$Algorithm_Problems_log.$H$2:.$H$10237];[$Algorithm_Problems_log.$D$2:.$D$10237];[.$A17];[$Algorithm_Problems_log.$B$2:.$B$10237];&quot;Easy&quot;);[.$B1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7];[$Algorithm_Problems_log.$B$2:.$B$10237];&quot;Medium&quot;);[.$C1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7];[$Algorithm_Problems_log.$B$2:.$B$10237];&quot;Hard&quot;);[.$D18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7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1-01-03" calcext:value-type="date">
            <text:p>01/03/2021</text:p>
          </table:table-cell>
          <table:table-cell table:style-name="ce65" table:formula="of:=IFERROR(AVERAGEIFS([$Algorithm_Problems_log.$H$2:.$H$10237];[$Algorithm_Problems_log.$D$2:.$D$10237];[.$A18];[$Algorithm_Problems_log.$B$2:.$B$10237];&quot;Easy&quot;);[.$B1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8];[$Algorithm_Problems_log.$B$2:.$B$10237];&quot;Medium&quot;);[.$C1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];[$Algorithm_Problems_log.$B$2:.$B$10237];&quot;Hard&quot;);[.$D19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8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1-01-02" calcext:value-type="date">
            <text:p>01/02/2021</text:p>
          </table:table-cell>
          <table:table-cell table:style-name="ce65" table:formula="of:=IFERROR(AVERAGEIFS([$Algorithm_Problems_log.$H$2:.$H$10237];[$Algorithm_Problems_log.$D$2:.$D$10237];[.$A19];[$Algorithm_Problems_log.$B$2:.$B$10237];&quot;Easy&quot;);[.$B2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9];[$Algorithm_Problems_log.$B$2:.$B$10237];&quot;Medium&quot;);[.$C2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9];[$Algorithm_Problems_log.$B$2:.$B$10237];&quot;Hard&quot;);[.$D20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9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1-01-01" calcext:value-type="date">
            <text:p>01/01/2021</text:p>
          </table:table-cell>
          <table:table-cell table:style-name="ce65" table:formula="of:=IFERROR(AVERAGEIFS([$Algorithm_Problems_log.$H$2:.$H$10237];[$Algorithm_Problems_log.$D$2:.$D$10237];[.$A20];[$Algorithm_Problems_log.$B$2:.$B$10237];&quot;Easy&quot;);[.$B2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0];[$Algorithm_Problems_log.$B$2:.$B$10237];&quot;Medium&quot;);[.$C2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];[$Algorithm_Problems_log.$B$2:.$B$10237];&quot;Hard&quot;);[.$D21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20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31" calcext:value-type="date">
            <text:p>12/31/2020</text:p>
          </table:table-cell>
          <table:table-cell table:style-name="ce65" table:formula="of:=IFERROR(AVERAGEIFS([$Algorithm_Problems_log.$H$2:.$H$10237];[$Algorithm_Problems_log.$D$2:.$D$10237];[.$A21];[$Algorithm_Problems_log.$B$2:.$B$10237];&quot;Easy&quot;);[.$B2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1];[$Algorithm_Problems_log.$B$2:.$B$10237];&quot;Medium&quot;);[.$C2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1];[$Algorithm_Problems_log.$B$2:.$B$10237];&quot;Hard&quot;);[.$D22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21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30" calcext:value-type="date">
            <text:p>12/30/2020</text:p>
          </table:table-cell>
          <table:table-cell table:style-name="ce65" table:formula="of:=IFERROR(AVERAGEIFS([$Algorithm_Problems_log.$H$2:.$H$10237];[$Algorithm_Problems_log.$D$2:.$D$10237];[.$A22];[$Algorithm_Problems_log.$B$2:.$B$10237];&quot;Easy&quot;);[.$B2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2];[$Algorithm_Problems_log.$B$2:.$B$10237];&quot;Medium&quot;);[.$C2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2];[$Algorithm_Problems_log.$B$2:.$B$10237];&quot;Hard&quot;);[.$D23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22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29" calcext:value-type="date">
            <text:p>12/29/2020</text:p>
          </table:table-cell>
          <table:table-cell table:style-name="ce65" table:formula="of:=IFERROR(AVERAGEIFS([$Algorithm_Problems_log.$H$2:.$H$10237];[$Algorithm_Problems_log.$D$2:.$D$10237];[.$A23];[$Algorithm_Problems_log.$B$2:.$B$10237];&quot;Easy&quot;);[.$B2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3];[$Algorithm_Problems_log.$B$2:.$B$10237];&quot;Medium&quot;);[.$C2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3];[$Algorithm_Problems_log.$B$2:.$B$10237];&quot;Hard&quot;);[.$D24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23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28" calcext:value-type="date">
            <text:p>12/28/2020</text:p>
          </table:table-cell>
          <table:table-cell table:style-name="ce65" table:formula="of:=IFERROR(AVERAGEIFS([$Algorithm_Problems_log.$H$2:.$H$10237];[$Algorithm_Problems_log.$D$2:.$D$10237];[.$A24];[$Algorithm_Problems_log.$B$2:.$B$10237];&quot;Easy&quot;);[.$B2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4];[$Algorithm_Problems_log.$B$2:.$B$10237];&quot;Medium&quot;);[.$C2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4];[$Algorithm_Problems_log.$B$2:.$B$10237];&quot;Hard&quot;);[.$D25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24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27" calcext:value-type="date">
            <text:p>12/27/2020</text:p>
          </table:table-cell>
          <table:table-cell table:style-name="ce65" table:formula="of:=IFERROR(AVERAGEIFS([$Algorithm_Problems_log.$H$2:.$H$10237];[$Algorithm_Problems_log.$D$2:.$D$10237];[.$A25];[$Algorithm_Problems_log.$B$2:.$B$10237];&quot;Easy&quot;);[.$B2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5];[$Algorithm_Problems_log.$B$2:.$B$10237];&quot;Medium&quot;);[.$C2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5];[$Algorithm_Problems_log.$B$2:.$B$10237];&quot;Hard&quot;);[.$D26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25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26" calcext:value-type="date">
            <text:p>12/26/2020</text:p>
          </table:table-cell>
          <table:table-cell table:style-name="ce65" table:formula="of:=IFERROR(AVERAGEIFS([$Algorithm_Problems_log.$H$2:.$H$10237];[$Algorithm_Problems_log.$D$2:.$D$10237];[.$A26];[$Algorithm_Problems_log.$B$2:.$B$10237];&quot;Easy&quot;);[.$B2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6];[$Algorithm_Problems_log.$B$2:.$B$10237];&quot;Medium&quot;);[.$C2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6];[$Algorithm_Problems_log.$B$2:.$B$10237];&quot;Hard&quot;);[.$D27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26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25" calcext:value-type="date">
            <text:p>12/25/2020</text:p>
          </table:table-cell>
          <table:table-cell table:style-name="ce65" table:formula="of:=IFERROR(AVERAGEIFS([$Algorithm_Problems_log.$H$2:.$H$10237];[$Algorithm_Problems_log.$D$2:.$D$10237];[.$A27];[$Algorithm_Problems_log.$B$2:.$B$10237];&quot;Easy&quot;);[.$B2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7];[$Algorithm_Problems_log.$B$2:.$B$10237];&quot;Medium&quot;);[.$C2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7];[$Algorithm_Problems_log.$B$2:.$B$10237];&quot;Hard&quot;);[.$D28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27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24" calcext:value-type="date">
            <text:p>12/24/2020</text:p>
          </table:table-cell>
          <table:table-cell table:style-name="ce65" table:formula="of:=IFERROR(AVERAGEIFS([$Algorithm_Problems_log.$H$2:.$H$10237];[$Algorithm_Problems_log.$D$2:.$D$10237];[.$A28];[$Algorithm_Problems_log.$B$2:.$B$10237];&quot;Easy&quot;);[.$B2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8];[$Algorithm_Problems_log.$B$2:.$B$10237];&quot;Medium&quot;);[.$C2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8];[$Algorithm_Problems_log.$B$2:.$B$10237];&quot;Hard&quot;);[.$D29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28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23" calcext:value-type="date">
            <text:p>12/23/2020</text:p>
          </table:table-cell>
          <table:table-cell table:style-name="ce65" table:formula="of:=IFERROR(AVERAGEIFS([$Algorithm_Problems_log.$H$2:.$H$10237];[$Algorithm_Problems_log.$D$2:.$D$10237];[.$A29];[$Algorithm_Problems_log.$B$2:.$B$10237];&quot;Easy&quot;);[.$B3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9];[$Algorithm_Problems_log.$B$2:.$B$10237];&quot;Medium&quot;);[.$C3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9];[$Algorithm_Problems_log.$B$2:.$B$10237];&quot;Hard&quot;);[.$D30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29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22" calcext:value-type="date">
            <text:p>12/22/2020</text:p>
          </table:table-cell>
          <table:table-cell table:style-name="ce65" table:formula="of:=IFERROR(AVERAGEIFS([$Algorithm_Problems_log.$H$2:.$H$10237];[$Algorithm_Problems_log.$D$2:.$D$10237];[.$A30];[$Algorithm_Problems_log.$B$2:.$B$10237];&quot;Easy&quot;);[.$B3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0];[$Algorithm_Problems_log.$B$2:.$B$10237];&quot;Medium&quot;);[.$C3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0];[$Algorithm_Problems_log.$B$2:.$B$10237];&quot;Hard&quot;);[.$D31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30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21" calcext:value-type="date">
            <text:p>12/21/2020</text:p>
          </table:table-cell>
          <table:table-cell table:style-name="ce65" table:formula="of:=IFERROR(AVERAGEIFS([$Algorithm_Problems_log.$H$2:.$H$10237];[$Algorithm_Problems_log.$D$2:.$D$10237];[.$A31];[$Algorithm_Problems_log.$B$2:.$B$10237];&quot;Easy&quot;);[.$B3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1];[$Algorithm_Problems_log.$B$2:.$B$10237];&quot;Medium&quot;);[.$C3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1];[$Algorithm_Problems_log.$B$2:.$B$10237];&quot;Hard&quot;);[.$D32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31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20" calcext:value-type="date">
            <text:p>12/20/2020</text:p>
          </table:table-cell>
          <table:table-cell table:style-name="ce65" table:formula="of:=IFERROR(AVERAGEIFS([$Algorithm_Problems_log.$H$2:.$H$10237];[$Algorithm_Problems_log.$D$2:.$D$10237];[.$A32];[$Algorithm_Problems_log.$B$2:.$B$10237];&quot;Easy&quot;);[.$B3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2];[$Algorithm_Problems_log.$B$2:.$B$10237];&quot;Medium&quot;);[.$C3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2];[$Algorithm_Problems_log.$B$2:.$B$10237];&quot;Hard&quot;);[.$D33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32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19" calcext:value-type="date">
            <text:p>12/19/2020</text:p>
          </table:table-cell>
          <table:table-cell table:style-name="ce65" table:formula="of:=IFERROR(AVERAGEIFS([$Algorithm_Problems_log.$H$2:.$H$10237];[$Algorithm_Problems_log.$D$2:.$D$10237];[.$A33];[$Algorithm_Problems_log.$B$2:.$B$10237];&quot;Easy&quot;);[.$B3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3];[$Algorithm_Problems_log.$B$2:.$B$10237];&quot;Medium&quot;);[.$C3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3];[$Algorithm_Problems_log.$B$2:.$B$10237];&quot;Hard&quot;);[.$D34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33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18" calcext:value-type="date">
            <text:p>12/18/2020</text:p>
          </table:table-cell>
          <table:table-cell table:style-name="ce65" table:formula="of:=IFERROR(AVERAGEIFS([$Algorithm_Problems_log.$H$2:.$H$10237];[$Algorithm_Problems_log.$D$2:.$D$10237];[.$A34];[$Algorithm_Problems_log.$B$2:.$B$10237];&quot;Easy&quot;);[.$B3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4];[$Algorithm_Problems_log.$B$2:.$B$10237];&quot;Medium&quot;);[.$C3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4];[$Algorithm_Problems_log.$B$2:.$B$10237];&quot;Hard&quot;);[.$D35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34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17" calcext:value-type="date">
            <text:p>12/17/2020</text:p>
          </table:table-cell>
          <table:table-cell table:style-name="ce65" table:formula="of:=IFERROR(AVERAGEIFS([$Algorithm_Problems_log.$H$2:.$H$10237];[$Algorithm_Problems_log.$D$2:.$D$10237];[.$A35];[$Algorithm_Problems_log.$B$2:.$B$10237];&quot;Easy&quot;);[.$B3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5];[$Algorithm_Problems_log.$B$2:.$B$10237];&quot;Medium&quot;);[.$C3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5];[$Algorithm_Problems_log.$B$2:.$B$10237];&quot;Hard&quot;);[.$D36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35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16" calcext:value-type="date">
            <text:p>12/16/2020</text:p>
          </table:table-cell>
          <table:table-cell table:style-name="ce65" table:formula="of:=IFERROR(AVERAGEIFS([$Algorithm_Problems_log.$H$2:.$H$10237];[$Algorithm_Problems_log.$D$2:.$D$10237];[.$A36];[$Algorithm_Problems_log.$B$2:.$B$10237];&quot;Easy&quot;);[.$B3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6];[$Algorithm_Problems_log.$B$2:.$B$10237];&quot;Medium&quot;);[.$C3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6];[$Algorithm_Problems_log.$B$2:.$B$10237];&quot;Hard&quot;);[.$D37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36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15" calcext:value-type="date">
            <text:p>12/15/2020</text:p>
          </table:table-cell>
          <table:table-cell table:style-name="ce65" table:formula="of:=IFERROR(AVERAGEIFS([$Algorithm_Problems_log.$H$2:.$H$10237];[$Algorithm_Problems_log.$D$2:.$D$10237];[.$A37];[$Algorithm_Problems_log.$B$2:.$B$10237];&quot;Easy&quot;);[.$B3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7];[$Algorithm_Problems_log.$B$2:.$B$10237];&quot;Medium&quot;);[.$C3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7];[$Algorithm_Problems_log.$B$2:.$B$10237];&quot;Hard&quot;);[.$D38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37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14" calcext:value-type="date">
            <text:p>12/14/2020</text:p>
          </table:table-cell>
          <table:table-cell table:style-name="ce65" table:formula="of:=IFERROR(AVERAGEIFS([$Algorithm_Problems_log.$H$2:.$H$10237];[$Algorithm_Problems_log.$D$2:.$D$10237];[.$A38];[$Algorithm_Problems_log.$B$2:.$B$10237];&quot;Easy&quot;);[.$B3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8];[$Algorithm_Problems_log.$B$2:.$B$10237];&quot;Medium&quot;);[.$C3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8];[$Algorithm_Problems_log.$B$2:.$B$10237];&quot;Hard&quot;);[.$D39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38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13" calcext:value-type="date">
            <text:p>12/13/2020</text:p>
          </table:table-cell>
          <table:table-cell table:style-name="ce65" table:formula="of:=IFERROR(AVERAGEIFS([$Algorithm_Problems_log.$H$2:.$H$10237];[$Algorithm_Problems_log.$D$2:.$D$10237];[.$A39];[$Algorithm_Problems_log.$B$2:.$B$10237];&quot;Easy&quot;);[.$B4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9];[$Algorithm_Problems_log.$B$2:.$B$10237];&quot;Medium&quot;);[.$C4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9];[$Algorithm_Problems_log.$B$2:.$B$10237];&quot;Hard&quot;);[.$D40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39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12" calcext:value-type="date">
            <text:p>12/12/2020</text:p>
          </table:table-cell>
          <table:table-cell table:style-name="ce65" table:formula="of:=IFERROR(AVERAGEIFS([$Algorithm_Problems_log.$H$2:.$H$10237];[$Algorithm_Problems_log.$D$2:.$D$10237];[.$A40];[$Algorithm_Problems_log.$B$2:.$B$10237];&quot;Easy&quot;);[.$B4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0];[$Algorithm_Problems_log.$B$2:.$B$10237];&quot;Medium&quot;);[.$C4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0];[$Algorithm_Problems_log.$B$2:.$B$10237];&quot;Hard&quot;);[.$D41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40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11" calcext:value-type="date">
            <text:p>12/11/2020</text:p>
          </table:table-cell>
          <table:table-cell table:style-name="ce65" table:formula="of:=IFERROR(AVERAGEIFS([$Algorithm_Problems_log.$H$2:.$H$10237];[$Algorithm_Problems_log.$D$2:.$D$10237];[.$A41];[$Algorithm_Problems_log.$B$2:.$B$10237];&quot;Easy&quot;);[.$B4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1];[$Algorithm_Problems_log.$B$2:.$B$10237];&quot;Medium&quot;);[.$C4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1];[$Algorithm_Problems_log.$B$2:.$B$10237];&quot;Hard&quot;);[.$D42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41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10" calcext:value-type="date">
            <text:p>12/10/2020</text:p>
          </table:table-cell>
          <table:table-cell table:style-name="ce65" table:formula="of:=IFERROR(AVERAGEIFS([$Algorithm_Problems_log.$H$2:.$H$10237];[$Algorithm_Problems_log.$D$2:.$D$10237];[.$A42];[$Algorithm_Problems_log.$B$2:.$B$10237];&quot;Easy&quot;);[.$B4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2];[$Algorithm_Problems_log.$B$2:.$B$10237];&quot;Medium&quot;);[.$C4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2];[$Algorithm_Problems_log.$B$2:.$B$10237];&quot;Hard&quot;);[.$D43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42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09" calcext:value-type="date">
            <text:p>12/09/2020</text:p>
          </table:table-cell>
          <table:table-cell table:style-name="ce65" table:formula="of:=IFERROR(AVERAGEIFS([$Algorithm_Problems_log.$H$2:.$H$10237];[$Algorithm_Problems_log.$D$2:.$D$10237];[.$A43];[$Algorithm_Problems_log.$B$2:.$B$10237];&quot;Easy&quot;);[.$B4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3];[$Algorithm_Problems_log.$B$2:.$B$10237];&quot;Medium&quot;);[.$C4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3];[$Algorithm_Problems_log.$B$2:.$B$10237];&quot;Hard&quot;);[.$D44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43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08" calcext:value-type="date">
            <text:p>12/08/2020</text:p>
          </table:table-cell>
          <table:table-cell table:style-name="ce65" table:formula="of:=IFERROR(AVERAGEIFS([$Algorithm_Problems_log.$H$2:.$H$10237];[$Algorithm_Problems_log.$D$2:.$D$10237];[.$A44];[$Algorithm_Problems_log.$B$2:.$B$10237];&quot;Easy&quot;);[.$B4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4];[$Algorithm_Problems_log.$B$2:.$B$10237];&quot;Medium&quot;);[.$C4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4];[$Algorithm_Problems_log.$B$2:.$B$10237];&quot;Hard&quot;);[.$D45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44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07" calcext:value-type="date">
            <text:p>12/07/2020</text:p>
          </table:table-cell>
          <table:table-cell table:style-name="ce65" table:formula="of:=IFERROR(AVERAGEIFS([$Algorithm_Problems_log.$H$2:.$H$10237];[$Algorithm_Problems_log.$D$2:.$D$10237];[.$A45];[$Algorithm_Problems_log.$B$2:.$B$10237];&quot;Easy&quot;);[.$B4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5];[$Algorithm_Problems_log.$B$2:.$B$10237];&quot;Medium&quot;);[.$C4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5];[$Algorithm_Problems_log.$B$2:.$B$10237];&quot;Hard&quot;);[.$D46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45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06" calcext:value-type="date">
            <text:p>12/06/2020</text:p>
          </table:table-cell>
          <table:table-cell table:style-name="ce65" table:formula="of:=IFERROR(AVERAGEIFS([$Algorithm_Problems_log.$H$2:.$H$10237];[$Algorithm_Problems_log.$D$2:.$D$10237];[.$A46];[$Algorithm_Problems_log.$B$2:.$B$10237];&quot;Easy&quot;);[.$B4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6];[$Algorithm_Problems_log.$B$2:.$B$10237];&quot;Medium&quot;);[.$C4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6];[$Algorithm_Problems_log.$B$2:.$B$10237];&quot;Hard&quot;);[.$D47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46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05" calcext:value-type="date">
            <text:p>12/05/2020</text:p>
          </table:table-cell>
          <table:table-cell table:style-name="ce65" table:formula="of:=IFERROR(AVERAGEIFS([$Algorithm_Problems_log.$H$2:.$H$10237];[$Algorithm_Problems_log.$D$2:.$D$10237];[.$A47];[$Algorithm_Problems_log.$B$2:.$B$10237];&quot;Easy&quot;);[.$B4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7];[$Algorithm_Problems_log.$B$2:.$B$10237];&quot;Medium&quot;);[.$C4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7];[$Algorithm_Problems_log.$B$2:.$B$10237];&quot;Hard&quot;);[.$D48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47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04" calcext:value-type="date">
            <text:p>12/04/2020</text:p>
          </table:table-cell>
          <table:table-cell table:style-name="ce65" table:formula="of:=IFERROR(AVERAGEIFS([$Algorithm_Problems_log.$H$2:.$H$10237];[$Algorithm_Problems_log.$D$2:.$D$10237];[.$A48];[$Algorithm_Problems_log.$B$2:.$B$10237];&quot;Easy&quot;);[.$B4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8];[$Algorithm_Problems_log.$B$2:.$B$10237];&quot;Medium&quot;);[.$C4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8];[$Algorithm_Problems_log.$B$2:.$B$10237];&quot;Hard&quot;);[.$D49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48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03" calcext:value-type="date">
            <text:p>12/03/2020</text:p>
          </table:table-cell>
          <table:table-cell table:style-name="ce65" table:formula="of:=IFERROR(AVERAGEIFS([$Algorithm_Problems_log.$H$2:.$H$10237];[$Algorithm_Problems_log.$D$2:.$D$10237];[.$A49];[$Algorithm_Problems_log.$B$2:.$B$10237];&quot;Easy&quot;);[.$B5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9];[$Algorithm_Problems_log.$B$2:.$B$10237];&quot;Medium&quot;);[.$C5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9];[$Algorithm_Problems_log.$B$2:.$B$10237];&quot;Hard&quot;);[.$D50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49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02" calcext:value-type="date">
            <text:p>12/02/2020</text:p>
          </table:table-cell>
          <table:table-cell table:style-name="ce65" table:formula="of:=IFERROR(AVERAGEIFS([$Algorithm_Problems_log.$H$2:.$H$10237];[$Algorithm_Problems_log.$D$2:.$D$10237];[.$A50];[$Algorithm_Problems_log.$B$2:.$B$10237];&quot;Easy&quot;);[.$B5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0];[$Algorithm_Problems_log.$B$2:.$B$10237];&quot;Medium&quot;);[.$C5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0];[$Algorithm_Problems_log.$B$2:.$B$10237];&quot;Hard&quot;);[.$D51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50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2-01" calcext:value-type="date">
            <text:p>12/01/2020</text:p>
          </table:table-cell>
          <table:table-cell table:style-name="ce65" table:formula="of:=IFERROR(AVERAGEIFS([$Algorithm_Problems_log.$H$2:.$H$10237];[$Algorithm_Problems_log.$D$2:.$D$10237];[.$A51];[$Algorithm_Problems_log.$B$2:.$B$10237];&quot;Easy&quot;);[.$B5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1];[$Algorithm_Problems_log.$B$2:.$B$10237];&quot;Medium&quot;);[.$C5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1];[$Algorithm_Problems_log.$B$2:.$B$10237];&quot;Hard&quot;);[.$D52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51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30" calcext:value-type="date">
            <text:p>11/30/2020</text:p>
          </table:table-cell>
          <table:table-cell table:style-name="ce65" table:formula="of:=IFERROR(AVERAGEIFS([$Algorithm_Problems_log.$H$2:.$H$10237];[$Algorithm_Problems_log.$D$2:.$D$10237];[.$A52];[$Algorithm_Problems_log.$B$2:.$B$10237];&quot;Easy&quot;);[.$B5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2];[$Algorithm_Problems_log.$B$2:.$B$10237];&quot;Medium&quot;);[.$C5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2];[$Algorithm_Problems_log.$B$2:.$B$10237];&quot;Hard&quot;);[.$D53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52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29" calcext:value-type="date">
            <text:p>11/29/2020</text:p>
          </table:table-cell>
          <table:table-cell table:style-name="ce65" table:formula="of:=IFERROR(AVERAGEIFS([$Algorithm_Problems_log.$H$2:.$H$10237];[$Algorithm_Problems_log.$D$2:.$D$10237];[.$A53];[$Algorithm_Problems_log.$B$2:.$B$10237];&quot;Easy&quot;);[.$B5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3];[$Algorithm_Problems_log.$B$2:.$B$10237];&quot;Medium&quot;);[.$C5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3];[$Algorithm_Problems_log.$B$2:.$B$10237];&quot;Hard&quot;);[.$D54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53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28" calcext:value-type="date">
            <text:p>11/28/2020</text:p>
          </table:table-cell>
          <table:table-cell table:style-name="ce65" table:formula="of:=IFERROR(AVERAGEIFS([$Algorithm_Problems_log.$H$2:.$H$10237];[$Algorithm_Problems_log.$D$2:.$D$10237];[.$A54];[$Algorithm_Problems_log.$B$2:.$B$10237];&quot;Easy&quot;);[.$B5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4];[$Algorithm_Problems_log.$B$2:.$B$10237];&quot;Medium&quot;);[.$C5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4];[$Algorithm_Problems_log.$B$2:.$B$10237];&quot;Hard&quot;);[.$D55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54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27" calcext:value-type="date">
            <text:p>11/27/2020</text:p>
          </table:table-cell>
          <table:table-cell table:style-name="ce65" table:formula="of:=IFERROR(AVERAGEIFS([$Algorithm_Problems_log.$H$2:.$H$10237];[$Algorithm_Problems_log.$D$2:.$D$10237];[.$A55];[$Algorithm_Problems_log.$B$2:.$B$10237];&quot;Easy&quot;);[.$B5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5];[$Algorithm_Problems_log.$B$2:.$B$10237];&quot;Medium&quot;);[.$C5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5];[$Algorithm_Problems_log.$B$2:.$B$10237];&quot;Hard&quot;);[.$D56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55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26" calcext:value-type="date">
            <text:p>11/26/2020</text:p>
          </table:table-cell>
          <table:table-cell table:style-name="ce65" table:formula="of:=IFERROR(AVERAGEIFS([$Algorithm_Problems_log.$H$2:.$H$10237];[$Algorithm_Problems_log.$D$2:.$D$10237];[.$A56];[$Algorithm_Problems_log.$B$2:.$B$10237];&quot;Easy&quot;);[.$B5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6];[$Algorithm_Problems_log.$B$2:.$B$10237];&quot;Medium&quot;);[.$C5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6];[$Algorithm_Problems_log.$B$2:.$B$10237];&quot;Hard&quot;);[.$D57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56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25" calcext:value-type="date">
            <text:p>11/25/2020</text:p>
          </table:table-cell>
          <table:table-cell table:style-name="ce65" table:formula="of:=IFERROR(AVERAGEIFS([$Algorithm_Problems_log.$H$2:.$H$10237];[$Algorithm_Problems_log.$D$2:.$D$10237];[.$A57];[$Algorithm_Problems_log.$B$2:.$B$10237];&quot;Easy&quot;);[.$B5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7];[$Algorithm_Problems_log.$B$2:.$B$10237];&quot;Medium&quot;);[.$C5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7];[$Algorithm_Problems_log.$B$2:.$B$10237];&quot;Hard&quot;);[.$D58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57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24" calcext:value-type="date">
            <text:p>11/24/2020</text:p>
          </table:table-cell>
          <table:table-cell table:style-name="ce65" table:formula="of:=IFERROR(AVERAGEIFS([$Algorithm_Problems_log.$H$2:.$H$10237];[$Algorithm_Problems_log.$D$2:.$D$10237];[.$A58];[$Algorithm_Problems_log.$B$2:.$B$10237];&quot;Easy&quot;);[.$B5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8];[$Algorithm_Problems_log.$B$2:.$B$10237];&quot;Medium&quot;);[.$C5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8];[$Algorithm_Problems_log.$B$2:.$B$10237];&quot;Hard&quot;);[.$D59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58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23" calcext:value-type="date">
            <text:p>11/23/2020</text:p>
          </table:table-cell>
          <table:table-cell table:style-name="ce65" table:formula="of:=IFERROR(AVERAGEIFS([$Algorithm_Problems_log.$H$2:.$H$10237];[$Algorithm_Problems_log.$D$2:.$D$10237];[.$A59];[$Algorithm_Problems_log.$B$2:.$B$10237];&quot;Easy&quot;);[.$B6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9];[$Algorithm_Problems_log.$B$2:.$B$10237];&quot;Medium&quot;);[.$C6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9];[$Algorithm_Problems_log.$B$2:.$B$10237];&quot;Hard&quot;);[.$D60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59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22" calcext:value-type="date">
            <text:p>11/22/2020</text:p>
          </table:table-cell>
          <table:table-cell table:style-name="ce65" table:formula="of:=IFERROR(AVERAGEIFS([$Algorithm_Problems_log.$H$2:.$H$10237];[$Algorithm_Problems_log.$D$2:.$D$10237];[.$A60];[$Algorithm_Problems_log.$B$2:.$B$10237];&quot;Easy&quot;);[.$B6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0];[$Algorithm_Problems_log.$B$2:.$B$10237];&quot;Medium&quot;);[.$C6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0];[$Algorithm_Problems_log.$B$2:.$B$10237];&quot;Hard&quot;);[.$D61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60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21" calcext:value-type="date">
            <text:p>11/21/2020</text:p>
          </table:table-cell>
          <table:table-cell table:style-name="ce65" table:formula="of:=IFERROR(AVERAGEIFS([$Algorithm_Problems_log.$H$2:.$H$10237];[$Algorithm_Problems_log.$D$2:.$D$10237];[.$A61];[$Algorithm_Problems_log.$B$2:.$B$10237];&quot;Easy&quot;);[.$B6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1];[$Algorithm_Problems_log.$B$2:.$B$10237];&quot;Medium&quot;);[.$C6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1];[$Algorithm_Problems_log.$B$2:.$B$10237];&quot;Hard&quot;);[.$D62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61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20" calcext:value-type="date">
            <text:p>11/20/2020</text:p>
          </table:table-cell>
          <table:table-cell table:style-name="ce65" table:formula="of:=IFERROR(AVERAGEIFS([$Algorithm_Problems_log.$H$2:.$H$10237];[$Algorithm_Problems_log.$D$2:.$D$10237];[.$A62];[$Algorithm_Problems_log.$B$2:.$B$10237];&quot;Easy&quot;);[.$B6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2];[$Algorithm_Problems_log.$B$2:.$B$10237];&quot;Medium&quot;);[.$C6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2];[$Algorithm_Problems_log.$B$2:.$B$10237];&quot;Hard&quot;);[.$D63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62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19" calcext:value-type="date">
            <text:p>11/19/2020</text:p>
          </table:table-cell>
          <table:table-cell table:style-name="ce65" table:formula="of:=IFERROR(AVERAGEIFS([$Algorithm_Problems_log.$H$2:.$H$10237];[$Algorithm_Problems_log.$D$2:.$D$10237];[.$A63];[$Algorithm_Problems_log.$B$2:.$B$10237];&quot;Easy&quot;);[.$B6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3];[$Algorithm_Problems_log.$B$2:.$B$10237];&quot;Medium&quot;);[.$C6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3];[$Algorithm_Problems_log.$B$2:.$B$10237];&quot;Hard&quot;);[.$D64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63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18" calcext:value-type="date">
            <text:p>11/18/2020</text:p>
          </table:table-cell>
          <table:table-cell table:style-name="ce65" table:formula="of:=IFERROR(AVERAGEIFS([$Algorithm_Problems_log.$H$2:.$H$10237];[$Algorithm_Problems_log.$D$2:.$D$10237];[.$A64];[$Algorithm_Problems_log.$B$2:.$B$10237];&quot;Easy&quot;);[.$B6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4];[$Algorithm_Problems_log.$B$2:.$B$10237];&quot;Medium&quot;);[.$C6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4];[$Algorithm_Problems_log.$B$2:.$B$10237];&quot;Hard&quot;);[.$D65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64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17" calcext:value-type="date">
            <text:p>11/17/2020</text:p>
          </table:table-cell>
          <table:table-cell table:style-name="ce65" table:formula="of:=IFERROR(AVERAGEIFS([$Algorithm_Problems_log.$H$2:.$H$10237];[$Algorithm_Problems_log.$D$2:.$D$10237];[.$A65];[$Algorithm_Problems_log.$B$2:.$B$10237];&quot;Easy&quot;);[.$B6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5];[$Algorithm_Problems_log.$B$2:.$B$10237];&quot;Medium&quot;);[.$C6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5];[$Algorithm_Problems_log.$B$2:.$B$10237];&quot;Hard&quot;);[.$D66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65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16" calcext:value-type="date">
            <text:p>11/16/2020</text:p>
          </table:table-cell>
          <table:table-cell table:style-name="ce65" table:formula="of:=IFERROR(AVERAGEIFS([$Algorithm_Problems_log.$H$2:.$H$10237];[$Algorithm_Problems_log.$D$2:.$D$10237];[.$A66];[$Algorithm_Problems_log.$B$2:.$B$10237];&quot;Easy&quot;);[.$B6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6];[$Algorithm_Problems_log.$B$2:.$B$10237];&quot;Medium&quot;);[.$C6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6];[$Algorithm_Problems_log.$B$2:.$B$10237];&quot;Hard&quot;);[.$D67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66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15" calcext:value-type="date">
            <text:p>11/15/2020</text:p>
          </table:table-cell>
          <table:table-cell table:style-name="ce65" table:formula="of:=IFERROR(AVERAGEIFS([$Algorithm_Problems_log.$H$2:.$H$10237];[$Algorithm_Problems_log.$D$2:.$D$10237];[.$A67];[$Algorithm_Problems_log.$B$2:.$B$10237];&quot;Easy&quot;);[.$B6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7];[$Algorithm_Problems_log.$B$2:.$B$10237];&quot;Medium&quot;);[.$C6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7];[$Algorithm_Problems_log.$B$2:.$B$10237];&quot;Hard&quot;);[.$D68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67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14" calcext:value-type="date">
            <text:p>11/14/2020</text:p>
          </table:table-cell>
          <table:table-cell table:style-name="ce65" table:formula="of:=IFERROR(AVERAGEIFS([$Algorithm_Problems_log.$H$2:.$H$10237];[$Algorithm_Problems_log.$D$2:.$D$10237];[.$A68];[$Algorithm_Problems_log.$B$2:.$B$10237];&quot;Easy&quot;);[.$B6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8];[$Algorithm_Problems_log.$B$2:.$B$10237];&quot;Medium&quot;);[.$C6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8];[$Algorithm_Problems_log.$B$2:.$B$10237];&quot;Hard&quot;);[.$D69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68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13" calcext:value-type="date">
            <text:p>11/13/2020</text:p>
          </table:table-cell>
          <table:table-cell table:style-name="ce65" table:formula="of:=IFERROR(AVERAGEIFS([$Algorithm_Problems_log.$H$2:.$H$10237];[$Algorithm_Problems_log.$D$2:.$D$10237];[.$A69];[$Algorithm_Problems_log.$B$2:.$B$10237];&quot;Easy&quot;);[.$B7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9];[$Algorithm_Problems_log.$B$2:.$B$10237];&quot;Medium&quot;);[.$C7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9];[$Algorithm_Problems_log.$B$2:.$B$10237];&quot;Hard&quot;);[.$D70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69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12" calcext:value-type="date">
            <text:p>11/12/2020</text:p>
          </table:table-cell>
          <table:table-cell table:style-name="ce65" table:formula="of:=IFERROR(AVERAGEIFS([$Algorithm_Problems_log.$H$2:.$H$10237];[$Algorithm_Problems_log.$D$2:.$D$10237];[.$A70];[$Algorithm_Problems_log.$B$2:.$B$10237];&quot;Easy&quot;);[.$B7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0];[$Algorithm_Problems_log.$B$2:.$B$10237];&quot;Medium&quot;);[.$C7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0];[$Algorithm_Problems_log.$B$2:.$B$10237];&quot;Hard&quot;);[.$D71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70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11" calcext:value-type="date">
            <text:p>11/11/2020</text:p>
          </table:table-cell>
          <table:table-cell table:style-name="ce65" table:formula="of:=IFERROR(AVERAGEIFS([$Algorithm_Problems_log.$H$2:.$H$10237];[$Algorithm_Problems_log.$D$2:.$D$10237];[.$A71];[$Algorithm_Problems_log.$B$2:.$B$10237];&quot;Easy&quot;);[.$B7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1];[$Algorithm_Problems_log.$B$2:.$B$10237];&quot;Medium&quot;);[.$C7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1];[$Algorithm_Problems_log.$B$2:.$B$10237];&quot;Hard&quot;);[.$D72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71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10" calcext:value-type="date">
            <text:p>11/10/2020</text:p>
          </table:table-cell>
          <table:table-cell table:style-name="ce65" table:formula="of:=IFERROR(AVERAGEIFS([$Algorithm_Problems_log.$H$2:.$H$10237];[$Algorithm_Problems_log.$D$2:.$D$10237];[.$A72];[$Algorithm_Problems_log.$B$2:.$B$10237];&quot;Easy&quot;);[.$B7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2];[$Algorithm_Problems_log.$B$2:.$B$10237];&quot;Medium&quot;);[.$C7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2];[$Algorithm_Problems_log.$B$2:.$B$10237];&quot;Hard&quot;);[.$D73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72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09" calcext:value-type="date">
            <text:p>11/09/2020</text:p>
          </table:table-cell>
          <table:table-cell table:style-name="ce65" table:formula="of:=IFERROR(AVERAGEIFS([$Algorithm_Problems_log.$H$2:.$H$10237];[$Algorithm_Problems_log.$D$2:.$D$10237];[.$A73];[$Algorithm_Problems_log.$B$2:.$B$10237];&quot;Easy&quot;);[.$B7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3];[$Algorithm_Problems_log.$B$2:.$B$10237];&quot;Medium&quot;);[.$C7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3];[$Algorithm_Problems_log.$B$2:.$B$10237];&quot;Hard&quot;);[.$D74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73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08" calcext:value-type="date">
            <text:p>11/08/2020</text:p>
          </table:table-cell>
          <table:table-cell table:style-name="ce65" table:formula="of:=IFERROR(AVERAGEIFS([$Algorithm_Problems_log.$H$2:.$H$10237];[$Algorithm_Problems_log.$D$2:.$D$10237];[.$A74];[$Algorithm_Problems_log.$B$2:.$B$10237];&quot;Easy&quot;);[.$B7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4];[$Algorithm_Problems_log.$B$2:.$B$10237];&quot;Medium&quot;);[.$C7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4];[$Algorithm_Problems_log.$B$2:.$B$10237];&quot;Hard&quot;);[.$D75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74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07" calcext:value-type="date">
            <text:p>11/07/2020</text:p>
          </table:table-cell>
          <table:table-cell table:style-name="ce65" table:formula="of:=IFERROR(AVERAGEIFS([$Algorithm_Problems_log.$H$2:.$H$10237];[$Algorithm_Problems_log.$D$2:.$D$10237];[.$A75];[$Algorithm_Problems_log.$B$2:.$B$10237];&quot;Easy&quot;);[.$B7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5];[$Algorithm_Problems_log.$B$2:.$B$10237];&quot;Medium&quot;);[.$C7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5];[$Algorithm_Problems_log.$B$2:.$B$10237];&quot;Hard&quot;);[.$D76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75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06" calcext:value-type="date">
            <text:p>11/06/2020</text:p>
          </table:table-cell>
          <table:table-cell table:style-name="ce65" table:formula="of:=IFERROR(AVERAGEIFS([$Algorithm_Problems_log.$H$2:.$H$10237];[$Algorithm_Problems_log.$D$2:.$D$10237];[.$A76];[$Algorithm_Problems_log.$B$2:.$B$10237];&quot;Easy&quot;);[.$B7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6];[$Algorithm_Problems_log.$B$2:.$B$10237];&quot;Medium&quot;);[.$C7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6];[$Algorithm_Problems_log.$B$2:.$B$10237];&quot;Hard&quot;);[.$D77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76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05" calcext:value-type="date">
            <text:p>11/05/2020</text:p>
          </table:table-cell>
          <table:table-cell table:style-name="ce65" table:formula="of:=IFERROR(AVERAGEIFS([$Algorithm_Problems_log.$H$2:.$H$10237];[$Algorithm_Problems_log.$D$2:.$D$10237];[.$A77];[$Algorithm_Problems_log.$B$2:.$B$10237];&quot;Easy&quot;);[.$B7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7];[$Algorithm_Problems_log.$B$2:.$B$10237];&quot;Medium&quot;);[.$C7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7];[$Algorithm_Problems_log.$B$2:.$B$10237];&quot;Hard&quot;);[.$D78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77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04" calcext:value-type="date">
            <text:p>11/04/2020</text:p>
          </table:table-cell>
          <table:table-cell table:style-name="ce65" table:formula="of:=IFERROR(AVERAGEIFS([$Algorithm_Problems_log.$H$2:.$H$10237];[$Algorithm_Problems_log.$D$2:.$D$10237];[.$A78];[$Algorithm_Problems_log.$B$2:.$B$10237];&quot;Easy&quot;);[.$B79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78];[$Algorithm_Problems_log.$B$2:.$B$10237];&quot;Medium&quot;);[.$C79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78];[$Algorithm_Problems_log.$B$2:.$B$10237];&quot;Hard&quot;);[.$D79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78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03" calcext:value-type="date">
            <text:p>11/03/2020</text:p>
          </table:table-cell>
          <table:table-cell table:style-name="ce65" table:formula="of:=IFERROR(AVERAGEIFS([$Algorithm_Problems_log.$H$2:.$H$10237];[$Algorithm_Problems_log.$D$2:.$D$10237];[.$A79];[$Algorithm_Problems_log.$B$2:.$B$10237];&quot;Easy&quot;);[.$B80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79];[$Algorithm_Problems_log.$B$2:.$B$10237];&quot;Medium&quot;);[.$C80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79];[$Algorithm_Problems_log.$B$2:.$B$10237];&quot;Hard&quot;);[.$D80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79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02" calcext:value-type="date">
            <text:p>11/02/2020</text:p>
          </table:table-cell>
          <table:table-cell table:style-name="ce65" table:formula="of:=IFERROR(AVERAGEIFS([$Algorithm_Problems_log.$H$2:.$H$10237];[$Algorithm_Problems_log.$D$2:.$D$10237];[.$A80];[$Algorithm_Problems_log.$B$2:.$B$10237];&quot;Easy&quot;);[.$B81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0];[$Algorithm_Problems_log.$B$2:.$B$10237];&quot;Medium&quot;);[.$C81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0];[$Algorithm_Problems_log.$B$2:.$B$10237];&quot;Hard&quot;);[.$D81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80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1-01" calcext:value-type="date">
            <text:p>11/01/2020</text:p>
          </table:table-cell>
          <table:table-cell table:style-name="ce65" table:formula="of:=IFERROR(AVERAGEIFS([$Algorithm_Problems_log.$H$2:.$H$10237];[$Algorithm_Problems_log.$D$2:.$D$10237];[.$A81];[$Algorithm_Problems_log.$B$2:.$B$10237];&quot;Easy&quot;);[.$B82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1];[$Algorithm_Problems_log.$B$2:.$B$10237];&quot;Medium&quot;);[.$C82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1];[$Algorithm_Problems_log.$B$2:.$B$10237];&quot;Hard&quot;);[.$D82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81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0-31" calcext:value-type="date">
            <text:p>10/31/2020</text:p>
          </table:table-cell>
          <table:table-cell table:style-name="ce65" table:formula="of:=IFERROR(AVERAGEIFS([$Algorithm_Problems_log.$H$2:.$H$10237];[$Algorithm_Problems_log.$D$2:.$D$10237];[.$A82];[$Algorithm_Problems_log.$B$2:.$B$10237];&quot;Easy&quot;);[.$B83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2];[$Algorithm_Problems_log.$B$2:.$B$10237];&quot;Medium&quot;);[.$C83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2];[$Algorithm_Problems_log.$B$2:.$B$10237];&quot;Hard&quot;);[.$D83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82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0-30" calcext:value-type="date">
            <text:p>10/30/2020</text:p>
          </table:table-cell>
          <table:table-cell table:style-name="ce65" table:formula="of:=IFERROR(AVERAGEIFS([$Algorithm_Problems_log.$H$2:.$H$10237];[$Algorithm_Problems_log.$D$2:.$D$10237];[.$A83];[$Algorithm_Problems_log.$B$2:.$B$10237];&quot;Easy&quot;);[.$B84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3];[$Algorithm_Problems_log.$B$2:.$B$10237];&quot;Medium&quot;);[.$C84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3];[$Algorithm_Problems_log.$B$2:.$B$10237];&quot;Hard&quot;);[.$D84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83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 table:visibility="filter">
          <table:table-cell table:style-name="ce39" office:value-type="date" office:date-value="2020-10-29" calcext:value-type="date">
            <text:p>10/29/2020</text:p>
          </table:table-cell>
          <table:table-cell table:style-name="ce65" table:formula="of:=IFERROR(AVERAGEIFS([$Algorithm_Problems_log.$H$2:.$H$10237];[$Algorithm_Problems_log.$D$2:.$D$10237];[.$A84];[$Algorithm_Problems_log.$B$2:.$B$10237];&quot;Easy&quot;);[.$B85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4];[$Algorithm_Problems_log.$B$2:.$B$10237];&quot;Medium&quot;);[.$C8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4];[$Algorithm_Problems_log.$B$2:.$B$10237];&quot;Hard&quot;);[.$D85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84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28" calcext:value-type="date">
            <text:p>10/28/2020</text:p>
          </table:table-cell>
          <table:table-cell table:style-name="ce65" table:formula="of:=IFERROR(AVERAGEIFS([$Algorithm_Problems_log.$H$2:.$H$10237];[$Algorithm_Problems_log.$D$2:.$D$10237];[.$A85];[$Algorithm_Problems_log.$B$2:.$B$10237];&quot;Easy&quot;);[.$B86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5];[$Algorithm_Problems_log.$B$2:.$B$10237];&quot;Medium&quot;);[.$C8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5];[$Algorithm_Problems_log.$B$2:.$B$10237];&quot;Hard&quot;);[.$D86])" office:value-type="float" office:value="0" calcext:value-type="float">
            <text:p>0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85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27" calcext:value-type="date">
            <text:p>10/27/2020</text:p>
          </table:table-cell>
          <table:table-cell table:style-name="ce65" table:formula="of:=IFERROR(AVERAGEIFS([$Algorithm_Problems_log.$H$2:.$H$10237];[$Algorithm_Problems_log.$D$2:.$D$10237];[.$A86];[$Algorithm_Problems_log.$B$2:.$B$10237];&quot;Easy&quot;);[.$B87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86];[$Algorithm_Problems_log.$B$2:.$B$10237];&quot;Medium&quot;);[.$C87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6];[$Algorithm_Problems_log.$B$2:.$B$10237];&quot;Hard&quot;);[.$D87])" office:value-type="float" office:value="0" calcext:value-type="float">
            <text:p>0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86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26" calcext:value-type="date">
            <text:p>10/26/2020</text:p>
          </table:table-cell>
          <table:table-cell table:style-name="ce65" table:formula="of:=IFERROR(AVERAGEIFS([$Algorithm_Problems_log.$H$2:.$H$10237];[$Algorithm_Problems_log.$D$2:.$D$10237];[.$A87];[$Algorithm_Problems_log.$B$2:.$B$10237];&quot;Easy&quot;);[.$B88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87];[$Algorithm_Problems_log.$B$2:.$B$10237];&quot;Medium&quot;);[.$C8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7];[$Algorithm_Problems_log.$B$2:.$B$10237];&quot;Hard&quot;);[.$D88])" office:value-type="float" office:value="0" calcext:value-type="float">
            <text:p>0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87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25" calcext:value-type="date">
            <text:p>10/25/2020</text:p>
          </table:table-cell>
          <table:table-cell table:style-name="ce65" table:formula="of:=IFERROR(AVERAGEIFS([$Algorithm_Problems_log.$H$2:.$H$10237];[$Algorithm_Problems_log.$D$2:.$D$10237];[.$A88];[$Algorithm_Problems_log.$B$2:.$B$10237];&quot;Easy&quot;);[.$B8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8];[$Algorithm_Problems_log.$B$2:.$B$10237];&quot;Medium&quot;);[.$C8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8];[$Algorithm_Problems_log.$B$2:.$B$10237];&quot;Hard&quot;);[.$D89])" office:value-type="float" office:value="0" calcext:value-type="float">
            <text:p>0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88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24" calcext:value-type="date">
            <text:p>10/24/2020</text:p>
          </table:table-cell>
          <table:table-cell table:style-name="ce65" table:formula="of:=IFERROR(AVERAGEIFS([$Algorithm_Problems_log.$H$2:.$H$10237];[$Algorithm_Problems_log.$D$2:.$D$10237];[.$A89];[$Algorithm_Problems_log.$B$2:.$B$10237];&quot;Easy&quot;);[.$B90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9];[$Algorithm_Problems_log.$B$2:.$B$10237];&quot;Medium&quot;);[.$C90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89];[$Algorithm_Problems_log.$B$2:.$B$10237];&quot;Hard&quot;);[.$D90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89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23" calcext:value-type="date">
            <text:p>10/23/2020</text:p>
          </table:table-cell>
          <table:table-cell table:style-name="ce65" table:formula="of:=IFERROR(AVERAGEIFS([$Algorithm_Problems_log.$H$2:.$H$10237];[$Algorithm_Problems_log.$D$2:.$D$10237];[.$A90];[$Algorithm_Problems_log.$B$2:.$B$10237];&quot;Easy&quot;);[.$B91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0];[$Algorithm_Problems_log.$B$2:.$B$10237];&quot;Medium&quot;);[.$C91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0];[$Algorithm_Problems_log.$B$2:.$B$10237];&quot;Hard&quot;);[.$D91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90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22" calcext:value-type="date">
            <text:p>10/22/2020</text:p>
          </table:table-cell>
          <table:table-cell table:style-name="ce65" table:formula="of:=IFERROR(AVERAGEIFS([$Algorithm_Problems_log.$H$2:.$H$10237];[$Algorithm_Problems_log.$D$2:.$D$10237];[.$A91];[$Algorithm_Problems_log.$B$2:.$B$10237];&quot;Easy&quot;);[.$B92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1];[$Algorithm_Problems_log.$B$2:.$B$10237];&quot;Medium&quot;);[.$C92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1];[$Algorithm_Problems_log.$B$2:.$B$10237];&quot;Hard&quot;);[.$D92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91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21" calcext:value-type="date">
            <text:p>10/21/2020</text:p>
          </table:table-cell>
          <table:table-cell table:style-name="ce65" table:formula="of:=IFERROR(AVERAGEIFS([$Algorithm_Problems_log.$H$2:.$H$10237];[$Algorithm_Problems_log.$D$2:.$D$10237];[.$A92];[$Algorithm_Problems_log.$B$2:.$B$10237];&quot;Easy&quot;);[.$B93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2];[$Algorithm_Problems_log.$B$2:.$B$10237];&quot;Medium&quot;);[.$C93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2];[$Algorithm_Problems_log.$B$2:.$B$10237];&quot;Hard&quot;);[.$D93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92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20" calcext:value-type="date">
            <text:p>10/20/2020</text:p>
          </table:table-cell>
          <table:table-cell table:style-name="ce65" table:formula="of:=IFERROR(AVERAGEIFS([$Algorithm_Problems_log.$H$2:.$H$10237];[$Algorithm_Problems_log.$D$2:.$D$10237];[.$A93];[$Algorithm_Problems_log.$B$2:.$B$10237];&quot;Easy&quot;);[.$B94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3];[$Algorithm_Problems_log.$B$2:.$B$10237];&quot;Medium&quot;);[.$C94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3];[$Algorithm_Problems_log.$B$2:.$B$10237];&quot;Hard&quot;);[.$D94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93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19" calcext:value-type="date">
            <text:p>10/19/2020</text:p>
          </table:table-cell>
          <table:table-cell table:style-name="ce65" table:formula="of:=IFERROR(AVERAGEIFS([$Algorithm_Problems_log.$H$2:.$H$10237];[$Algorithm_Problems_log.$D$2:.$D$10237];[.$A94];[$Algorithm_Problems_log.$B$2:.$B$10237];&quot;Easy&quot;);[.$B95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4];[$Algorithm_Problems_log.$B$2:.$B$10237];&quot;Medium&quot;);[.$C95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4];[$Algorithm_Problems_log.$B$2:.$B$10237];&quot;Hard&quot;);[.$D95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94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18" calcext:value-type="date">
            <text:p>10/18/2020</text:p>
          </table:table-cell>
          <table:table-cell table:style-name="ce65" table:formula="of:=IFERROR(AVERAGEIFS([$Algorithm_Problems_log.$H$2:.$H$10237];[$Algorithm_Problems_log.$D$2:.$D$10237];[.$A95];[$Algorithm_Problems_log.$B$2:.$B$10237];&quot;Easy&quot;);[.$B96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5];[$Algorithm_Problems_log.$B$2:.$B$10237];&quot;Medium&quot;);[.$C96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5];[$Algorithm_Problems_log.$B$2:.$B$10237];&quot;Hard&quot;);[.$D96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95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17" calcext:value-type="date">
            <text:p>10/17/2020</text:p>
          </table:table-cell>
          <table:table-cell table:style-name="ce65" table:formula="of:=IFERROR(AVERAGEIFS([$Algorithm_Problems_log.$H$2:.$H$10237];[$Algorithm_Problems_log.$D$2:.$D$10237];[.$A96];[$Algorithm_Problems_log.$B$2:.$B$10237];&quot;Easy&quot;);[.$B97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6];[$Algorithm_Problems_log.$B$2:.$B$10237];&quot;Medium&quot;);[.$C97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6];[$Algorithm_Problems_log.$B$2:.$B$10237];&quot;Hard&quot;);[.$D97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96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16" calcext:value-type="date">
            <text:p>10/16/2020</text:p>
          </table:table-cell>
          <table:table-cell table:style-name="ce65" table:formula="of:=IFERROR(AVERAGEIFS([$Algorithm_Problems_log.$H$2:.$H$10237];[$Algorithm_Problems_log.$D$2:.$D$10237];[.$A97];[$Algorithm_Problems_log.$B$2:.$B$10237];&quot;Easy&quot;);[.$B98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7];[$Algorithm_Problems_log.$B$2:.$B$10237];&quot;Medium&quot;);[.$C98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7];[$Algorithm_Problems_log.$B$2:.$B$10237];&quot;Hard&quot;);[.$D98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97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15" calcext:value-type="date">
            <text:p>10/15/2020</text:p>
          </table:table-cell>
          <table:table-cell table:style-name="ce65" table:formula="of:=IFERROR(AVERAGEIFS([$Algorithm_Problems_log.$H$2:.$H$10237];[$Algorithm_Problems_log.$D$2:.$D$10237];[.$A98];[$Algorithm_Problems_log.$B$2:.$B$10237];&quot;Easy&quot;);[.$B99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8];[$Algorithm_Problems_log.$B$2:.$B$10237];&quot;Medium&quot;);[.$C99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8];[$Algorithm_Problems_log.$B$2:.$B$10237];&quot;Hard&quot;);[.$D99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98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14" calcext:value-type="date">
            <text:p>10/14/2020</text:p>
          </table:table-cell>
          <table:table-cell table:style-name="ce65" table:formula="of:=IFERROR(AVERAGEIFS([$Algorithm_Problems_log.$H$2:.$H$10237];[$Algorithm_Problems_log.$D$2:.$D$10237];[.$A99];[$Algorithm_Problems_log.$B$2:.$B$10237];&quot;Easy&quot;);[.$B100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9];[$Algorithm_Problems_log.$B$2:.$B$10237];&quot;Medium&quot;);[.$C100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9];[$Algorithm_Problems_log.$B$2:.$B$10237];&quot;Hard&quot;);[.$D100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99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13" calcext:value-type="date">
            <text:p>10/13/2020</text:p>
          </table:table-cell>
          <table:table-cell table:style-name="ce65" table:formula="of:=IFERROR(AVERAGEIFS([$Algorithm_Problems_log.$H$2:.$H$10237];[$Algorithm_Problems_log.$D$2:.$D$10237];[.$A100];[$Algorithm_Problems_log.$B$2:.$B$10237];&quot;Easy&quot;);[.$B101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100];[$Algorithm_Problems_log.$B$2:.$B$10237];&quot;Medium&quot;);[.$C101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100];[$Algorithm_Problems_log.$B$2:.$B$10237];&quot;Hard&quot;);[.$D101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00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12" calcext:value-type="date">
            <text:p>10/12/2020</text:p>
          </table:table-cell>
          <table:table-cell table:style-name="ce65" table:formula="of:=IFERROR(AVERAGEIFS([$Algorithm_Problems_log.$H$2:.$H$10237];[$Algorithm_Problems_log.$D$2:.$D$10237];[.$A101];[$Algorithm_Problems_log.$B$2:.$B$10237];&quot;Easy&quot;);[.$B102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101];[$Algorithm_Problems_log.$B$2:.$B$10237];&quot;Medium&quot;);[.$C102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101];[$Algorithm_Problems_log.$B$2:.$B$10237];&quot;Hard&quot;);[.$D102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01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11" calcext:value-type="date">
            <text:p>10/11/2020</text:p>
          </table:table-cell>
          <table:table-cell table:style-name="ce65" table:formula="of:=IFERROR(AVERAGEIFS([$Algorithm_Problems_log.$H$2:.$H$10237];[$Algorithm_Problems_log.$D$2:.$D$10237];[.$A102];[$Algorithm_Problems_log.$B$2:.$B$10237];&quot;Easy&quot;);[.$B103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102];[$Algorithm_Problems_log.$B$2:.$B$10237];&quot;Medium&quot;);[.$C10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02];[$Algorithm_Problems_log.$B$2:.$B$10237];&quot;Hard&quot;);[.$D103])" office:value-type="float" office:value="4.75" calcext:value-type="float">
            <text:p>4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02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10" calcext:value-type="date">
            <text:p>10/10/2020</text:p>
          </table:table-cell>
          <table:table-cell table:style-name="ce65" table:formula="of:=IFERROR(AVERAGEIFS([$Algorithm_Problems_log.$H$2:.$H$10237];[$Algorithm_Problems_log.$D$2:.$D$10237];[.$A103];[$Algorithm_Problems_log.$B$2:.$B$10237];&quot;Easy&quot;);[.$B104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103];[$Algorithm_Problems_log.$B$2:.$B$10237];&quot;Medium&quot;);[.$C104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103];[$Algorithm_Problems_log.$B$2:.$B$10237];&quot;Hard&quot;);[.$D104])" office:value-type="float" office:value="4.5" calcext:value-type="float">
            <text:p>4.5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03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09" calcext:value-type="date">
            <text:p>10/09/2020</text:p>
          </table:table-cell>
          <table:table-cell table:style-name="ce65" table:formula="of:=IFERROR(AVERAGEIFS([$Algorithm_Problems_log.$H$2:.$H$10237];[$Algorithm_Problems_log.$D$2:.$D$10237];[.$A104];[$Algorithm_Problems_log.$B$2:.$B$10237];&quot;Easy&quot;);[.$B105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04];[$Algorithm_Problems_log.$B$2:.$B$10237];&quot;Medium&quot;);[.$C105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04];[$Algorithm_Problems_log.$B$2:.$B$10237];&quot;Hard&quot;);[.$D105])" office:value-type="float" office:value="4.08333333333333" calcext:value-type="float">
            <text:p>4.08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04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08" calcext:value-type="date">
            <text:p>10/08/2020</text:p>
          </table:table-cell>
          <table:table-cell table:style-name="ce65" table:formula="of:=IFERROR(AVERAGEIFS([$Algorithm_Problems_log.$H$2:.$H$10237];[$Algorithm_Problems_log.$D$2:.$D$10237];[.$A105];[$Algorithm_Problems_log.$B$2:.$B$10237];&quot;Easy&quot;);[.$B106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05];[$Algorithm_Problems_log.$B$2:.$B$10237];&quot;Medium&quot;);[.$C106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05];[$Algorithm_Problems_log.$B$2:.$B$10237];&quot;Hard&quot;);[.$D106])" office:value-type="float" office:value="4.08333333333333" calcext:value-type="float">
            <text:p>4.08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05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07" calcext:value-type="date">
            <text:p>10/07/2020</text:p>
          </table:table-cell>
          <table:table-cell table:style-name="ce65" table:formula="of:=IFERROR(AVERAGEIFS([$Algorithm_Problems_log.$H$2:.$H$10237];[$Algorithm_Problems_log.$D$2:.$D$10237];[.$A106];[$Algorithm_Problems_log.$B$2:.$B$10237];&quot;Easy&quot;);[.$B107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06];[$Algorithm_Problems_log.$B$2:.$B$10237];&quot;Medium&quot;);[.$C107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06];[$Algorithm_Problems_log.$B$2:.$B$10237];&quot;Hard&quot;);[.$D107])" office:value-type="float" office:value="4.08333333333333" calcext:value-type="float">
            <text:p>4.08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06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06" calcext:value-type="date">
            <text:p>10/06/2020</text:p>
          </table:table-cell>
          <table:table-cell table:style-name="ce65" table:formula="of:=IFERROR(AVERAGEIFS([$Algorithm_Problems_log.$H$2:.$H$10237];[$Algorithm_Problems_log.$D$2:.$D$10237];[.$A107];[$Algorithm_Problems_log.$B$2:.$B$10237];&quot;Easy&quot;);[.$B108])" office:value-type="float" office:value="13.4166666666667" calcext:value-type="float">
            <text:p>13.42</text:p>
          </table:table-cell>
          <table:table-cell table:style-name="ce65" table:formula="of:=IFERROR(AVERAGEIFS([$Algorithm_Problems_log.$H$2:.$H$10237];[$Algorithm_Problems_log.$D$2:.$D$10237];[.$A107];[$Algorithm_Problems_log.$B$2:.$B$10237];&quot;Medium&quot;);[.$C108])" office:value-type="float" office:value="11.3" calcext:value-type="float">
            <text:p>11.30</text:p>
          </table:table-cell>
          <table:table-cell table:style-name="ce65" table:formula="of:=IFERROR(AVERAGEIFS([$Algorithm_Problems_log.$H$2:.$H$10237];[$Algorithm_Problems_log.$D$2:.$D$10237];[.$A107];[$Algorithm_Problems_log.$B$2:.$B$10237];&quot;Hard&quot;);[.$D108])" office:value-type="float" office:value="4.08333333333333" calcext:value-type="float">
            <text:p>4.08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07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05" calcext:value-type="date">
            <text:p>10/05/2020</text:p>
          </table:table-cell>
          <table:table-cell table:style-name="ce65" table:formula="of:=IFERROR(AVERAGEIFS([$Algorithm_Problems_log.$H$2:.$H$10237];[$Algorithm_Problems_log.$D$2:.$D$10237];[.$A108];[$Algorithm_Problems_log.$B$2:.$B$10237];&quot;Easy&quot;);[.$B109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08];[$Algorithm_Problems_log.$B$2:.$B$10237];&quot;Medium&quot;);[.$C109])" office:value-type="float" office:value="7.1875" calcext:value-type="float">
            <text:p>7.19</text:p>
          </table:table-cell>
          <table:table-cell table:style-name="ce65" table:formula="of:=IFERROR(AVERAGEIFS([$Algorithm_Problems_log.$H$2:.$H$10237];[$Algorithm_Problems_log.$D$2:.$D$10237];[.$A108];[$Algorithm_Problems_log.$B$2:.$B$10237];&quot;Hard&quot;);[.$D109])" office:value-type="float" office:value="3.5" calcext:value-type="float">
            <text:p>3.5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08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04" calcext:value-type="date">
            <text:p>10/04/2020</text:p>
          </table:table-cell>
          <table:table-cell table:style-name="ce65" table:formula="of:=IFERROR(AVERAGEIFS([$Algorithm_Problems_log.$H$2:.$H$10237];[$Algorithm_Problems_log.$D$2:.$D$10237];[.$A109];[$Algorithm_Problems_log.$B$2:.$B$10237];&quot;Easy&quot;);[.$B110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09];[$Algorithm_Problems_log.$B$2:.$B$10237];&quot;Medium&quot;);[.$C110])" office:value-type="float" office:value="2.125" calcext:value-type="float">
            <text:p>2.13</text:p>
          </table:table-cell>
          <table:table-cell table:style-name="ce65" table:formula="of:=IFERROR(AVERAGEIFS([$Algorithm_Problems_log.$H$2:.$H$10237];[$Algorithm_Problems_log.$D$2:.$D$10237];[.$A109];[$Algorithm_Problems_log.$B$2:.$B$10237];&quot;Hard&quot;);[.$D110])" office:value-type="float" office:value="3.5" calcext:value-type="float">
            <text:p>3.5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09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03" calcext:value-type="date">
            <text:p>10/03/2020</text:p>
          </table:table-cell>
          <table:table-cell table:style-name="ce65" table:formula="of:=IFERROR(AVERAGEIFS([$Algorithm_Problems_log.$H$2:.$H$10237];[$Algorithm_Problems_log.$D$2:.$D$10237];[.$A110];[$Algorithm_Problems_log.$B$2:.$B$10237];&quot;Easy&quot;);[.$B111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10];[$Algorithm_Problems_log.$B$2:.$B$10237];&quot;Medium&quot;);[.$C111])" office:value-type="float" office:value="8.6" calcext:value-type="float">
            <text:p>8.60</text:p>
          </table:table-cell>
          <table:table-cell table:style-name="ce65" table:formula="of:=IFERROR(AVERAGEIFS([$Algorithm_Problems_log.$H$2:.$H$10237];[$Algorithm_Problems_log.$D$2:.$D$10237];[.$A110];[$Algorithm_Problems_log.$B$2:.$B$10237];&quot;Hard&quot;);[.$D111])" office:value-type="float" office:value="0" calcext:value-type="float">
            <text:p>0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10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02" calcext:value-type="date">
            <text:p>10/02/2020</text:p>
          </table:table-cell>
          <table:table-cell table:style-name="ce65" table:formula="of:=IFERROR(AVERAGEIFS([$Algorithm_Problems_log.$H$2:.$H$10237];[$Algorithm_Problems_log.$D$2:.$D$10237];[.$A111];[$Algorithm_Problems_log.$B$2:.$B$10237];&quot;Easy&quot;);[.$B112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11];[$Algorithm_Problems_log.$B$2:.$B$10237];&quot;Medium&quot;);[.$C112])" office:value-type="float" office:value="9.41666666666667" calcext:value-type="float">
            <text:p>9.42</text:p>
          </table:table-cell>
          <table:table-cell table:style-name="ce65" table:formula="of:=IFERROR(AVERAGEIFS([$Algorithm_Problems_log.$H$2:.$H$10237];[$Algorithm_Problems_log.$D$2:.$D$10237];[.$A111];[$Algorithm_Problems_log.$B$2:.$B$10237];&quot;Hard&quot;);[.$D112])" office:value-type="float" office:value="0" calcext:value-type="float">
            <text:p>0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11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10-01" calcext:value-type="date">
            <text:p>10/01/2020</text:p>
          </table:table-cell>
          <table:table-cell table:style-name="ce65" table:formula="of:=IFERROR(AVERAGEIFS([$Algorithm_Problems_log.$H$2:.$H$10237];[$Algorithm_Problems_log.$D$2:.$D$10237];[.$A112];[$Algorithm_Problems_log.$B$2:.$B$10237];&quot;Easy&quot;);[.$B113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12];[$Algorithm_Problems_log.$B$2:.$B$10237];&quot;Medium&quot;);[.$C113])" office:value-type="float" office:value="10.75" calcext:value-type="float">
            <text:p>10.75</text:p>
          </table:table-cell>
          <table:table-cell table:style-name="ce65" table:formula="of:=IFERROR(AVERAGEIFS([$Algorithm_Problems_log.$H$2:.$H$10237];[$Algorithm_Problems_log.$D$2:.$D$10237];[.$A112];[$Algorithm_Problems_log.$B$2:.$B$10237];&quot;Hard&quot;);[.$D113])" office:value-type="float" office:value="-10.1666666666667" calcext:value-type="float">
            <text:p>-10.17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12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30" calcext:value-type="date">
            <text:p>09/30/2020</text:p>
          </table:table-cell>
          <table:table-cell table:style-name="ce65" table:formula="of:=IFERROR(AVERAGEIFS([$Algorithm_Problems_log.$H$2:.$H$10237];[$Algorithm_Problems_log.$D$2:.$D$10237];[.$A113];[$Algorithm_Problems_log.$B$2:.$B$10237];&quot;Easy&quot;);[.$B114])" office:value-type="float" office:value="11.5" calcext:value-type="float">
            <text:p>11.50</text:p>
          </table:table-cell>
          <table:table-cell table:style-name="ce65" table:formula="of:=IFERROR(AVERAGEIFS([$Algorithm_Problems_log.$H$2:.$H$10237];[$Algorithm_Problems_log.$D$2:.$D$10237];[.$A113];[$Algorithm_Problems_log.$B$2:.$B$10237];&quot;Medium&quot;);[.$C114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13];[$Algorithm_Problems_log.$B$2:.$B$10237];&quot;Hard&quot;);[.$D114])" office:value-type="float" office:value="1.25" calcext:value-type="float">
            <text:p>1.2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13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29" calcext:value-type="date">
            <text:p>09/29/2020</text:p>
          </table:table-cell>
          <table:table-cell table:style-name="ce65" table:formula="of:=IFERROR(AVERAGEIFS([$Algorithm_Problems_log.$H$2:.$H$10237];[$Algorithm_Problems_log.$D$2:.$D$10237];[.$A114];[$Algorithm_Problems_log.$B$2:.$B$10237];&quot;Easy&quot;);[.$B115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4];[$Algorithm_Problems_log.$B$2:.$B$10237];&quot;Medium&quot;);[.$C115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14];[$Algorithm_Problems_log.$B$2:.$B$10237];&quot;Hard&quot;);[.$D115])" office:value-type="float" office:value="6.33333333333333" calcext:value-type="float">
            <text:p>6.33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14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28" calcext:value-type="date">
            <text:p>09/28/2020</text:p>
          </table:table-cell>
          <table:table-cell table:style-name="ce65" table:formula="of:=IFERROR(AVERAGEIFS([$Algorithm_Problems_log.$H$2:.$H$10237];[$Algorithm_Problems_log.$D$2:.$D$10237];[.$A115];[$Algorithm_Problems_log.$B$2:.$B$10237];&quot;Easy&quot;);[.$B116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5];[$Algorithm_Problems_log.$B$2:.$B$10237];&quot;Medium&quot;);[.$C116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15];[$Algorithm_Problems_log.$B$2:.$B$10237];&quot;Hard&quot;);[.$D116])" office:value-type="float" office:value="6.33333333333333" calcext:value-type="float">
            <text:p>6.33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15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27" calcext:value-type="date">
            <text:p>09/27/2020</text:p>
          </table:table-cell>
          <table:table-cell table:style-name="ce65" table:formula="of:=IFERROR(AVERAGEIFS([$Algorithm_Problems_log.$H$2:.$H$10237];[$Algorithm_Problems_log.$D$2:.$D$10237];[.$A116];[$Algorithm_Problems_log.$B$2:.$B$10237];&quot;Easy&quot;);[.$B117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6];[$Algorithm_Problems_log.$B$2:.$B$10237];&quot;Medium&quot;);[.$C117])" office:value-type="float" office:value="6.375" calcext:value-type="float">
            <text:p>6.38</text:p>
          </table:table-cell>
          <table:table-cell table:style-name="ce65" table:formula="of:=IFERROR(AVERAGEIFS([$Algorithm_Problems_log.$H$2:.$H$10237];[$Algorithm_Problems_log.$D$2:.$D$10237];[.$A116];[$Algorithm_Problems_log.$B$2:.$B$10237];&quot;Hard&quot;);[.$D117])" office:value-type="float" office:value="6.33333333333333" calcext:value-type="float">
            <text:p>6.33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16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26" calcext:value-type="date">
            <text:p>09/26/2020</text:p>
          </table:table-cell>
          <table:table-cell table:style-name="ce65" table:formula="of:=IFERROR(AVERAGEIFS([$Algorithm_Problems_log.$H$2:.$H$10237];[$Algorithm_Problems_log.$D$2:.$D$10237];[.$A117];[$Algorithm_Problems_log.$B$2:.$B$10237];&quot;Easy&quot;);[.$B118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7];[$Algorithm_Problems_log.$B$2:.$B$10237];&quot;Medium&quot;);[.$C118])" office:value-type="float" office:value="3.875" calcext:value-type="float">
            <text:p>3.88</text:p>
          </table:table-cell>
          <table:table-cell table:style-name="ce65" table:formula="of:=IFERROR(AVERAGEIFS([$Algorithm_Problems_log.$H$2:.$H$10237];[$Algorithm_Problems_log.$D$2:.$D$10237];[.$A117];[$Algorithm_Problems_log.$B$2:.$B$10237];&quot;Hard&quot;);[.$D118])" office:value-type="float" office:value="6.33333333333333" calcext:value-type="float">
            <text:p>6.33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17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25" calcext:value-type="date">
            <text:p>09/25/2020</text:p>
          </table:table-cell>
          <table:table-cell table:style-name="ce65" table:formula="of:=IFERROR(AVERAGEIFS([$Algorithm_Problems_log.$H$2:.$H$10237];[$Algorithm_Problems_log.$D$2:.$D$10237];[.$A118];[$Algorithm_Problems_log.$B$2:.$B$10237];&quot;Easy&quot;);[.$B119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8];[$Algorithm_Problems_log.$B$2:.$B$10237];&quot;Medium&quot;);[.$C11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18];[$Algorithm_Problems_log.$B$2:.$B$10237];&quot;Hard&quot;);[.$D119])" office:value-type="float" office:value="7" calcext:value-type="float">
            <text:p>7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18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24" calcext:value-type="date">
            <text:p>09/24/2020</text:p>
          </table:table-cell>
          <table:table-cell table:style-name="ce65" table:formula="of:=IFERROR(AVERAGEIFS([$Algorithm_Problems_log.$H$2:.$H$10237];[$Algorithm_Problems_log.$D$2:.$D$10237];[.$A119];[$Algorithm_Problems_log.$B$2:.$B$10237];&quot;Easy&quot;);[.$B120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9];[$Algorithm_Problems_log.$B$2:.$B$10237];&quot;Medium&quot;);[.$C120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119];[$Algorithm_Problems_log.$B$2:.$B$10237];&quot;Hard&quot;);[.$D120])" office:value-type="float" office:value="7" calcext:value-type="float">
            <text:p>7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19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23" calcext:value-type="date">
            <text:p>09/23/2020</text:p>
          </table:table-cell>
          <table:table-cell table:style-name="ce65" table:formula="of:=IFERROR(AVERAGEIFS([$Algorithm_Problems_log.$H$2:.$H$10237];[$Algorithm_Problems_log.$D$2:.$D$10237];[.$A120];[$Algorithm_Problems_log.$B$2:.$B$10237];&quot;Easy&quot;);[.$B121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20];[$Algorithm_Problems_log.$B$2:.$B$10237];&quot;Medium&quot;);[.$C12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0];[$Algorithm_Problems_log.$B$2:.$B$10237];&quot;Hard&quot;);[.$D121])" office:value-type="float" office:value="7" calcext:value-type="float">
            <text:p>7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20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22" calcext:value-type="date">
            <text:p>09/22/2020</text:p>
          </table:table-cell>
          <table:table-cell table:style-name="ce65" table:formula="of:=IFERROR(AVERAGEIFS([$Algorithm_Problems_log.$H$2:.$H$10237];[$Algorithm_Problems_log.$D$2:.$D$10237];[.$A121];[$Algorithm_Problems_log.$B$2:.$B$10237];&quot;Easy&quot;);[.$B122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21];[$Algorithm_Problems_log.$B$2:.$B$10237];&quot;Medium&quot;);[.$C122])" office:value-type="float" office:value="9.85" calcext:value-type="float">
            <text:p>9.85</text:p>
          </table:table-cell>
          <table:table-cell table:style-name="ce65" table:formula="of:=IFERROR(AVERAGEIFS([$Algorithm_Problems_log.$H$2:.$H$10237];[$Algorithm_Problems_log.$D$2:.$D$10237];[.$A121];[$Algorithm_Problems_log.$B$2:.$B$10237];&quot;Hard&quot;);[.$D122])" office:value-type="float" office:value="7" calcext:value-type="float">
            <text:p>7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21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21" calcext:value-type="date">
            <text:p>09/21/2020</text:p>
          </table:table-cell>
          <table:table-cell table:style-name="ce65" table:formula="of:=IFERROR(AVERAGEIFS([$Algorithm_Problems_log.$H$2:.$H$10237];[$Algorithm_Problems_log.$D$2:.$D$10237];[.$A122];[$Algorithm_Problems_log.$B$2:.$B$10237];&quot;Easy&quot;);[.$B123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22];[$Algorithm_Problems_log.$B$2:.$B$10237];&quot;Medium&quot;);[.$C123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122];[$Algorithm_Problems_log.$B$2:.$B$10237];&quot;Hard&quot;);[.$D123])" office:value-type="float" office:value="7" calcext:value-type="float">
            <text:p>7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22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20" calcext:value-type="date">
            <text:p>09/20/2020</text:p>
          </table:table-cell>
          <table:table-cell table:style-name="ce65" table:formula="of:=IFERROR(AVERAGEIFS([$Algorithm_Problems_log.$H$2:.$H$10237];[$Algorithm_Problems_log.$D$2:.$D$10237];[.$A123];[$Algorithm_Problems_log.$B$2:.$B$10237];&quot;Easy&quot;);[.$B124])" office:value-type="float" office:value="13" calcext:value-type="float">
            <text:p>13.00</text:p>
          </table:table-cell>
          <table:table-cell table:style-name="ce65" table:formula="of:=IFERROR(AVERAGEIFS([$Algorithm_Problems_log.$H$2:.$H$10237];[$Algorithm_Problems_log.$D$2:.$D$10237];[.$A123];[$Algorithm_Problems_log.$B$2:.$B$10237];&quot;Medium&quot;);[.$C124])" office:value-type="float" office:value="7.875" calcext:value-type="float">
            <text:p>7.88</text:p>
          </table:table-cell>
          <table:table-cell table:style-name="ce65" table:formula="of:=IFERROR(AVERAGEIFS([$Algorithm_Problems_log.$H$2:.$H$10237];[$Algorithm_Problems_log.$D$2:.$D$10237];[.$A123];[$Algorithm_Problems_log.$B$2:.$B$10237];&quot;Hard&quot;);[.$D124])" office:value-type="float" office:value="7" calcext:value-type="float">
            <text:p>7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23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19" calcext:value-type="date">
            <text:p>09/19/2020</text:p>
          </table:table-cell>
          <table:table-cell table:style-name="ce65" table:formula="of:=IFERROR(AVERAGEIFS([$Algorithm_Problems_log.$H$2:.$H$10237];[$Algorithm_Problems_log.$D$2:.$D$10237];[.$A124];[$Algorithm_Problems_log.$B$2:.$B$10237];&quot;Easy&quot;);[.$B125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4];[$Algorithm_Problems_log.$B$2:.$B$10237];&quot;Medium&quot;);[.$C125])" office:value-type="float" office:value="6.91666666666667" calcext:value-type="float">
            <text:p>6.92</text:p>
          </table:table-cell>
          <table:table-cell table:style-name="ce65" table:formula="of:=IFERROR(AVERAGEIFS([$Algorithm_Problems_log.$H$2:.$H$10237];[$Algorithm_Problems_log.$D$2:.$D$10237];[.$A124];[$Algorithm_Problems_log.$B$2:.$B$10237];&quot;Hard&quot;);[.$D125])" office:value-type="float" office:value="-2" calcext:value-type="float">
            <text:p>-2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24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18" calcext:value-type="date">
            <text:p>09/18/2020</text:p>
          </table:table-cell>
          <table:table-cell table:style-name="ce65" table:formula="of:=IFERROR(AVERAGEIFS([$Algorithm_Problems_log.$H$2:.$H$10237];[$Algorithm_Problems_log.$D$2:.$D$10237];[.$A125];[$Algorithm_Problems_log.$B$2:.$B$10237];&quot;Easy&quot;);[.$B126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5];[$Algorithm_Problems_log.$B$2:.$B$10237];&quot;Medium&quot;);[.$C126])" office:value-type="float" office:value="4.875" calcext:value-type="float">
            <text:p>4.88</text:p>
          </table:table-cell>
          <table:table-cell table:style-name="ce65" table:formula="of:=IFERROR(AVERAGEIFS([$Algorithm_Problems_log.$H$2:.$H$10237];[$Algorithm_Problems_log.$D$2:.$D$10237];[.$A125];[$Algorithm_Problems_log.$B$2:.$B$10237];&quot;Hard&quot;);[.$D126])" office:value-type="float" office:value="-2" calcext:value-type="float">
            <text:p>-2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25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17" calcext:value-type="date">
            <text:p>09/17/2020</text:p>
          </table:table-cell>
          <table:table-cell table:style-name="ce65" table:formula="of:=IFERROR(AVERAGEIFS([$Algorithm_Problems_log.$H$2:.$H$10237];[$Algorithm_Problems_log.$D$2:.$D$10237];[.$A126];[$Algorithm_Problems_log.$B$2:.$B$10237];&quot;Easy&quot;);[.$B127])" office:value-type="float" office:value="13.28125" calcext:value-type="float">
            <text:p>13.28</text:p>
          </table:table-cell>
          <table:table-cell table:style-name="ce65" table:formula="of:=IFERROR(AVERAGEIFS([$Algorithm_Problems_log.$H$2:.$H$10237];[$Algorithm_Problems_log.$D$2:.$D$10237];[.$A126];[$Algorithm_Problems_log.$B$2:.$B$10237];&quot;Medium&quot;);[.$C127])" office:value-type="float" office:value="6.58333333333333" calcext:value-type="float">
            <text:p>6.58</text:p>
          </table:table-cell>
          <table:table-cell table:style-name="ce65" table:formula="of:=IFERROR(AVERAGEIFS([$Algorithm_Problems_log.$H$2:.$H$10237];[$Algorithm_Problems_log.$D$2:.$D$10237];[.$A126];[$Algorithm_Problems_log.$B$2:.$B$10237];&quot;Hard&quot;);[.$D127])" office:value-type="float" office:value="-2" calcext:value-type="float">
            <text:p>-2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26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16" calcext:value-type="date">
            <text:p>09/16/2020</text:p>
          </table:table-cell>
          <table:table-cell table:style-name="ce65" table:formula="of:=IFERROR(AVERAGEIFS([$Algorithm_Problems_log.$H$2:.$H$10237];[$Algorithm_Problems_log.$D$2:.$D$10237];[.$A127];[$Algorithm_Problems_log.$B$2:.$B$10237];&quot;Easy&quot;);[.$B128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27];[$Algorithm_Problems_log.$B$2:.$B$10237];&quot;Medium&quot;);[.$C12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7];[$Algorithm_Problems_log.$B$2:.$B$10237];&quot;Hard&quot;);[.$D128])" office:value-type="float" office:value="-2" calcext:value-type="float">
            <text:p>-2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27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15" calcext:value-type="date">
            <text:p>09/15/2020</text:p>
          </table:table-cell>
          <table:table-cell table:style-name="ce65" table:formula="of:=IFERROR(AVERAGEIFS([$Algorithm_Problems_log.$H$2:.$H$10237];[$Algorithm_Problems_log.$D$2:.$D$10237];[.$A128];[$Algorithm_Problems_log.$B$2:.$B$10237];&quot;Easy&quot;);[.$B129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28];[$Algorithm_Problems_log.$B$2:.$B$10237];&quot;Medium&quot;);[.$C129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8];[$Algorithm_Problems_log.$B$2:.$B$10237];&quot;Hard&quot;);[.$D129])" office:value-type="float" office:value="-2" calcext:value-type="float">
            <text:p>-2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28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14" calcext:value-type="date">
            <text:p>09/14/2020</text:p>
          </table:table-cell>
          <table:table-cell table:style-name="ce65" table:formula="of:=IFERROR(AVERAGEIFS([$Algorithm_Problems_log.$H$2:.$H$10237];[$Algorithm_Problems_log.$D$2:.$D$10237];[.$A129];[$Algorithm_Problems_log.$B$2:.$B$10237];&quot;Easy&quot;);[.$B130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29];[$Algorithm_Problems_log.$B$2:.$B$10237];&quot;Medium&quot;);[.$C130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9];[$Algorithm_Problems_log.$B$2:.$B$10237];&quot;Hard&quot;);[.$D130])" office:value-type="float" office:value="-2" calcext:value-type="float">
            <text:p>-2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29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13" calcext:value-type="date">
            <text:p>09/13/2020</text:p>
          </table:table-cell>
          <table:table-cell table:style-name="ce65" table:formula="of:=IFERROR(AVERAGEIFS([$Algorithm_Problems_log.$H$2:.$H$10237];[$Algorithm_Problems_log.$D$2:.$D$10237];[.$A130];[$Algorithm_Problems_log.$B$2:.$B$10237];&quot;Easy&quot;);[.$B131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30];[$Algorithm_Problems_log.$B$2:.$B$10237];&quot;Medium&quot;);[.$C131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30];[$Algorithm_Problems_log.$B$2:.$B$10237];&quot;Hard&quot;);[.$D131])" office:value-type="float" office:value="-2" calcext:value-type="float">
            <text:p>-2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30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12" calcext:value-type="date">
            <text:p>09/12/2020</text:p>
          </table:table-cell>
          <table:table-cell table:style-name="ce65" table:formula="of:=IFERROR(AVERAGEIFS([$Algorithm_Problems_log.$H$2:.$H$10237];[$Algorithm_Problems_log.$D$2:.$D$10237];[.$A131];[$Algorithm_Problems_log.$B$2:.$B$10237];&quot;Easy&quot;);[.$B132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31];[$Algorithm_Problems_log.$B$2:.$B$10237];&quot;Medium&quot;);[.$C132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31];[$Algorithm_Problems_log.$B$2:.$B$10237];&quot;Hard&quot;);[.$D132])" office:value-type="float" office:value="-2" calcext:value-type="float">
            <text:p>-2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31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11" calcext:value-type="date">
            <text:p>09/11/2020</text:p>
          </table:table-cell>
          <table:table-cell table:style-name="ce65" table:formula="of:=IFERROR(AVERAGEIFS([$Algorithm_Problems_log.$H$2:.$H$10237];[$Algorithm_Problems_log.$D$2:.$D$10237];[.$A132];[$Algorithm_Problems_log.$B$2:.$B$10237];&quot;Easy&quot;);[.$B133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32];[$Algorithm_Problems_log.$B$2:.$B$10237];&quot;Medium&quot;);[.$C133])" office:value-type="float" office:value="9.8125" calcext:value-type="float">
            <text:p>9.81</text:p>
          </table:table-cell>
          <table:table-cell table:style-name="ce65" table:formula="of:=IFERROR(AVERAGEIFS([$Algorithm_Problems_log.$H$2:.$H$10237];[$Algorithm_Problems_log.$D$2:.$D$10237];[.$A132];[$Algorithm_Problems_log.$B$2:.$B$10237];&quot;Hard&quot;);[.$D133])" office:value-type="float" office:value="-2" calcext:value-type="float">
            <text:p>-2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32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10" calcext:value-type="date">
            <text:p>09/10/2020</text:p>
          </table:table-cell>
          <table:table-cell table:style-name="ce65" table:formula="of:=IFERROR(AVERAGEIFS([$Algorithm_Problems_log.$H$2:.$H$10237];[$Algorithm_Problems_log.$D$2:.$D$10237];[.$A133];[$Algorithm_Problems_log.$B$2:.$B$10237];&quot;Easy&quot;);[.$B134])" office:value-type="float" office:value="9.25" calcext:value-type="float">
            <text:p>9.25</text:p>
          </table:table-cell>
          <table:table-cell table:style-name="ce65" table:formula="of:=IFERROR(AVERAGEIFS([$Algorithm_Problems_log.$H$2:.$H$10237];[$Algorithm_Problems_log.$D$2:.$D$10237];[.$A133];[$Algorithm_Problems_log.$B$2:.$B$10237];&quot;Medium&quot;);[.$C134])" office:value-type="float" office:value="-2" calcext:value-type="float">
            <text:p>-2.00</text:p>
          </table:table-cell>
          <table:table-cell table:style-name="ce65" table:formula="of:=IFERROR(AVERAGEIFS([$Algorithm_Problems_log.$H$2:.$H$10237];[$Algorithm_Problems_log.$D$2:.$D$10237];[.$A133];[$Algorithm_Problems_log.$B$2:.$B$10237];&quot;Hard&quot;);[.$D134])" office:value-type="float" office:value="-2" calcext:value-type="float">
            <text:p>-2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33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09" calcext:value-type="date">
            <text:p>09/09/2020</text:p>
          </table:table-cell>
          <table:table-cell table:style-name="ce65" table:formula="of:=IFERROR(AVERAGEIFS([$Algorithm_Problems_log.$H$2:.$H$10237];[$Algorithm_Problems_log.$D$2:.$D$10237];[.$A134];[$Algorithm_Problems_log.$B$2:.$B$10237];&quot;Easy&quot;);[.$B135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134];[$Algorithm_Problems_log.$B$2:.$B$10237];&quot;Medium&quot;);[.$C135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134];[$Algorithm_Problems_log.$B$2:.$B$10237];&quot;Hard&quot;);[.$D135])" office:value-type="float" office:value="-2" calcext:value-type="float">
            <text:p>-2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34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08" calcext:value-type="date">
            <text:p>09/08/2020</text:p>
          </table:table-cell>
          <table:table-cell table:style-name="ce65" table:formula="of:=IFERROR(AVERAGEIFS([$Algorithm_Problems_log.$H$2:.$H$10237];[$Algorithm_Problems_log.$D$2:.$D$10237];[.$A135];[$Algorithm_Problems_log.$B$2:.$B$10237];&quot;Easy&quot;);[.$B136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135];[$Algorithm_Problems_log.$B$2:.$B$10237];&quot;Medium&quot;);[.$C136])" office:value-type="float" office:value="7.08333333333333" calcext:value-type="float">
            <text:p>7.08</text:p>
          </table:table-cell>
          <table:table-cell table:style-name="ce65" table:formula="of:=IFERROR(AVERAGEIFS([$Algorithm_Problems_log.$H$2:.$H$10237];[$Algorithm_Problems_log.$D$2:.$D$10237];[.$A135];[$Algorithm_Problems_log.$B$2:.$B$10237];&quot;Hard&quot;);[.$D136])" office:value-type="float" office:value="-2" calcext:value-type="float">
            <text:p>-2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35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07" calcext:value-type="date">
            <text:p>09/07/2020</text:p>
          </table:table-cell>
          <table:table-cell table:style-name="ce65" table:formula="of:=IFERROR(AVERAGEIFS([$Algorithm_Problems_log.$H$2:.$H$10237];[$Algorithm_Problems_log.$D$2:.$D$10237];[.$A136];[$Algorithm_Problems_log.$B$2:.$B$10237];&quot;Easy&quot;);[.$B137])" office:value-type="float" office:value="9.375" calcext:value-type="float">
            <text:p>9.38</text:p>
          </table:table-cell>
          <table:table-cell table:style-name="ce65" table:formula="of:=IFERROR(AVERAGEIFS([$Algorithm_Problems_log.$H$2:.$H$10237];[$Algorithm_Problems_log.$D$2:.$D$10237];[.$A136];[$Algorithm_Problems_log.$B$2:.$B$10237];&quot;Medium&quot;);[.$C137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136];[$Algorithm_Problems_log.$B$2:.$B$10237];&quot;Hard&quot;);[.$D137])" office:value-type="float" office:value="-2" calcext:value-type="float">
            <text:p>-2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36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06" calcext:value-type="date">
            <text:p>09/06/2020</text:p>
          </table:table-cell>
          <table:table-cell table:style-name="ce65" table:formula="of:=IFERROR(AVERAGEIFS([$Algorithm_Problems_log.$H$2:.$H$10237];[$Algorithm_Problems_log.$D$2:.$D$10237];[.$A137];[$Algorithm_Problems_log.$B$2:.$B$10237];&quot;Easy&quot;);[.$B138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37];[$Algorithm_Problems_log.$B$2:.$B$10237];&quot;Medium&quot;);[.$C13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37];[$Algorithm_Problems_log.$B$2:.$B$10237];&quot;Hard&quot;);[.$D138])" office:value-type="float" office:value="-2" calcext:value-type="float">
            <text:p>-2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37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05" calcext:value-type="date">
            <text:p>09/05/2020</text:p>
          </table:table-cell>
          <table:table-cell table:style-name="ce65" table:formula="of:=IFERROR(AVERAGEIFS([$Algorithm_Problems_log.$H$2:.$H$10237];[$Algorithm_Problems_log.$D$2:.$D$10237];[.$A138];[$Algorithm_Problems_log.$B$2:.$B$10237];&quot;Easy&quot;);[.$B139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38];[$Algorithm_Problems_log.$B$2:.$B$10237];&quot;Medium&quot;);[.$C13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38];[$Algorithm_Problems_log.$B$2:.$B$10237];&quot;Hard&quot;);[.$D139])" office:value-type="float" office:value="-2" calcext:value-type="float">
            <text:p>-2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38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04" calcext:value-type="date">
            <text:p>09/04/2020</text:p>
          </table:table-cell>
          <table:table-cell table:style-name="ce65" table:formula="of:=IFERROR(AVERAGEIFS([$Algorithm_Problems_log.$H$2:.$H$10237];[$Algorithm_Problems_log.$D$2:.$D$10237];[.$A139];[$Algorithm_Problems_log.$B$2:.$B$10237];&quot;Easy&quot;);[.$B140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39];[$Algorithm_Problems_log.$B$2:.$B$10237];&quot;Medium&quot;);[.$C140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39];[$Algorithm_Problems_log.$B$2:.$B$10237];&quot;Hard&quot;);[.$D140])" office:value-type="float" office:value="-2" calcext:value-type="float">
            <text:p>-2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39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03" calcext:value-type="date">
            <text:p>09/03/2020</text:p>
          </table:table-cell>
          <table:table-cell table:style-name="ce65" table:formula="of:=IFERROR(AVERAGEIFS([$Algorithm_Problems_log.$H$2:.$H$10237];[$Algorithm_Problems_log.$D$2:.$D$10237];[.$A140];[$Algorithm_Problems_log.$B$2:.$B$10237];&quot;Easy&quot;);[.$B141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40];[$Algorithm_Problems_log.$B$2:.$B$10237];&quot;Medium&quot;);[.$C141])" office:value-type="float" office:value="6.375" calcext:value-type="float">
            <text:p>6.38</text:p>
          </table:table-cell>
          <table:table-cell table:style-name="ce65" table:formula="of:=IFERROR(AVERAGEIFS([$Algorithm_Problems_log.$H$2:.$H$10237];[$Algorithm_Problems_log.$D$2:.$D$10237];[.$A140];[$Algorithm_Problems_log.$B$2:.$B$10237];&quot;Hard&quot;);[.$D141])" office:value-type="float" office:value="-3.75" calcext:value-type="float">
            <text:p>-3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40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02" calcext:value-type="date">
            <text:p>09/02/2020</text:p>
          </table:table-cell>
          <table:table-cell table:style-name="ce65" table:formula="of:=IFERROR(AVERAGEIFS([$Algorithm_Problems_log.$H$2:.$H$10237];[$Algorithm_Problems_log.$D$2:.$D$10237];[.$A141];[$Algorithm_Problems_log.$B$2:.$B$10237];&quot;Easy&quot;);[.$B142])" office:value-type="float" office:value="-3.25" calcext:value-type="float">
            <text:p>-3.25</text:p>
          </table:table-cell>
          <table:table-cell table:style-name="ce65" table:formula="of:=IFERROR(AVERAGEIFS([$Algorithm_Problems_log.$H$2:.$H$10237];[$Algorithm_Problems_log.$D$2:.$D$10237];[.$A141];[$Algorithm_Problems_log.$B$2:.$B$10237];&quot;Medium&quot;);[.$C142])" office:value-type="float" office:value="5.16666666666667" calcext:value-type="float">
            <text:p>5.17</text:p>
          </table:table-cell>
          <table:table-cell table:style-name="ce65" table:formula="of:=IFERROR(AVERAGEIFS([$Algorithm_Problems_log.$H$2:.$H$10237];[$Algorithm_Problems_log.$D$2:.$D$10237];[.$A141];[$Algorithm_Problems_log.$B$2:.$B$10237];&quot;Hard&quot;);[.$D142])" office:value-type="float" office:value="-15" calcext:value-type="float">
            <text:p>-15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41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9-01" calcext:value-type="date">
            <text:p>09/01/2020</text:p>
          </table:table-cell>
          <table:table-cell table:style-name="ce65" table:formula="of:=IFERROR(AVERAGEIFS([$Algorithm_Problems_log.$H$2:.$H$10237];[$Algorithm_Problems_log.$D$2:.$D$10237];[.$A142];[$Algorithm_Problems_log.$B$2:.$B$10237];&quot;Easy&quot;);[.$B143])" office:value-type="float" office:value="-3.25" calcext:value-type="float">
            <text:p>-3.25</text:p>
          </table:table-cell>
          <table:table-cell table:style-name="ce65" table:formula="of:=IFERROR(AVERAGEIFS([$Algorithm_Problems_log.$H$2:.$H$10237];[$Algorithm_Problems_log.$D$2:.$D$10237];[.$A142];[$Algorithm_Problems_log.$B$2:.$B$10237];&quot;Medium&quot;);[.$C143])" office:value-type="float" office:value="7" calcext:value-type="float">
            <text:p>7.00</text:p>
          </table:table-cell>
          <table:table-cell table:style-name="ce65" table:formula="of:=IFERROR(AVERAGEIFS([$Algorithm_Problems_log.$H$2:.$H$10237];[$Algorithm_Problems_log.$D$2:.$D$10237];[.$A142];[$Algorithm_Problems_log.$B$2:.$B$10237];&quot;Hard&quot;);[.$D143])" office:value-type="float" office:value="-15" calcext:value-type="float">
            <text:p>-15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42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31" calcext:value-type="date">
            <text:p>08/31/2020</text:p>
          </table:table-cell>
          <table:table-cell table:style-name="ce65" table:formula="of:=IFERROR(AVERAGEIFS([$Algorithm_Problems_log.$H$2:.$H$10237];[$Algorithm_Problems_log.$D$2:.$D$10237];[.$A143];[$Algorithm_Problems_log.$B$2:.$B$10237];&quot;Easy&quot;);[.$B144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143];[$Algorithm_Problems_log.$B$2:.$B$10237];&quot;Medium&quot;);[.$C144])" office:value-type="float" office:value="10.875" calcext:value-type="float">
            <text:p>10.88</text:p>
          </table:table-cell>
          <table:table-cell table:style-name="ce65" table:formula="of:=IFERROR(AVERAGEIFS([$Algorithm_Problems_log.$H$2:.$H$10237];[$Algorithm_Problems_log.$D$2:.$D$10237];[.$A143];[$Algorithm_Problems_log.$B$2:.$B$10237];&quot;Hard&quot;);[.$D144])" office:value-type="float" office:value="-15" calcext:value-type="float">
            <text:p>-15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43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30" calcext:value-type="date">
            <text:p>08/30/2020</text:p>
          </table:table-cell>
          <table:table-cell table:style-name="ce65" table:formula="of:=IFERROR(AVERAGEIFS([$Algorithm_Problems_log.$H$2:.$H$10237];[$Algorithm_Problems_log.$D$2:.$D$10237];[.$A144];[$Algorithm_Problems_log.$B$2:.$B$10237];&quot;Easy&quot;);[.$B14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4];[$Algorithm_Problems_log.$B$2:.$B$10237];&quot;Medium&quot;);[.$C14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4];[$Algorithm_Problems_log.$B$2:.$B$10237];&quot;Hard&quot;);[.$D145])" office:value-type="float" office:value="-15" calcext:value-type="float">
            <text:p>-15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44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29" calcext:value-type="date">
            <text:p>08/29/2020</text:p>
          </table:table-cell>
          <table:table-cell table:style-name="ce65" table:formula="of:=IFERROR(AVERAGEIFS([$Algorithm_Problems_log.$H$2:.$H$10237];[$Algorithm_Problems_log.$D$2:.$D$10237];[.$A145];[$Algorithm_Problems_log.$B$2:.$B$10237];&quot;Easy&quot;);[.$B14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5];[$Algorithm_Problems_log.$B$2:.$B$10237];&quot;Medium&quot;);[.$C14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5];[$Algorithm_Problems_log.$B$2:.$B$10237];&quot;Hard&quot;);[.$D146])" office:value-type="float" office:value="-15" calcext:value-type="float">
            <text:p>-15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45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28" calcext:value-type="date">
            <text:p>08/28/2020</text:p>
          </table:table-cell>
          <table:table-cell table:style-name="ce65" table:formula="of:=IFERROR(AVERAGEIFS([$Algorithm_Problems_log.$H$2:.$H$10237];[$Algorithm_Problems_log.$D$2:.$D$10237];[.$A146];[$Algorithm_Problems_log.$B$2:.$B$10237];&quot;Easy&quot;);[.$B14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6];[$Algorithm_Problems_log.$B$2:.$B$10237];&quot;Medium&quot;);[.$C147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46];[$Algorithm_Problems_log.$B$2:.$B$10237];&quot;Hard&quot;);[.$D147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46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27" calcext:value-type="date">
            <text:p>08/27/2020</text:p>
          </table:table-cell>
          <table:table-cell table:style-name="ce65" table:formula="of:=IFERROR(AVERAGEIFS([$Algorithm_Problems_log.$H$2:.$H$10237];[$Algorithm_Problems_log.$D$2:.$D$10237];[.$A147];[$Algorithm_Problems_log.$B$2:.$B$10237];&quot;Easy&quot;);[.$B148])" office:value-type="float" office:value="12.375" calcext:value-type="float">
            <text:p>12.38</text:p>
          </table:table-cell>
          <table:table-cell table:style-name="ce65" table:formula="of:=IFERROR(AVERAGEIFS([$Algorithm_Problems_log.$H$2:.$H$10237];[$Algorithm_Problems_log.$D$2:.$D$10237];[.$A147];[$Algorithm_Problems_log.$B$2:.$B$10237];&quot;Medium&quot;);[.$C148])" office:value-type="float" office:value="11.55" calcext:value-type="float">
            <text:p>11.55</text:p>
          </table:table-cell>
          <table:table-cell table:style-name="ce65" table:formula="of:=IFERROR(AVERAGEIFS([$Algorithm_Problems_log.$H$2:.$H$10237];[$Algorithm_Problems_log.$D$2:.$D$10237];[.$A147];[$Algorithm_Problems_log.$B$2:.$B$10237];&quot;Hard&quot;);[.$D148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47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26" calcext:value-type="date">
            <text:p>08/26/2020</text:p>
          </table:table-cell>
          <table:table-cell table:style-name="ce65" table:formula="of:=IFERROR(AVERAGEIFS([$Algorithm_Problems_log.$H$2:.$H$10237];[$Algorithm_Problems_log.$D$2:.$D$10237];[.$A148];[$Algorithm_Problems_log.$B$2:.$B$10237];&quot;Easy&quot;);[.$B149])" office:value-type="float" office:value="12.375" calcext:value-type="float">
            <text:p>12.38</text:p>
          </table:table-cell>
          <table:table-cell table:style-name="ce65" table:formula="of:=IFERROR(AVERAGEIFS([$Algorithm_Problems_log.$H$2:.$H$10237];[$Algorithm_Problems_log.$D$2:.$D$10237];[.$A148];[$Algorithm_Problems_log.$B$2:.$B$10237];&quot;Medium&quot;);[.$C14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8];[$Algorithm_Problems_log.$B$2:.$B$10237];&quot;Hard&quot;);[.$D149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48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25" calcext:value-type="date">
            <text:p>08/25/2020</text:p>
          </table:table-cell>
          <table:table-cell table:style-name="ce65" table:formula="of:=IFERROR(AVERAGEIFS([$Algorithm_Problems_log.$H$2:.$H$10237];[$Algorithm_Problems_log.$D$2:.$D$10237];[.$A149];[$Algorithm_Problems_log.$B$2:.$B$10237];&quot;Easy&quot;);[.$B150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149];[$Algorithm_Problems_log.$B$2:.$B$10237];&quot;Medium&quot;);[.$C150])" office:value-type="float" office:value="9.16666666666667" calcext:value-type="float">
            <text:p>9.17</text:p>
          </table:table-cell>
          <table:table-cell table:style-name="ce65" table:formula="of:=IFERROR(AVERAGEIFS([$Algorithm_Problems_log.$H$2:.$H$10237];[$Algorithm_Problems_log.$D$2:.$D$10237];[.$A149];[$Algorithm_Problems_log.$B$2:.$B$10237];&quot;Hard&quot;);[.$D150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49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24" calcext:value-type="date">
            <text:p>08/24/2020</text:p>
          </table:table-cell>
          <table:table-cell table:style-name="ce65" table:formula="of:=IFERROR(AVERAGEIFS([$Algorithm_Problems_log.$H$2:.$H$10237];[$Algorithm_Problems_log.$D$2:.$D$10237];[.$A150];[$Algorithm_Problems_log.$B$2:.$B$10237];&quot;Easy&quot;);[.$B151])" office:value-type="float" office:value="13.625" calcext:value-type="float">
            <text:p>13.63</text:p>
          </table:table-cell>
          <table:table-cell table:style-name="ce65" table:formula="of:=IFERROR(AVERAGEIFS([$Algorithm_Problems_log.$H$2:.$H$10237];[$Algorithm_Problems_log.$D$2:.$D$10237];[.$A150];[$Algorithm_Problems_log.$B$2:.$B$10237];&quot;Medium&quot;);[.$C151])" office:value-type="float" office:value="10.5" calcext:value-type="float">
            <text:p>10.50</text:p>
          </table:table-cell>
          <table:table-cell table:style-name="ce65" table:formula="of:=IFERROR(AVERAGEIFS([$Algorithm_Problems_log.$H$2:.$H$10237];[$Algorithm_Problems_log.$D$2:.$D$10237];[.$A150];[$Algorithm_Problems_log.$B$2:.$B$10237];&quot;Hard&quot;);[.$D151])" office:value-type="float" office:value="7.75" calcext:value-type="float">
            <text:p>7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50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23" calcext:value-type="date">
            <text:p>08/23/2020</text:p>
          </table:table-cell>
          <table:table-cell table:style-name="ce65" table:formula="of:=IFERROR(AVERAGEIFS([$Algorithm_Problems_log.$H$2:.$H$10237];[$Algorithm_Problems_log.$D$2:.$D$10237];[.$A151];[$Algorithm_Problems_log.$B$2:.$B$10237];&quot;Easy&quot;);[.$B152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151];[$Algorithm_Problems_log.$B$2:.$B$10237];&quot;Medium&quot;);[.$C152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51];[$Algorithm_Problems_log.$B$2:.$B$10237];&quot;Hard&quot;);[.$D152])" office:value-type="float" office:value="2.5" calcext:value-type="float">
            <text:p>2.5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51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22" calcext:value-type="date">
            <text:p>08/22/2020</text:p>
          </table:table-cell>
          <table:table-cell table:style-name="ce65" table:formula="of:=IFERROR(AVERAGEIFS([$Algorithm_Problems_log.$H$2:.$H$10237];[$Algorithm_Problems_log.$D$2:.$D$10237];[.$A152];[$Algorithm_Problems_log.$B$2:.$B$10237];&quot;Easy&quot;);[.$B153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152];[$Algorithm_Problems_log.$B$2:.$B$10237];&quot;Medium&quot;);[.$C153])" office:value-type="float" office:value="-8" calcext:value-type="float">
            <text:p>-8.00</text:p>
          </table:table-cell>
          <table:table-cell table:style-name="ce65" table:formula="of:=IFERROR(AVERAGEIFS([$Algorithm_Problems_log.$H$2:.$H$10237];[$Algorithm_Problems_log.$D$2:.$D$10237];[.$A152];[$Algorithm_Problems_log.$B$2:.$B$10237];&quot;Hard&quot;);[.$D153])" office:value-type="float" office:value="7.375" calcext:value-type="float">
            <text:p>7.38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52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21" calcext:value-type="date">
            <text:p>08/21/2020</text:p>
          </table:table-cell>
          <table:table-cell table:style-name="ce65" table:formula="of:=IFERROR(AVERAGEIFS([$Algorithm_Problems_log.$H$2:.$H$10237];[$Algorithm_Problems_log.$D$2:.$D$10237];[.$A153];[$Algorithm_Problems_log.$B$2:.$B$10237];&quot;Easy&quot;);[.$B154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53];[$Algorithm_Problems_log.$B$2:.$B$10237];&quot;Medium&quot;);[.$C154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153];[$Algorithm_Problems_log.$B$2:.$B$10237];&quot;Hard&quot;);[.$D154])" office:value-type="float" office:value="7.375" calcext:value-type="float">
            <text:p>7.38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53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20" calcext:value-type="date">
            <text:p>08/20/2020</text:p>
          </table:table-cell>
          <table:table-cell table:style-name="ce65" table:formula="of:=IFERROR(AVERAGEIFS([$Algorithm_Problems_log.$H$2:.$H$10237];[$Algorithm_Problems_log.$D$2:.$D$10237];[.$A154];[$Algorithm_Problems_log.$B$2:.$B$10237];&quot;Easy&quot;);[.$B155])" office:value-type="float" office:value="11.9375" calcext:value-type="float">
            <text:p>11.94</text:p>
          </table:table-cell>
          <table:table-cell table:style-name="ce65" table:formula="of:=IFERROR(AVERAGEIFS([$Algorithm_Problems_log.$H$2:.$H$10237];[$Algorithm_Problems_log.$D$2:.$D$10237];[.$A154];[$Algorithm_Problems_log.$B$2:.$B$10237];&quot;Medium&quot;);[.$C15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4];[$Algorithm_Problems_log.$B$2:.$B$10237];&quot;Hard&quot;);[.$D155])" office:value-type="float" office:value="-10" calcext:value-type="float">
            <text:p>-10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54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19" calcext:value-type="date">
            <text:p>08/19/2020</text:p>
          </table:table-cell>
          <table:table-cell table:style-name="ce65" table:formula="of:=IFERROR(AVERAGEIFS([$Algorithm_Problems_log.$H$2:.$H$10237];[$Algorithm_Problems_log.$D$2:.$D$10237];[.$A155];[$Algorithm_Problems_log.$B$2:.$B$10237];&quot;Easy&quot;);[.$B156])" office:value-type="float" office:value="10.5" calcext:value-type="float">
            <text:p>10.50</text:p>
          </table:table-cell>
          <table:table-cell table:style-name="ce65" table:formula="of:=IFERROR(AVERAGEIFS([$Algorithm_Problems_log.$H$2:.$H$10237];[$Algorithm_Problems_log.$D$2:.$D$10237];[.$A155];[$Algorithm_Problems_log.$B$2:.$B$10237];&quot;Medium&quot;);[.$C156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155];[$Algorithm_Problems_log.$B$2:.$B$10237];&quot;Hard&quot;);[.$D156])" office:value-type="float" office:value="-10" calcext:value-type="float">
            <text:p>-10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55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18" calcext:value-type="date">
            <text:p>08/18/2020</text:p>
          </table:table-cell>
          <table:table-cell table:style-name="ce65" table:formula="of:=IFERROR(AVERAGEIFS([$Algorithm_Problems_log.$H$2:.$H$10237];[$Algorithm_Problems_log.$D$2:.$D$10237];[.$A156];[$Algorithm_Problems_log.$B$2:.$B$10237];&quot;Easy&quot;);[.$B157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156];[$Algorithm_Problems_log.$B$2:.$B$10237];&quot;Medium&quot;);[.$C157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156];[$Algorithm_Problems_log.$B$2:.$B$10237];&quot;Hard&quot;);[.$D157])" office:value-type="float" office:value="-10" calcext:value-type="float">
            <text:p>-10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56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17" calcext:value-type="date">
            <text:p>08/17/2020</text:p>
          </table:table-cell>
          <table:table-cell table:style-name="ce65" table:formula="of:=IFERROR(AVERAGEIFS([$Algorithm_Problems_log.$H$2:.$H$10237];[$Algorithm_Problems_log.$D$2:.$D$10237];[.$A157];[$Algorithm_Problems_log.$B$2:.$B$10237];&quot;Easy&quot;);[.$B158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157];[$Algorithm_Problems_log.$B$2:.$B$10237];&quot;Medium&quot;);[.$C15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7];[$Algorithm_Problems_log.$B$2:.$B$10237];&quot;Hard&quot;);[.$D158])" office:value-type="float" office:value="-10" calcext:value-type="float">
            <text:p>-10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57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16" calcext:value-type="date">
            <text:p>08/16/2020</text:p>
          </table:table-cell>
          <table:table-cell table:style-name="ce65" table:formula="of:=IFERROR(AVERAGEIFS([$Algorithm_Problems_log.$H$2:.$H$10237];[$Algorithm_Problems_log.$D$2:.$D$10237];[.$A158];[$Algorithm_Problems_log.$B$2:.$B$10237];&quot;Easy&quot;);[.$B159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58];[$Algorithm_Problems_log.$B$2:.$B$10237];&quot;Medium&quot;);[.$C159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58];[$Algorithm_Problems_log.$B$2:.$B$10237];&quot;Hard&quot;);[.$D159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58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15" calcext:value-type="date">
            <text:p>08/15/2020</text:p>
          </table:table-cell>
          <table:table-cell table:style-name="ce65" table:formula="of:=IFERROR(AVERAGEIFS([$Algorithm_Problems_log.$H$2:.$H$10237];[$Algorithm_Problems_log.$D$2:.$D$10237];[.$A159];[$Algorithm_Problems_log.$B$2:.$B$10237];&quot;Easy&quot;);[.$B160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59];[$Algorithm_Problems_log.$B$2:.$B$10237];&quot;Medium&quot;);[.$C16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9];[$Algorithm_Problems_log.$B$2:.$B$10237];&quot;Hard&quot;);[.$D160])" office:value-type="float" office:value="8.75" calcext:value-type="float">
            <text:p>8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59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14" calcext:value-type="date">
            <text:p>08/14/2020</text:p>
          </table:table-cell>
          <table:table-cell table:style-name="ce65" table:formula="of:=IFERROR(AVERAGEIFS([$Algorithm_Problems_log.$H$2:.$H$10237];[$Algorithm_Problems_log.$D$2:.$D$10237];[.$A160];[$Algorithm_Problems_log.$B$2:.$B$10237];&quot;Easy&quot;);[.$B161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60];[$Algorithm_Problems_log.$B$2:.$B$10237];&quot;Medium&quot;);[.$C16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0];[$Algorithm_Problems_log.$B$2:.$B$10237];&quot;Hard&quot;);[.$D161])" office:value-type="float" office:value="8.75" calcext:value-type="float">
            <text:p>8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60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13" calcext:value-type="date">
            <text:p>08/13/2020</text:p>
          </table:table-cell>
          <table:table-cell table:style-name="ce65" table:formula="of:=IFERROR(AVERAGEIFS([$Algorithm_Problems_log.$H$2:.$H$10237];[$Algorithm_Problems_log.$D$2:.$D$10237];[.$A161];[$Algorithm_Problems_log.$B$2:.$B$10237];&quot;Easy&quot;);[.$B162])" office:value-type="float" office:value="12.5833333333333" calcext:value-type="float">
            <text:p>12.58</text:p>
          </table:table-cell>
          <table:table-cell table:style-name="ce65" table:formula="of:=IFERROR(AVERAGEIFS([$Algorithm_Problems_log.$H$2:.$H$10237];[$Algorithm_Problems_log.$D$2:.$D$10237];[.$A161];[$Algorithm_Problems_log.$B$2:.$B$10237];&quot;Medium&quot;);[.$C16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1];[$Algorithm_Problems_log.$B$2:.$B$10237];&quot;Hard&quot;);[.$D162])" office:value-type="float" office:value="8.75" calcext:value-type="float">
            <text:p>8.75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61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12" calcext:value-type="date">
            <text:p>08/12/2020</text:p>
          </table:table-cell>
          <table:table-cell table:style-name="ce65" table:formula="of:=IFERROR(AVERAGEIFS([$Algorithm_Problems_log.$H$2:.$H$10237];[$Algorithm_Problems_log.$D$2:.$D$10237];[.$A162];[$Algorithm_Problems_log.$B$2:.$B$10237];&quot;Easy&quot;);[.$B163])" office:value-type="float" office:value="12.5833333333333" calcext:value-type="float">
            <text:p>12.58</text:p>
          </table:table-cell>
          <table:table-cell table:style-name="ce65" table:formula="of:=IFERROR(AVERAGEIFS([$Algorithm_Problems_log.$H$2:.$H$10237];[$Algorithm_Problems_log.$D$2:.$D$10237];[.$A162];[$Algorithm_Problems_log.$B$2:.$B$10237];&quot;Medium&quot;);[.$C163])" office:value-type="float" office:value="11.5" calcext:value-type="float">
            <text:p>11.50</text:p>
          </table:table-cell>
          <table:table-cell table:style-name="ce65" table:formula="of:=IFERROR(AVERAGEIFS([$Algorithm_Problems_log.$H$2:.$H$10237];[$Algorithm_Problems_log.$D$2:.$D$10237];[.$A162];[$Algorithm_Problems_log.$B$2:.$B$10237];&quot;Hard&quot;);[.$D163])" office:value-type="float" office:value="6" calcext:value-type="float">
            <text:p>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62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11" calcext:value-type="date">
            <text:p>08/11/2020</text:p>
          </table:table-cell>
          <table:table-cell table:style-name="ce65" table:formula="of:=IFERROR(AVERAGEIFS([$Algorithm_Problems_log.$H$2:.$H$10237];[$Algorithm_Problems_log.$D$2:.$D$10237];[.$A163];[$Algorithm_Problems_log.$B$2:.$B$10237];&quot;Easy&quot;);[.$B164])" office:value-type="float" office:value="14.25" calcext:value-type="float">
            <text:p>14.25</text:p>
          </table:table-cell>
          <table:table-cell table:style-name="ce65" table:formula="of:=IFERROR(AVERAGEIFS([$Algorithm_Problems_log.$H$2:.$H$10237];[$Algorithm_Problems_log.$D$2:.$D$10237];[.$A163];[$Algorithm_Problems_log.$B$2:.$B$10237];&quot;Medium&quot;);[.$C164])" office:value-type="float" office:value="4.75" calcext:value-type="float">
            <text:p>4.75</text:p>
          </table:table-cell>
          <table:table-cell table:style-name="ce65" table:formula="of:=IFERROR(AVERAGEIFS([$Algorithm_Problems_log.$H$2:.$H$10237];[$Algorithm_Problems_log.$D$2:.$D$10237];[.$A163];[$Algorithm_Problems_log.$B$2:.$B$10237];&quot;Hard&quot;);[.$D164])" office:value-type="float" office:value="6" calcext:value-type="float">
            <text:p>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63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10" calcext:value-type="date">
            <text:p>08/10/2020</text:p>
          </table:table-cell>
          <table:table-cell table:style-name="ce65" table:formula="of:=IFERROR(AVERAGEIFS([$Algorithm_Problems_log.$H$2:.$H$10237];[$Algorithm_Problems_log.$D$2:.$D$10237];[.$A164];[$Algorithm_Problems_log.$B$2:.$B$10237];&quot;Easy&quot;);[.$B165])" office:value-type="float" office:value="6.875" calcext:value-type="float">
            <text:p>6.88</text:p>
          </table:table-cell>
          <table:table-cell table:style-name="ce65" table:formula="of:=IFERROR(AVERAGEIFS([$Algorithm_Problems_log.$H$2:.$H$10237];[$Algorithm_Problems_log.$D$2:.$D$10237];[.$A164];[$Algorithm_Problems_log.$B$2:.$B$10237];&quot;Medium&quot;);[.$C16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4];[$Algorithm_Problems_log.$B$2:.$B$10237];&quot;Hard&quot;);[.$D165])" office:value-type="float" office:value="6" calcext:value-type="float">
            <text:p>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64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09" calcext:value-type="date">
            <text:p>08/09/2020</text:p>
          </table:table-cell>
          <table:table-cell table:style-name="ce65" table:formula="of:=IFERROR(AVERAGEIFS([$Algorithm_Problems_log.$H$2:.$H$10237];[$Algorithm_Problems_log.$D$2:.$D$10237];[.$A165];[$Algorithm_Problems_log.$B$2:.$B$10237];&quot;Easy&quot;);[.$B166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65];[$Algorithm_Problems_log.$B$2:.$B$10237];&quot;Medium&quot;);[.$C166])" office:value-type="float" office:value="2.75" calcext:value-type="float">
            <text:p>2.75</text:p>
          </table:table-cell>
          <table:table-cell table:style-name="ce65" table:formula="of:=IFERROR(AVERAGEIFS([$Algorithm_Problems_log.$H$2:.$H$10237];[$Algorithm_Problems_log.$D$2:.$D$10237];[.$A165];[$Algorithm_Problems_log.$B$2:.$B$10237];&quot;Hard&quot;);[.$D166])" office:value-type="float" office:value="6" calcext:value-type="float">
            <text:p>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65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08" calcext:value-type="date">
            <text:p>08/08/2020</text:p>
          </table:table-cell>
          <table:table-cell table:style-name="ce65" table:formula="of:=IFERROR(AVERAGEIFS([$Algorithm_Problems_log.$H$2:.$H$10237];[$Algorithm_Problems_log.$D$2:.$D$10237];[.$A166];[$Algorithm_Problems_log.$B$2:.$B$10237];&quot;Easy&quot;);[.$B167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66];[$Algorithm_Problems_log.$B$2:.$B$10237];&quot;Medium&quot;);[.$C167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66];[$Algorithm_Problems_log.$B$2:.$B$10237];&quot;Hard&quot;);[.$D167])" office:value-type="float" office:value="6" calcext:value-type="float">
            <text:p>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66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07" calcext:value-type="date">
            <text:p>08/07/2020</text:p>
          </table:table-cell>
          <table:table-cell table:style-name="ce65" table:formula="of:=IFERROR(AVERAGEIFS([$Algorithm_Problems_log.$H$2:.$H$10237];[$Algorithm_Problems_log.$D$2:.$D$10237];[.$A167];[$Algorithm_Problems_log.$B$2:.$B$10237];&quot;Easy&quot;);[.$B168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67];[$Algorithm_Problems_log.$B$2:.$B$10237];&quot;Medium&quot;);[.$C168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67];[$Algorithm_Problems_log.$B$2:.$B$10237];&quot;Hard&quot;);[.$D168])" office:value-type="float" office:value="6" calcext:value-type="float">
            <text:p>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67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06" calcext:value-type="date">
            <text:p>08/06/2020</text:p>
          </table:table-cell>
          <table:table-cell table:style-name="ce65" table:formula="of:=IFERROR(AVERAGEIFS([$Algorithm_Problems_log.$H$2:.$H$10237];[$Algorithm_Problems_log.$D$2:.$D$10237];[.$A168];[$Algorithm_Problems_log.$B$2:.$B$10237];&quot;Easy&quot;);[.$B169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68];[$Algorithm_Problems_log.$B$2:.$B$10237];&quot;Medium&quot;);[.$C169])" office:value-type="float" office:value="6.5" calcext:value-type="float">
            <text:p>6.50</text:p>
          </table:table-cell>
          <table:table-cell table:style-name="ce65" table:formula="of:=IFERROR(AVERAGEIFS([$Algorithm_Problems_log.$H$2:.$H$10237];[$Algorithm_Problems_log.$D$2:.$D$10237];[.$A168];[$Algorithm_Problems_log.$B$2:.$B$10237];&quot;Hard&quot;);[.$D169])" office:value-type="float" office:value="6" calcext:value-type="float">
            <text:p>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68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05" calcext:value-type="date">
            <text:p>08/05/2020</text:p>
          </table:table-cell>
          <table:table-cell table:style-name="ce65" table:formula="of:=IFERROR(AVERAGEIFS([$Algorithm_Problems_log.$H$2:.$H$10237];[$Algorithm_Problems_log.$D$2:.$D$10237];[.$A169];[$Algorithm_Problems_log.$B$2:.$B$10237];&quot;Easy&quot;);[.$B170])" office:value-type="float" office:value="9" calcext:value-type="float">
            <text:p>9.00</text:p>
          </table:table-cell>
          <table:table-cell table:style-name="ce65" table:formula="of:=IFERROR(AVERAGEIFS([$Algorithm_Problems_log.$H$2:.$H$10237];[$Algorithm_Problems_log.$D$2:.$D$10237];[.$A169];[$Algorithm_Problems_log.$B$2:.$B$10237];&quot;Medium&quot;);[.$C170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69];[$Algorithm_Problems_log.$B$2:.$B$10237];&quot;Hard&quot;);[.$D170])" office:value-type="float" office:value="6" calcext:value-type="float">
            <text:p>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69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04" calcext:value-type="date">
            <text:p>08/04/2020</text:p>
          </table:table-cell>
          <table:table-cell table:style-name="ce65" table:formula="of:=IFERROR(AVERAGEIFS([$Algorithm_Problems_log.$H$2:.$H$10237];[$Algorithm_Problems_log.$D$2:.$D$10237];[.$A170];[$Algorithm_Problems_log.$B$2:.$B$10237];&quot;Easy&quot;);[.$B171])" office:value-type="float" office:value="9" calcext:value-type="float">
            <text:p>9.00</text:p>
          </table:table-cell>
          <table:table-cell table:style-name="ce65" table:formula="of:=IFERROR(AVERAGEIFS([$Algorithm_Problems_log.$H$2:.$H$10237];[$Algorithm_Problems_log.$D$2:.$D$10237];[.$A170];[$Algorithm_Problems_log.$B$2:.$B$10237];&quot;Medium&quot;);[.$C171])" office:value-type="float" office:value="1.625" calcext:value-type="float">
            <text:p>1.63</text:p>
          </table:table-cell>
          <table:table-cell table:style-name="ce65" table:formula="of:=IFERROR(AVERAGEIFS([$Algorithm_Problems_log.$H$2:.$H$10237];[$Algorithm_Problems_log.$D$2:.$D$10237];[.$A170];[$Algorithm_Problems_log.$B$2:.$B$10237];&quot;Hard&quot;);[.$D171])" office:value-type="float" office:value="6" calcext:value-type="float">
            <text:p>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70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03" calcext:value-type="date">
            <text:p>08/03/2020</text:p>
          </table:table-cell>
          <table:table-cell table:style-name="ce65" table:formula="of:=IFERROR(AVERAGEIFS([$Algorithm_Problems_log.$H$2:.$H$10237];[$Algorithm_Problems_log.$D$2:.$D$10237];[.$A171];[$Algorithm_Problems_log.$B$2:.$B$10237];&quot;Easy&quot;);[.$B172])" office:value-type="float" office:value="12.875" calcext:value-type="float">
            <text:p>12.88</text:p>
          </table:table-cell>
          <table:table-cell table:style-name="ce65" table:formula="of:=IFERROR(AVERAGEIFS([$Algorithm_Problems_log.$H$2:.$H$10237];[$Algorithm_Problems_log.$D$2:.$D$10237];[.$A171];[$Algorithm_Problems_log.$B$2:.$B$10237];&quot;Medium&quot;);[.$C172])" office:value-type="float" office:value="8.6875" calcext:value-type="float">
            <text:p>8.69</text:p>
          </table:table-cell>
          <table:table-cell table:style-name="ce65" table:formula="of:=IFERROR(AVERAGEIFS([$Algorithm_Problems_log.$H$2:.$H$10237];[$Algorithm_Problems_log.$D$2:.$D$10237];[.$A171];[$Algorithm_Problems_log.$B$2:.$B$10237];&quot;Hard&quot;);[.$D172])" office:value-type="float" office:value="6" calcext:value-type="float">
            <text:p>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71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02" calcext:value-type="date">
            <text:p>08/02/2020</text:p>
          </table:table-cell>
          <table:table-cell table:style-name="ce65" table:formula="of:=IFERROR(AVERAGEIFS([$Algorithm_Problems_log.$H$2:.$H$10237];[$Algorithm_Problems_log.$D$2:.$D$10237];[.$A172];[$Algorithm_Problems_log.$B$2:.$B$10237];&quot;Easy&quot;);[.$B173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172];[$Algorithm_Problems_log.$B$2:.$B$10237];&quot;Medium&quot;);[.$C173])" office:value-type="float" office:value="7.75" calcext:value-type="float">
            <text:p>7.75</text:p>
          </table:table-cell>
          <table:table-cell table:style-name="ce65" table:formula="of:=IFERROR(AVERAGEIFS([$Algorithm_Problems_log.$H$2:.$H$10237];[$Algorithm_Problems_log.$D$2:.$D$10237];[.$A172];[$Algorithm_Problems_log.$B$2:.$B$10237];&quot;Hard&quot;);[.$D173])" office:value-type="float" office:value="6" calcext:value-type="float">
            <text:p>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72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8-01" calcext:value-type="date">
            <text:p>08/01/2020</text:p>
          </table:table-cell>
          <table:table-cell table:style-name="ce65" table:formula="of:=IFERROR(AVERAGEIFS([$Algorithm_Problems_log.$H$2:.$H$10237];[$Algorithm_Problems_log.$D$2:.$D$10237];[.$A173];[$Algorithm_Problems_log.$B$2:.$B$10237];&quot;Easy&quot;);[.$B17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73];[$Algorithm_Problems_log.$B$2:.$B$10237];&quot;Medium&quot;);[.$C174])" office:value-type="float" office:value="8.5" calcext:value-type="float">
            <text:p>8.50</text:p>
          </table:table-cell>
          <table:table-cell table:style-name="ce65" table:formula="of:=IFERROR(AVERAGEIFS([$Algorithm_Problems_log.$H$2:.$H$10237];[$Algorithm_Problems_log.$D$2:.$D$10237];[.$A173];[$Algorithm_Problems_log.$B$2:.$B$10237];&quot;Hard&quot;);[.$D174])" office:value-type="float" office:value="-15" calcext:value-type="float">
            <text:p>-15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73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7-31" calcext:value-type="date">
            <text:p>07/31/2020</text:p>
          </table:table-cell>
          <table:table-cell table:style-name="ce65" table:formula="of:=IFERROR(AVERAGEIFS([$Algorithm_Problems_log.$H$2:.$H$10237];[$Algorithm_Problems_log.$D$2:.$D$10237];[.$A174];[$Algorithm_Problems_log.$B$2:.$B$10237];&quot;Easy&quot;);[.$B175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74];[$Algorithm_Problems_log.$B$2:.$B$10237];&quot;Medium&quot;);[.$C175])" office:value-type="float" office:value="-3.75" calcext:value-type="float">
            <text:p>-3.75</text:p>
          </table:table-cell>
          <table:table-cell table:style-name="ce65" table:formula="of:=IFERROR(AVERAGEIFS([$Algorithm_Problems_log.$H$2:.$H$10237];[$Algorithm_Problems_log.$D$2:.$D$10237];[.$A174];[$Algorithm_Problems_log.$B$2:.$B$10237];&quot;Hard&quot;);[.$D175])" office:value-type="float" office:value="-15" calcext:value-type="float">
            <text:p>-15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74] &lt;= TODAY();&quot;Display&quot;;&quot;Hide&quot;)" office:value-type="string" office:string-value="Display" calcext:value-type="string">
            <text:p>Display</text:p>
          </table:table-cell>
          <table:table-cell table:style-name="ce70" table:number-columns-repeated="1000"/>
          <table:table-cell table:style-name="ce81" table:number-columns-repeated="5"/>
        </table:table-row>
        <table:table-row table:style-name="ro1">
          <table:table-cell table:style-name="ce39" office:value-type="date" office:date-value="2020-07-30" calcext:value-type="date">
            <text:p>07/30/2020</text:p>
          </table:table-cell>
          <table:table-cell table:style-name="ce65" table:formula="of:=IFERROR(AVERAGEIFS([$Algorithm_Problems_log.$H$2:.$H$10237];[$Algorithm_Problems_log.$D$2:.$D$10237];[.$A175];[$Algorithm_Problems_log.$B$2:.$B$10237];&quot;Easy&quot;);[.$B176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5];[$Algorithm_Problems_log.$B$2:.$B$10237];&quot;Medium&quot;);[.$C176])" office:value-type="float" office:value="10.3333333333333" calcext:value-type="float">
            <text:p>10.33</text:p>
          </table:table-cell>
          <table:table-cell table:style-name="ce65" table:formula="of:=IFERROR(AVERAGEIFS([$Algorithm_Problems_log.$H$2:.$H$10237];[$Algorithm_Problems_log.$D$2:.$D$10237];[.$A175];[$Algorithm_Problems_log.$B$2:.$B$10237];&quot;Hard&quot;);[.$D176])" office:value-type="float" office:value="-15" calcext:value-type="float">
            <text:p>-15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7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29" calcext:value-type="date">
            <text:p>07/29/2020</text:p>
          </table:table-cell>
          <table:table-cell table:style-name="ce65" table:formula="of:=IFERROR(AVERAGEIFS([$Algorithm_Problems_log.$H$2:.$H$10237];[$Algorithm_Problems_log.$D$2:.$D$10237];[.$A176];[$Algorithm_Problems_log.$B$2:.$B$10237];&quot;Easy&quot;);[.$B177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6];[$Algorithm_Problems_log.$B$2:.$B$10237];&quot;Medium&quot;);[.$C177])" office:value-type="float" office:value="0.875" calcext:value-type="float">
            <text:p>0.88</text:p>
          </table:table-cell>
          <table:table-cell table:style-name="ce65" table:formula="of:=IFERROR(AVERAGEIFS([$Algorithm_Problems_log.$H$2:.$H$10237];[$Algorithm_Problems_log.$D$2:.$D$10237];[.$A176];[$Algorithm_Problems_log.$B$2:.$B$10237];&quot;Hard&quot;);[.$D177])" office:value-type="float" office:value="-2.5" calcext:value-type="float">
            <text:p>-2.5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7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28" calcext:value-type="date">
            <text:p>07/28/2020</text:p>
          </table:table-cell>
          <table:table-cell table:style-name="ce65" table:formula="of:=IFERROR(AVERAGEIFS([$Algorithm_Problems_log.$H$2:.$H$10237];[$Algorithm_Problems_log.$D$2:.$D$10237];[.$A177];[$Algorithm_Problems_log.$B$2:.$B$10237];&quot;Easy&quot;);[.$B178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7];[$Algorithm_Problems_log.$B$2:.$B$10237];&quot;Medium&quot;);[.$C178])" office:value-type="float" office:value="-1.25" calcext:value-type="float">
            <text:p>-1.25</text:p>
          </table:table-cell>
          <table:table-cell table:style-name="ce65" table:formula="of:=IFERROR(AVERAGEIFS([$Algorithm_Problems_log.$H$2:.$H$10237];[$Algorithm_Problems_log.$D$2:.$D$10237];[.$A177];[$Algorithm_Problems_log.$B$2:.$B$10237];&quot;Hard&quot;);[.$D178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7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27" calcext:value-type="date">
            <text:p>07/27/2020</text:p>
          </table:table-cell>
          <table:table-cell table:style-name="ce65" table:formula="of:=IFERROR(AVERAGEIFS([$Algorithm_Problems_log.$H$2:.$H$10237];[$Algorithm_Problems_log.$D$2:.$D$10237];[.$A178];[$Algorithm_Problems_log.$B$2:.$B$10237];&quot;Easy&quot;);[.$B179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8];[$Algorithm_Problems_log.$B$2:.$B$10237];&quot;Medium&quot;);[.$C179])" office:value-type="float" office:value="1.875" calcext:value-type="float">
            <text:p>1.88</text:p>
          </table:table-cell>
          <table:table-cell table:style-name="ce65" table:formula="of:=IFERROR(AVERAGEIFS([$Algorithm_Problems_log.$H$2:.$H$10237];[$Algorithm_Problems_log.$D$2:.$D$10237];[.$A178];[$Algorithm_Problems_log.$B$2:.$B$10237];&quot;Hard&quot;);[.$D179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7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26" calcext:value-type="date">
            <text:p>07/26/2020</text:p>
          </table:table-cell>
          <table:table-cell table:style-name="ce65" table:formula="of:=IFERROR(AVERAGEIFS([$Algorithm_Problems_log.$H$2:.$H$10237];[$Algorithm_Problems_log.$D$2:.$D$10237];[.$A179];[$Algorithm_Problems_log.$B$2:.$B$10237];&quot;Easy&quot;);[.$B180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9];[$Algorithm_Problems_log.$B$2:.$B$10237];&quot;Medium&quot;);[.$C180])" office:value-type="float" office:value="4.16666666666667" calcext:value-type="float">
            <text:p>4.17</text:p>
          </table:table-cell>
          <table:table-cell table:style-name="ce65" table:formula="of:=IFERROR(AVERAGEIFS([$Algorithm_Problems_log.$H$2:.$H$10237];[$Algorithm_Problems_log.$D$2:.$D$10237];[.$A179];[$Algorithm_Problems_log.$B$2:.$B$10237];&quot;Hard&quot;);[.$D180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7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25" calcext:value-type="date">
            <text:p>07/25/2020</text:p>
          </table:table-cell>
          <table:table-cell table:style-name="ce65" table:formula="of:=IFERROR(AVERAGEIFS([$Algorithm_Problems_log.$H$2:.$H$10237];[$Algorithm_Problems_log.$D$2:.$D$10237];[.$A180];[$Algorithm_Problems_log.$B$2:.$B$10237];&quot;Easy&quot;);[.$B181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180];[$Algorithm_Problems_log.$B$2:.$B$10237];&quot;Medium&quot;);[.$C181])" office:value-type="float" office:value="4.16666666666667" calcext:value-type="float">
            <text:p>4.17</text:p>
          </table:table-cell>
          <table:table-cell table:style-name="ce65" table:formula="of:=IFERROR(AVERAGEIFS([$Algorithm_Problems_log.$H$2:.$H$10237];[$Algorithm_Problems_log.$D$2:.$D$10237];[.$A180];[$Algorithm_Problems_log.$B$2:.$B$10237];&quot;Hard&quot;);[.$D181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8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24" calcext:value-type="date">
            <text:p>07/24/2020</text:p>
          </table:table-cell>
          <table:table-cell table:style-name="ce65" table:formula="of:=IFERROR(AVERAGEIFS([$Algorithm_Problems_log.$H$2:.$H$10237];[$Algorithm_Problems_log.$D$2:.$D$10237];[.$A181];[$Algorithm_Problems_log.$B$2:.$B$10237];&quot;Easy&quot;);[.$B182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181];[$Algorithm_Problems_log.$B$2:.$B$10237];&quot;Medium&quot;);[.$C182])" office:value-type="float" office:value="10.875" calcext:value-type="float">
            <text:p>10.88</text:p>
          </table:table-cell>
          <table:table-cell table:style-name="ce65" table:formula="of:=IFERROR(AVERAGEIFS([$Algorithm_Problems_log.$H$2:.$H$10237];[$Algorithm_Problems_log.$D$2:.$D$10237];[.$A181];[$Algorithm_Problems_log.$B$2:.$B$10237];&quot;Hard&quot;);[.$D182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8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23" calcext:value-type="date">
            <text:p>07/23/2020</text:p>
          </table:table-cell>
          <table:table-cell table:style-name="ce65" table:formula="of:=IFERROR(AVERAGEIFS([$Algorithm_Problems_log.$H$2:.$H$10237];[$Algorithm_Problems_log.$D$2:.$D$10237];[.$A182];[$Algorithm_Problems_log.$B$2:.$B$10237];&quot;Easy&quot;);[.$B183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82];[$Algorithm_Problems_log.$B$2:.$B$10237];&quot;Medium&quot;);[.$C183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82];[$Algorithm_Problems_log.$B$2:.$B$10237];&quot;Hard&quot;);[.$D183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8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22" calcext:value-type="date">
            <text:p>07/22/2020</text:p>
          </table:table-cell>
          <table:table-cell table:style-name="ce65" table:formula="of:=IFERROR(AVERAGEIFS([$Algorithm_Problems_log.$H$2:.$H$10237];[$Algorithm_Problems_log.$D$2:.$D$10237];[.$A183];[$Algorithm_Problems_log.$B$2:.$B$10237];&quot;Easy&quot;);[.$B184])" office:value-type="float" office:value="11.5625" calcext:value-type="float">
            <text:p>11.56</text:p>
          </table:table-cell>
          <table:table-cell table:style-name="ce65" table:formula="of:=IFERROR(AVERAGEIFS([$Algorithm_Problems_log.$H$2:.$H$10237];[$Algorithm_Problems_log.$D$2:.$D$10237];[.$A183];[$Algorithm_Problems_log.$B$2:.$B$10237];&quot;Medium&quot;);[.$C184])" office:value-type="float" office:value="8.41666666666667" calcext:value-type="float">
            <text:p>8.42</text:p>
          </table:table-cell>
          <table:table-cell table:style-name="ce65" table:formula="of:=IFERROR(AVERAGEIFS([$Algorithm_Problems_log.$H$2:.$H$10237];[$Algorithm_Problems_log.$D$2:.$D$10237];[.$A183];[$Algorithm_Problems_log.$B$2:.$B$10237];&quot;Hard&quot;);[.$D184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8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21" calcext:value-type="date">
            <text:p>07/21/2020</text:p>
          </table:table-cell>
          <table:table-cell table:style-name="ce65" table:formula="of:=IFERROR(AVERAGEIFS([$Algorithm_Problems_log.$H$2:.$H$10237];[$Algorithm_Problems_log.$D$2:.$D$10237];[.$A184];[$Algorithm_Problems_log.$B$2:.$B$10237];&quot;Easy&quot;);[.$B185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84];[$Algorithm_Problems_log.$B$2:.$B$10237];&quot;Medium&quot;);[.$C185])" office:value-type="float" office:value="4.79166666666667" calcext:value-type="float">
            <text:p>4.79</text:p>
          </table:table-cell>
          <table:table-cell table:style-name="ce65" table:formula="of:=IFERROR(AVERAGEIFS([$Algorithm_Problems_log.$H$2:.$H$10237];[$Algorithm_Problems_log.$D$2:.$D$10237];[.$A184];[$Algorithm_Problems_log.$B$2:.$B$10237];&quot;Hard&quot;);[.$D185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8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20" calcext:value-type="date">
            <text:p>07/20/2020</text:p>
          </table:table-cell>
          <table:table-cell table:style-name="ce65" table:formula="of:=IFERROR(AVERAGEIFS([$Algorithm_Problems_log.$H$2:.$H$10237];[$Algorithm_Problems_log.$D$2:.$D$10237];[.$A185];[$Algorithm_Problems_log.$B$2:.$B$10237];&quot;Easy&quot;);[.$B186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85];[$Algorithm_Problems_log.$B$2:.$B$10237];&quot;Medium&quot;);[.$C186])" office:value-type="float" office:value="10.8333333333333" calcext:value-type="float">
            <text:p>10.83</text:p>
          </table:table-cell>
          <table:table-cell table:style-name="ce65" table:formula="of:=IFERROR(AVERAGEIFS([$Algorithm_Problems_log.$H$2:.$H$10237];[$Algorithm_Problems_log.$D$2:.$D$10237];[.$A185];[$Algorithm_Problems_log.$B$2:.$B$10237];&quot;Hard&quot;);[.$D186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8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19" calcext:value-type="date">
            <text:p>07/19/2020</text:p>
          </table:table-cell>
          <table:table-cell table:style-name="ce65" table:formula="of:=IFERROR(AVERAGEIFS([$Algorithm_Problems_log.$H$2:.$H$10237];[$Algorithm_Problems_log.$D$2:.$D$10237];[.$A186];[$Algorithm_Problems_log.$B$2:.$B$10237];&quot;Easy&quot;);[.$B187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6];[$Algorithm_Problems_log.$B$2:.$B$10237];&quot;Medium&quot;);[.$C18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6];[$Algorithm_Problems_log.$B$2:.$B$10237];&quot;Hard&quot;);[.$D187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8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18" calcext:value-type="date">
            <text:p>07/18/2020</text:p>
          </table:table-cell>
          <table:table-cell table:style-name="ce65" table:formula="of:=IFERROR(AVERAGEIFS([$Algorithm_Problems_log.$H$2:.$H$10237];[$Algorithm_Problems_log.$D$2:.$D$10237];[.$A187];[$Algorithm_Problems_log.$B$2:.$B$10237];&quot;Easy&quot;);[.$B18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7];[$Algorithm_Problems_log.$B$2:.$B$10237];&quot;Medium&quot;);[.$C188])" office:value-type="float" office:value="2.5" calcext:value-type="float">
            <text:p>2.50</text:p>
          </table:table-cell>
          <table:table-cell table:style-name="ce65" table:formula="of:=IFERROR(AVERAGEIFS([$Algorithm_Problems_log.$H$2:.$H$10237];[$Algorithm_Problems_log.$D$2:.$D$10237];[.$A187];[$Algorithm_Problems_log.$B$2:.$B$10237];&quot;Hard&quot;);[.$D188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8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17" calcext:value-type="date">
            <text:p>07/17/2020</text:p>
          </table:table-cell>
          <table:table-cell table:style-name="ce65" table:formula="of:=IFERROR(AVERAGEIFS([$Algorithm_Problems_log.$H$2:.$H$10237];[$Algorithm_Problems_log.$D$2:.$D$10237];[.$A188];[$Algorithm_Problems_log.$B$2:.$B$10237];&quot;Easy&quot;);[.$B18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8];[$Algorithm_Problems_log.$B$2:.$B$10237];&quot;Medium&quot;);[.$C189])" office:value-type="float" office:value="8.75" calcext:value-type="float">
            <text:p>8.75</text:p>
          </table:table-cell>
          <table:table-cell table:style-name="ce65" table:formula="of:=IFERROR(AVERAGEIFS([$Algorithm_Problems_log.$H$2:.$H$10237];[$Algorithm_Problems_log.$D$2:.$D$10237];[.$A188];[$Algorithm_Problems_log.$B$2:.$B$10237];&quot;Hard&quot;);[.$D189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8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16" calcext:value-type="date">
            <text:p>07/16/2020</text:p>
          </table:table-cell>
          <table:table-cell table:style-name="ce65" table:formula="of:=IFERROR(AVERAGEIFS([$Algorithm_Problems_log.$H$2:.$H$10237];[$Algorithm_Problems_log.$D$2:.$D$10237];[.$A189];[$Algorithm_Problems_log.$B$2:.$B$10237];&quot;Easy&quot;);[.$B190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9];[$Algorithm_Problems_log.$B$2:.$B$10237];&quot;Medium&quot;);[.$C190])" office:value-type="float" office:value="1.83333333333333" calcext:value-type="float">
            <text:p>1.83</text:p>
          </table:table-cell>
          <table:table-cell table:style-name="ce65" table:formula="of:=IFERROR(AVERAGEIFS([$Algorithm_Problems_log.$H$2:.$H$10237];[$Algorithm_Problems_log.$D$2:.$D$10237];[.$A189];[$Algorithm_Problems_log.$B$2:.$B$10237];&quot;Hard&quot;);[.$D190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8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15" calcext:value-type="date">
            <text:p>07/15/2020</text:p>
          </table:table-cell>
          <table:table-cell table:style-name="ce65" table:formula="of:=IFERROR(AVERAGEIFS([$Algorithm_Problems_log.$H$2:.$H$10237];[$Algorithm_Problems_log.$D$2:.$D$10237];[.$A190];[$Algorithm_Problems_log.$B$2:.$B$10237];&quot;Easy&quot;);[.$B191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90];[$Algorithm_Problems_log.$B$2:.$B$10237];&quot;Medium&quot;);[.$C191])" office:value-type="float" office:value="3.83333333333333" calcext:value-type="float">
            <text:p>3.83</text:p>
          </table:table-cell>
          <table:table-cell table:style-name="ce65" table:formula="of:=IFERROR(AVERAGEIFS([$Algorithm_Problems_log.$H$2:.$H$10237];[$Algorithm_Problems_log.$D$2:.$D$10237];[.$A190];[$Algorithm_Problems_log.$B$2:.$B$10237];&quot;Hard&quot;);[.$D191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9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14" calcext:value-type="date">
            <text:p>07/14/2020</text:p>
          </table:table-cell>
          <table:table-cell table:style-name="ce65" table:formula="of:=IFERROR(AVERAGEIFS([$Algorithm_Problems_log.$H$2:.$H$10237];[$Algorithm_Problems_log.$D$2:.$D$10237];[.$A191];[$Algorithm_Problems_log.$B$2:.$B$10237];&quot;Easy&quot;);[.$B192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91];[$Algorithm_Problems_log.$B$2:.$B$10237];&quot;Medium&quot;);[.$C192])" office:value-type="float" office:value="6.58333333333333" calcext:value-type="float">
            <text:p>6.58</text:p>
          </table:table-cell>
          <table:table-cell table:style-name="ce65" table:formula="of:=IFERROR(AVERAGEIFS([$Algorithm_Problems_log.$H$2:.$H$10237];[$Algorithm_Problems_log.$D$2:.$D$10237];[.$A191];[$Algorithm_Problems_log.$B$2:.$B$10237];&quot;Hard&quot;);[.$D192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9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13" calcext:value-type="date">
            <text:p>07/13/2020</text:p>
          </table:table-cell>
          <table:table-cell table:style-name="ce65" table:formula="of:=IFERROR(AVERAGEIFS([$Algorithm_Problems_log.$H$2:.$H$10237];[$Algorithm_Problems_log.$D$2:.$D$10237];[.$A192];[$Algorithm_Problems_log.$B$2:.$B$10237];&quot;Easy&quot;);[.$B193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92];[$Algorithm_Problems_log.$B$2:.$B$10237];&quot;Medium&quot;);[.$C193])" office:value-type="float" office:value="5.125" calcext:value-type="float">
            <text:p>5.13</text:p>
          </table:table-cell>
          <table:table-cell table:style-name="ce65" table:formula="of:=IFERROR(AVERAGEIFS([$Algorithm_Problems_log.$H$2:.$H$10237];[$Algorithm_Problems_log.$D$2:.$D$10237];[.$A192];[$Algorithm_Problems_log.$B$2:.$B$10237];&quot;Hard&quot;);[.$D193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9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12" calcext:value-type="date">
            <text:p>07/12/2020</text:p>
          </table:table-cell>
          <table:table-cell table:style-name="ce65" table:formula="of:=IFERROR(AVERAGEIFS([$Algorithm_Problems_log.$H$2:.$H$10237];[$Algorithm_Problems_log.$D$2:.$D$10237];[.$A193];[$Algorithm_Problems_log.$B$2:.$B$10237];&quot;Easy&quot;);[.$B194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3];[$Algorithm_Problems_log.$B$2:.$B$10237];&quot;Medium&quot;);[.$C194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193];[$Algorithm_Problems_log.$B$2:.$B$10237];&quot;Hard&quot;);[.$D194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9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11" calcext:value-type="date">
            <text:p>07/11/2020</text:p>
          </table:table-cell>
          <table:table-cell table:style-name="ce65" table:formula="of:=IFERROR(AVERAGEIFS([$Algorithm_Problems_log.$H$2:.$H$10237];[$Algorithm_Problems_log.$D$2:.$D$10237];[.$A194];[$Algorithm_Problems_log.$B$2:.$B$10237];&quot;Easy&quot;);[.$B195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94];[$Algorithm_Problems_log.$B$2:.$B$10237];&quot;Medium&quot;);[.$C195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194];[$Algorithm_Problems_log.$B$2:.$B$10237];&quot;Hard&quot;);[.$D195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9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10" calcext:value-type="date">
            <text:p>07/10/2020</text:p>
          </table:table-cell>
          <table:table-cell table:style-name="ce65" table:formula="of:=IFERROR(AVERAGEIFS([$Algorithm_Problems_log.$H$2:.$H$10237];[$Algorithm_Problems_log.$D$2:.$D$10237];[.$A195];[$Algorithm_Problems_log.$B$2:.$B$10237];&quot;Easy&quot;);[.$B196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95];[$Algorithm_Problems_log.$B$2:.$B$10237];&quot;Medium&quot;);[.$C196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195];[$Algorithm_Problems_log.$B$2:.$B$10237];&quot;Hard&quot;);[.$D196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9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09" calcext:value-type="date">
            <text:p>07/09/2020</text:p>
          </table:table-cell>
          <table:table-cell table:style-name="ce65" table:formula="of:=IFERROR(AVERAGEIFS([$Algorithm_Problems_log.$H$2:.$H$10237];[$Algorithm_Problems_log.$D$2:.$D$10237];[.$A196];[$Algorithm_Problems_log.$B$2:.$B$10237];&quot;Easy&quot;);[.$B197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96];[$Algorithm_Problems_log.$B$2:.$B$10237];&quot;Medium&quot;);[.$C197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96];[$Algorithm_Problems_log.$B$2:.$B$10237];&quot;Hard&quot;);[.$D197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9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08" calcext:value-type="date">
            <text:p>07/08/2020</text:p>
          </table:table-cell>
          <table:table-cell table:style-name="ce65" table:formula="of:=IFERROR(AVERAGEIFS([$Algorithm_Problems_log.$H$2:.$H$10237];[$Algorithm_Problems_log.$D$2:.$D$10237];[.$A197];[$Algorithm_Problems_log.$B$2:.$B$10237];&quot;Easy&quot;);[.$B198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7];[$Algorithm_Problems_log.$B$2:.$B$10237];&quot;Medium&quot;);[.$C198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97];[$Algorithm_Problems_log.$B$2:.$B$10237];&quot;Hard&quot;);[.$D198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9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07" calcext:value-type="date">
            <text:p>07/07/2020</text:p>
          </table:table-cell>
          <table:table-cell table:style-name="ce65" table:formula="of:=IFERROR(AVERAGEIFS([$Algorithm_Problems_log.$H$2:.$H$10237];[$Algorithm_Problems_log.$D$2:.$D$10237];[.$A198];[$Algorithm_Problems_log.$B$2:.$B$10237];&quot;Easy&quot;);[.$B199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8];[$Algorithm_Problems_log.$B$2:.$B$10237];&quot;Medium&quot;);[.$C199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8];[$Algorithm_Problems_log.$B$2:.$B$10237];&quot;Hard&quot;);[.$D199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9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06" calcext:value-type="date">
            <text:p>07/06/2020</text:p>
          </table:table-cell>
          <table:table-cell table:style-name="ce65" table:formula="of:=IFERROR(AVERAGEIFS([$Algorithm_Problems_log.$H$2:.$H$10237];[$Algorithm_Problems_log.$D$2:.$D$10237];[.$A199];[$Algorithm_Problems_log.$B$2:.$B$10237];&quot;Easy&quot;);[.$B200])" office:value-type="float" office:value="8.55" calcext:value-type="float">
            <text:p>8.55</text:p>
          </table:table-cell>
          <table:table-cell table:style-name="ce65" table:formula="of:=IFERROR(AVERAGEIFS([$Algorithm_Problems_log.$H$2:.$H$10237];[$Algorithm_Problems_log.$D$2:.$D$10237];[.$A199];[$Algorithm_Problems_log.$B$2:.$B$10237];&quot;Medium&quot;);[.$C200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9];[$Algorithm_Problems_log.$B$2:.$B$10237];&quot;Hard&quot;);[.$D200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19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05" calcext:value-type="date">
            <text:p>07/05/2020</text:p>
          </table:table-cell>
          <table:table-cell table:style-name="ce65" table:formula="of:=IFERROR(AVERAGEIFS([$Algorithm_Problems_log.$H$2:.$H$10237];[$Algorithm_Problems_log.$D$2:.$D$10237];[.$A200];[$Algorithm_Problems_log.$B$2:.$B$10237];&quot;Easy&quot;);[.$B201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200];[$Algorithm_Problems_log.$B$2:.$B$10237];&quot;Medium&quot;);[.$C201])" office:value-type="float" office:value="4.5" calcext:value-type="float">
            <text:p>4.50</text:p>
          </table:table-cell>
          <table:table-cell table:style-name="ce65" table:formula="of:=IFERROR(AVERAGEIFS([$Algorithm_Problems_log.$H$2:.$H$10237];[$Algorithm_Problems_log.$D$2:.$D$10237];[.$A200];[$Algorithm_Problems_log.$B$2:.$B$10237];&quot;Hard&quot;);[.$D201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20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04" calcext:value-type="date">
            <text:p>07/04/2020</text:p>
          </table:table-cell>
          <table:table-cell table:style-name="ce65" table:formula="of:=IFERROR(AVERAGEIFS([$Algorithm_Problems_log.$H$2:.$H$10237];[$Algorithm_Problems_log.$D$2:.$D$10237];[.$A201];[$Algorithm_Problems_log.$B$2:.$B$10237];&quot;Easy&quot;);[.$B202])" office:value-type="float" office:value="-2.125" calcext:value-type="float">
            <text:p>-2.13</text:p>
          </table:table-cell>
          <table:table-cell table:style-name="ce65" table:formula="of:=IFERROR(AVERAGEIFS([$Algorithm_Problems_log.$H$2:.$H$10237];[$Algorithm_Problems_log.$D$2:.$D$10237];[.$A201];[$Algorithm_Problems_log.$B$2:.$B$10237];&quot;Medium&quot;);[.$C202])" office:value-type="float" office:value="4.5" calcext:value-type="float">
            <text:p>4.50</text:p>
          </table:table-cell>
          <table:table-cell table:style-name="ce65" table:formula="of:=IFERROR(AVERAGEIFS([$Algorithm_Problems_log.$H$2:.$H$10237];[$Algorithm_Problems_log.$D$2:.$D$10237];[.$A201];[$Algorithm_Problems_log.$B$2:.$B$10237];&quot;Hard&quot;);[.$D202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20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03" calcext:value-type="date">
            <text:p>07/03/2020</text:p>
          </table:table-cell>
          <table:table-cell table:style-name="ce65" table:formula="of:=IFERROR(AVERAGEIFS([$Algorithm_Problems_log.$H$2:.$H$10237];[$Algorithm_Problems_log.$D$2:.$D$10237];[.$A202];[$Algorithm_Problems_log.$B$2:.$B$10237];&quot;Easy&quot;);[.$B20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2];[$Algorithm_Problems_log.$B$2:.$B$10237];&quot;Medium&quot;);[.$C20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2];[$Algorithm_Problems_log.$B$2:.$B$10237];&quot;Hard&quot;);[.$D203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20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02" calcext:value-type="date">
            <text:p>07/02/2020</text:p>
          </table:table-cell>
          <table:table-cell table:style-name="ce65" table:formula="of:=IFERROR(AVERAGEIFS([$Algorithm_Problems_log.$H$2:.$H$10237];[$Algorithm_Problems_log.$D$2:.$D$10237];[.$A203];[$Algorithm_Problems_log.$B$2:.$B$10237];&quot;Easy&quot;);[.$B20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3];[$Algorithm_Problems_log.$B$2:.$B$10237];&quot;Medium&quot;);[.$C204])" office:value-type="float" office:value="3.75" calcext:value-type="float">
            <text:p>3.75</text:p>
          </table:table-cell>
          <table:table-cell table:style-name="ce65" table:formula="of:=IFERROR(AVERAGEIFS([$Algorithm_Problems_log.$H$2:.$H$10237];[$Algorithm_Problems_log.$D$2:.$D$10237];[.$A203];[$Algorithm_Problems_log.$B$2:.$B$10237];&quot;Hard&quot;);[.$D204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20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0-07-01" calcext:value-type="date">
            <text:p>07/01/2020</text:p>
          </table:table-cell>
          <table:table-cell table:style-name="ce65" table:formula="of:=IFERROR(AVERAGEIFS([$Algorithm_Problems_log.$H$2:.$H$10237];[$Algorithm_Problems_log.$D$2:.$D$10237];[.$A204];[$Algorithm_Problems_log.$B$2:.$B$10237];&quot;Easy&quot;);[.$B20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4];[$Algorithm_Problems_log.$B$2:.$B$10237];&quot;Medium&quot;);[.$C20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4];[$Algorithm_Problems_log.$B$2:.$B$10237];&quot;Hard&quot;);[.$D205])" office:value-type="float" office:value="-16" calcext:value-type="float">
            <text:p>-16.00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20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style-name="ce65" table:formula="of:=IFERROR(AVERAGEIFS([$Algorithm_Problems_log.$H$380:.$H1411];[$Algorithm_Problems_log.$D$380:.$D1411];[.$A205];[$Algorithm_Problems_log.$B$380:.$B1411];&quot;Medium&quot;);[.$C206])" office:value-type="float" office:value="0" calcext:value-type="float">
            <text:p>0.00</text:p>
          </table:table-cell>
          <table:table-cell office:value-type="float" office:value="-16" calcext:value-type="float">
            <text:p>-16</text:p>
          </table:table-cell>
          <table:table-cell table:style-name="ce70" table:formula="of:=11.25" office:value-type="float" office:value="11.25" calcext:value-type="float">
            <text:p>11.25</text:p>
          </table:table-cell>
          <table:table-cell table:style-name="ce70" table:formula="of:=IF([.$A20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number-columns-repeated="1011"/>
        </table:table-row>
        <table:table-row table:style-name="ro1">
          <table:table-cell table:style-name="ce64"/>
          <table:table-cell table:style-name="ce53" table:number-columns-repeated="3"/>
          <table:table-cell table:number-columns-repeated="1007"/>
        </table:table-row>
        <table:table-row table:style-name="ro1" table:number-rows-repeated="6">
          <table:table-cell table:number-columns-repeated="1011"/>
        </table:table-row>
        <table:table-row table:style-name="ro1">
          <table:table-cell table:style-name="ce64"/>
          <table:table-cell table:style-name="ce53" table:number-columns-repeated="3"/>
          <table:table-cell table:number-columns-repeated="1007"/>
        </table:table-row>
        <table:table-row table:style-name="ro1" table:number-rows-repeated="1048361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Companies" table:style-name="ta1">
        <table:table-column table:style-name="co19" table:default-cell-style-name="ce36"/>
        <table:table-column table:style-name="co20" table:default-cell-style-name="ce36"/>
        <table:table-column table:style-name="co14" table:default-cell-style-name="ce36"/>
        <table:table-column table:style-name="co4" table:default-cell-style-name="ce36"/>
        <table:table-column table:style-name="co15" table:default-cell-style-name="ce36"/>
        <table:table-column table:style-name="co16" table:default-cell-style-name="ce36"/>
        <table:table-column table:style-name="co8" table:default-cell-style-name="ce43"/>
        <table:table-column table:style-name="co8" table:default-cell-style-name="ce36"/>
        <table:table-column table:style-name="co21" table:default-cell-style-name="ce51"/>
        <table:table-column table:style-name="co8" table:default-cell-style-name="ce56"/>
        <table:table-column table:style-name="co22" table:default-cell-style-name="ce66"/>
        <table:table-column table:style-name="co8" table:number-columns-repeated="1006" table:default-cell-style-name="ce72"/>
        <table:table-row table:style-name="ro1">
          <table:table-cell table:number-columns-repeated="3"/>
          <table:table-cell table:style-name="ce41"/>
          <table:table-cell table:number-columns-repeated="2"/>
          <table:table-cell table:style-name="ce36"/>
          <table:table-cell office:value-type="string" calcext:value-type="string">
            <text:p>Array and String</text:p>
          </table:table-cell>
          <table:table-cell office:value-type="string" calcext:value-type="string">
            <text:p><text:a xlink:href="https://leetcode.com/explore/learn/card/array-and-string/" xlink:type="simple">https://leetcode.com/explore/learn/card/array-and-string/</text:a></text:p>
          </table:table-cell>
          <table:table-cell table:style-name="ce36"/>
          <table:table-cell table:number-columns-repeated="1007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41"/>
          <table:table-cell table:number-columns-repeated="3"/>
          <table:table-cell office:value-type="string" calcext:value-type="string">
            <text:p>Hash Table</text:p>
          </table:table-cell>
          <table:table-cell office:value-type="string" calcext:value-type="string">
            <text:p><text:a xlink:href="https://leetcode.com/explore/learn/card/hash-table/" xlink:type="simple">https://leetcode.com/explore/learn/card/hash-table/</text:a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Sales Force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2" calcext:value-type="date">
            <text:p>07/12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41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7" calcext:value-type="date">
            <text:p>07/07/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41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5" calcext:value-type="date">
            <text:p>07/05/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41"/>
          <table:table-cell table:number-columns-repeated="1013"/>
        </table:table-row>
        <table:table-row table:style-name="ro5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19-06-04" calcext:value-type="date">
            <text:p>06/04/20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5">(</text:span>space and time<text:span text:style-name="T5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41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1" calcext:value-type="date">
            <text:p>07/01/202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41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Algorithm_Problems_log.A1:Algorithm_Problems_log.M1048576" table:display-filter-buttons="true" table:orientation="column">
          <table:filter>
            <table:filter-and>
              <table:filter-condition table:value="2020-07-01" table:operator="=" table:field-number="3">
                <table:filter-set-item table:value="2020-07-01"/>
                <table:filter-set-item table:value="2020-07-02"/>
                <table:filter-set-item table:value="2020-07-03"/>
                <table:filter-set-item table:value="2020-07-04"/>
                <table:filter-set-item table:value="2020-07-05"/>
                <table:filter-set-item table:value="2020-07-06"/>
                <table:filter-set-item table:value="2020-07-07"/>
                <table:filter-set-item table:value="2020-07-08"/>
                <table:filter-set-item table:value="2020-07-09"/>
                <table:filter-set-item table:value="2020-07-10"/>
                <table:filter-set-item table:value="2020-07-11"/>
                <table:filter-set-item table:value="2020-07-12"/>
                <table:filter-set-item table:value="2020-07-13"/>
                <table:filter-set-item table:value="2020-07-14"/>
                <table:filter-set-item table:value="2020-07-15"/>
                <table:filter-set-item table:value="2020-07-16"/>
                <table:filter-set-item table:value="2020-07-17"/>
                <table:filter-set-item table:value="2020-07-18"/>
                <table:filter-set-item table:value="2020-07-19"/>
                <table:filter-set-item table:value="2020-07-20"/>
                <table:filter-set-item table:value="2020-07-21"/>
                <table:filter-set-item table:value="2020-07-22"/>
                <table:filter-set-item table:value="2020-07-23"/>
                <table:filter-set-item table:value="2020-07-24"/>
                <table:filter-set-item table:value="2020-07-25"/>
                <table:filter-set-item table:value="2020-07-26"/>
                <table:filter-set-item table:value="2020-07-27"/>
                <table:filter-set-item table:value="2020-07-28"/>
                <table:filter-set-item table:value="2020-07-29"/>
                <table:filter-set-item table:value="2020-07-30"/>
                <table:filter-set-item table:value="2020-07-31"/>
                <table:filter-set-item table:value="2020-08-01"/>
                <table:filter-set-item table:value="2020-08-02"/>
                <table:filter-set-item table:value="2020-08-03"/>
                <table:filter-set-item table:value="2020-08-04"/>
                <table:filter-set-item table:value="2020-08-05"/>
                <table:filter-set-item table:value="2020-08-06"/>
                <table:filter-set-item table:value="2020-08-07"/>
                <table:filter-set-item table:value="2020-08-09"/>
                <table:filter-set-item table:value="2020-08-10"/>
                <table:filter-set-item table:value="2020-08-11"/>
                <table:filter-set-item table:value="2020-08-12"/>
                <table:filter-set-item table:value="2020-08-13"/>
                <table:filter-set-item table:value="2020-08-14"/>
                <table:filter-set-item table:value="2020-08-15"/>
                <table:filter-set-item table:value="2020-08-16"/>
                <table:filter-set-item table:value="2020-08-17"/>
                <table:filter-set-item table:value="2020-08-18"/>
                <table:filter-set-item table:value="2020-08-19"/>
                <table:filter-set-item table:value="2020-08-20"/>
                <table:filter-set-item table:value="2020-08-21"/>
                <table:filter-set-item table:value="2020-08-22"/>
                <table:filter-set-item table:value="2020-08-23"/>
                <table:filter-set-item table:value="2020-08-24"/>
                <table:filter-set-item table:value="2020-08-25"/>
                <table:filter-set-item table:value="2020-08-26"/>
                <table:filter-set-item table:value="2020-08-27"/>
                <table:filter-set-item table:value="2020-08-28"/>
                <table:filter-set-item table:value="2020-08-29"/>
                <table:filter-set-item table:value="2020-08-30"/>
                <table:filter-set-item table:value="2020-08-31"/>
                <table:filter-set-item table:value="2020-09-01"/>
                <table:filter-set-item table:value="2020-09-02"/>
                <table:filter-set-item table:value="2020-09-03"/>
                <table:filter-set-item table:value="2020-09-04"/>
                <table:filter-set-item table:value="2020-09-05"/>
                <table:filter-set-item table:value="2020-09-07"/>
                <table:filter-set-item table:value="2020-09-08"/>
                <table:filter-set-item table:value="2020-09-09"/>
                <table:filter-set-item table:value="2020-09-10"/>
                <table:filter-set-item table:value="2020-09-11"/>
                <table:filter-set-item table:value="2020-09-12"/>
                <table:filter-set-item table:value="2020-09-16"/>
                <table:filter-set-item table:value="2020-09-17"/>
                <table:filter-set-item table:value="2020-09-18"/>
                <table:filter-set-item table:value="2020-09-19"/>
                <table:filter-set-item table:value="2020-09-20"/>
                <table:filter-set-item table:value="2020-09-21"/>
                <table:filter-set-item table:value="2020-09-22"/>
                <table:filter-set-item table:value="2020-09-23"/>
                <table:filter-set-item table:value="2020-09-24"/>
                <table:filter-set-item table:value="2020-09-25"/>
                <table:filter-set-item table:value="2020-09-26"/>
                <table:filter-set-item table:value="2020-09-27"/>
                <table:filter-set-item table:value="2020-09-28"/>
                <table:filter-set-item table:value="2020-09-30"/>
                <table:filter-set-item table:value="2020-10-01"/>
                <table:filter-set-item table:value="2020-10-02"/>
                <table:filter-set-item table:value="2020-10-03"/>
                <table:filter-set-item table:value="2020-10-04"/>
                <table:filter-set-item table:value="2020-10-05"/>
                <table:filter-set-item table:value="2020-10-06"/>
                <table:filter-set-item table:value="2020-10-07"/>
                <table:filter-set-item table:value="2020-10-10"/>
                <table:filter-set-item table:value="2020-10-11"/>
                <table:filter-set-item table:value="2020-10-12"/>
                <table:filter-set-item table:value="2020-10-24"/>
                <table:filter-set-item table:value="2020-10-25"/>
                <table:filter-set-item table:value="2020-10-26"/>
                <table:filter-set-item table:value="2020-10-28"/>
                <table:filter-set-item table:value="2020-10-29"/>
                <table:filter-set-item table:value="2020-10-30"/>
                <table:filter-set-item table:value="2020-11-03"/>
                <table:filter-set-item table:value="2020-11-05"/>
              </table:filter-condition>
              <table:filter-condition table:value="LC-125" table:operator="=" table:field-number="0"/>
            </table:filter-and>
          </table:filter>
        </table:database-range>
        <table:database-range table:name="__Anonymous_Sheet_DB__1" table:target-range-address="System_Design_Problems_log.A4:System_Design_Problems_log.J4" table:contains-header="false" table:orientation="column"/>
        <table:database-range table:name="__Anonymous_Sheet_DB__2" table:target-range-address="Algorithm_Problems_log_Chart.A1:Algorithm_Problems_log_Chart.F205" table:display-filter-buttons="true" table:orientation="column">
          <table:filter>
            <table:filter-and>
              <table:filter-condition table:value="Display" table:operator="=" table:field-number="5"/>
            </table:filter-and>
          </table:filter>
        </table:database-range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9" number:language="en" number:country="CA">
      <number:day number:style="long"/>
      <number:text>-</number:text>
      <number:month number:textual="true"/>
    </number:date-style>
    <number:date-style style:name="N10120" number:language="en" number:country="CA">
      <number:month number:textual="true"/>
      <number:text>-</number:text>
      <number:year/>
    </number:date-style>
    <number:time-style style:name="N10121" number:language="en" number:country="CA">
      <number:hours/>
      <number:text>:</number:text>
      <number:minute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CA">
      <number:hours/>
      <number:text>:</number:text>
      <number:minutes number:style="long"/>
    </number:time-style>
    <number:time-style style:name="N1012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0" number:min-decimal-places="0" number:min-integer-digits="1" number:grouping="true"/>
    </number:number-style>
    <number:number-style style:name="N10127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29P0" style:volatile="true" number:language="en" number:country="CA">
      <number:number number:decimal-places="2" number:min-decimal-places="2" number:min-integer-digits="1" number:grouping="true"/>
    </number:number-style>
    <number:number-style style:name="N10129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33P0" style:volatile="true" number:language="en" number:country="C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2" style:volatile="true" number:language="en" number:country="CA">
      <number:text> </number:text>
      <number:fill-character> </number:fill-character>
      <number:text>-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2" style:volatile="true" number:language="en" number:country="CA">
      <number:currency-symbol/>
      <number:fill-character> </number:fill-character>
      <number:text>-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C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2" style:volatile="true" number:language="en" number:country="C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CA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11:19:38.1674186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4T11:36:39.457774531</meta:creation-date>
    <dc:date>2025-05-10T11:24:04.621085456</dc:date>
    <meta:editing-duration>P31DT23H7M28S</meta:editing-duration>
    <meta:editing-cycles>1629</meta:editing-cycles>
    <meta:generator>LibreOffice/24.2.7.2$Linux_X86_64 LibreOffice_project/420$Build-2</meta:generator>
    <meta:document-statistic meta:table-count="4" meta:cell-count="5883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2">
      <number:number number:decimal-places="2" number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4013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6" chart:maximum="16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 chart:mean-valu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svg:stroke-color="#72bf44"/>
    </style:style>
    <style:style style:name="ch9" style:family="chart">
      <style:graphic-properties svg:stroke-color="#72bf44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chart:symbol-type="none" chart:link-data-style-to-source="true" chart:mean-valu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3" style:family="chart">
      <style:graphic-properties svg:stroke-color="#f58220"/>
    </style:style>
    <style:style style:name="ch14" style:family="chart">
      <style:graphic-properties svg:stroke-color="#f58220"/>
    </style:style>
    <style:style style:name="ch15" style:family="chart" style:data-style-name="N2">
      <style:chart-properties chart:symbol-type="none" chart:link-data-style-to-source="true" chart:mean-value="true" chart:data-label-number="value" chart:data-label-text="false" chart:data-label-symbol="false" chart:data-label-series="false" chart:label-position="top"/>
      <style:graphic-properties svg:stroke-width="0.08cm" svg:stroke-color="#ed1c24" draw:fill-color="#ed1c24"/>
      <style:text-properties fo:font-size="10pt" style:font-size-asian="10pt" style:font-size-complex="10pt"/>
    </style:style>
    <style:style style:name="ch16" style:family="chart">
      <style:graphic-properties svg:stroke-color="#ed1c24"/>
    </style:style>
    <style:style style:name="ch17" style:family="chart">
      <style:graphic-properties svg:stroke-color="#ed1c24"/>
    </style:style>
    <style:style style:name="ch18" style:family="chart">
      <style:graphic-properties draw:stroke="solid" svg:stroke-color="#b3b3b3" draw:fill="solid" draw:fill-color="#000000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8.368cm" svg:height="20.85cm" xlink:href=".." xlink:type="simple" chart:class="chart:scatter" chart:column-mapping="0 3 1 2" chart:style-name="ch1">
        <chart:legend chart:legend-position="end" svg:x="2.063cm" svg:y="15.803cm" style:legend-expansion="custom" svg:width="5.376cm" svg:height="3.586cm" style:legend-expansion-aspect-ratio="1.49916341327384" chart:style-name="ch2"/>
        <chart:plot-area chart:style-name="ch3" table:cell-range-address="Algorithm_Problems_log_Chart.E1:Algorithm_Problems_log_Chart.E1095 Algorithm_Problems_log_Chart.A2:Algorithm_Problems_log_Chart.D1095 Algorithm_Problems_log_Chart.B1:Algorithm_Problems_log_Chart.D1" chart:data-source-has-labels="both" svg:x="0.102cm" svg:y="0.599cm" svg:width="45.711cm" svg:height="19.72cm">
          <chart:coordinate-region svg:x="1.306cm" svg:y="0.599cm" svg:width="43.645cm" svg:height="19.073cm"/>
          <chart:axis chart:dimension="x" chart:name="primary-x" chart:style-name="ch4" chartooo:axis-type="auto">
            <chart:categories table:cell-range-address="Algorithm_Problems_log_Chart.E1:Algorithm_Problems_log_Chart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1095" chart:label-cell-address="Algorithm_Problems_log_Chart.B1:Algorithm_Problems_log_Chart.B1" chart:class="chart:scatter">
            <chart:domain table:cell-range-address="Algorithm_Problems_log_Chart.A2:Algorithm_Problems_log_Chart.A1095"/>
            <chart:mean-value chart:style-name="ch8"/>
            <chart:regression-curve chart:style-name="ch9"/>
            <chart:data-point chart:repeated="1011"/>
          </chart:series>
          <chart:series chart:style-name="ch10" chart:values-cell-range-address="Algorithm_Problems_log_Chart.E2:Algorithm_Problems_log_Chart.E1095" chart:label-cell-address="Algorithm_Problems_log_Chart.E1:Algorithm_Problems_log_Chart.E1" chart:class="chart:scatter">
            <chart:data-point chart:repeated="17"/>
            <chart:data-point chart:style-name="ch11"/>
            <chart:data-point chart:repeated="993"/>
          </chart:series>
          <chart:series chart:style-name="ch12" chart:values-cell-range-address="Algorithm_Problems_log_Chart.C2:Algorithm_Problems_log_Chart.C1095" chart:label-cell-address="Algorithm_Problems_log_Chart.C1:Algorithm_Problems_log_Chart.C1" chart:class="chart:scatter">
            <chart:mean-value chart:style-name="ch13"/>
            <chart:regression-curve chart:style-name="ch14"/>
            <chart:data-point chart:repeated="1011"/>
          </chart:series>
          <chart:series chart:style-name="ch15" chart:values-cell-range-address="Algorithm_Problems_log_Chart.D2:Algorithm_Problems_log_Chart.D1095" chart:label-cell-address="Algorithm_Problems_log_Chart.D1:Algorithm_Problems_log_Chart.D1" chart:class="chart:scatter">
            <chart:mean-value chart:style-name="ch16"/>
            <chart:regression-curve chart:style-name="ch17"/>
            <chart:data-point chart:repeated="10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float" office:value="44132">
                <text:p>44132</text:p>
                <draw:g>
                  <svg:desc>Algorithm_Problems_log_Chart.A2:Algorithm_Problems_log_Chart.A1095</svg:desc>
                </draw:g>
              </table:table-cell>
              <table:table-cell office:value-type="float" office:value="12">
                <text:p>12</text:p>
                <draw:g>
                  <svg:desc>Algorithm_Problems_log_Chart.B2:Algorithm_Problems_log_Chart.B1095</svg:desc>
                </draw:g>
              </table:table-cell>
              <table:table-cell office:value-type="float" office:value="11.25">
                <text:p>11.25</text:p>
                <draw:g>
                  <svg:desc>Algorithm_Problems_log_Chart.E2:Algorithm_Problems_log_Chart.E1095</svg:desc>
                </draw:g>
              </table:table-cell>
              <table:table-cell office:value-type="float" office:value="0">
                <text:p>0</text:p>
                <draw:g>
                  <svg:desc>Algorithm_Problems_log_Chart.C2:Algorithm_Problems_log_Chart.C1095</svg:desc>
                </draw:g>
              </table:table-cell>
              <table:table-cell office:value-type="float" office:value="0">
                <text:p>0</text:p>
                <draw:g>
                  <svg:desc>Algorithm_Problems_log_Chart.D2:Algorithm_Problems_log_Chart.D1095</svg:desc>
                </draw:g>
              </table:table-cell>
            </table:table-row>
            <table:table-row>
              <table:table-cell office:value-type="string"/>
              <table:table-cell office:value-type="float" office:value="44131">
                <text:p>44131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30">
                <text:p>44130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29">
                <text:p>44129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28">
                <text:p>44128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2.25">
                <text:p>12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7">
                <text:p>44127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6">
                <text:p>44126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5">
                <text:p>44125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4">
                <text:p>44124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3">
                <text:p>44123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2">
                <text:p>44122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1">
                <text:p>44121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0">
                <text:p>44120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9">
                <text:p>44119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8">
                <text:p>44118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7">
                <text:p>44117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6">
                <text:p>44116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5">
                <text:p>44115</text:p>
              </table:table-cell>
              <table:table-cell office:value-type="float" office:value="9.75">
                <text:p>9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/>
              <table:table-cell office:value-type="float" office:value="44114">
                <text:p>44114</text:p>
              </table:table-cell>
              <table:table-cell office:value-type="float" office:value="9.75">
                <text:p>9.75</text:p>
              </table:table-cell>
              <table:table-cell office:value-type="float" office:value="11.25">
                <text:p>11.25</text:p>
              </table:table-cell>
              <table:table-cell office:value-type="float" office:value="9.9375">
                <text:p>9.937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/>
              <table:table-cell office:value-type="float" office:value="44113">
                <text:p>44113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2">
                <text:p>44112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1">
                <text:p>44111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0">
                <text:p>44110</text:p>
              </table:table-cell>
              <table:table-cell office:value-type="float" office:value="13.4166666666667">
                <text:p>13.41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11.3">
                <text:p>11.3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09">
                <text:p>44109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7.1875">
                <text:p>7.18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44108">
                <text:p>44108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2.125">
                <text:p>2.1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44107">
                <text:p>4410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06">
                <text:p>4410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05">
                <text:p>4410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10.75">
                <text:p>10.75</text:p>
              </table:table-cell>
              <table:table-cell office:value-type="float" office:value="-10.1666666666667">
                <text:p>-10.1666666666667</text:p>
              </table:table-cell>
            </table:table-row>
            <table:table-row>
              <table:table-cell office:value-type="string"/>
              <table:table-cell office:value-type="float" office:value="44104">
                <text:p>44104</text:p>
              </table:table-cell>
              <table:table-cell office:value-type="float" office:value="11.5">
                <text:p>11.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/>
              <table:table-cell office:value-type="float" office:value="44103">
                <text:p>44103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2">
                <text:p>44102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1">
                <text:p>44101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6.375">
                <text:p>6.37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0">
                <text:p>44100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3.875">
                <text:p>3.87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099">
                <text:p>44099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8">
                <text:p>44098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7">
                <text:p>44097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6">
                <text:p>44096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9.85">
                <text:p>9.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5">
                <text:p>44095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4">
                <text:p>44094</text:p>
              </table:table-cell>
              <table:table-cell office:value-type="float" office:value="13">
                <text:p>13</text:p>
              </table:table-cell>
              <table:table-cell office:value-type="float" office:value="11.25">
                <text:p>11.25</text:p>
              </table:table-cell>
              <table:table-cell office:value-type="float" office:value="7.875">
                <text:p>7.8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3">
                <text:p>44093</text:p>
              </table:table-cell>
              <table:table-cell office:value-type="float" office:value="10.25">
                <text:p>10.25</text:p>
              </table:table-cell>
              <table:table-cell office:value-type="float" office:value="11.25">
                <text:p>11.25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2">
                <text:p>44092</text:p>
              </table:table-cell>
              <table:table-cell office:value-type="float" office:value="10.25">
                <text:p>10.25</text:p>
              </table:table-cell>
              <table:table-cell office:value-type="float" office:value="11.25">
                <text:p>11.25</text:p>
              </table:table-cell>
              <table:table-cell office:value-type="float" office:value="4.875">
                <text:p>4.8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1">
                <text:p>44091</text:p>
              </table:table-cell>
              <table:table-cell office:value-type="float" office:value="13.28125">
                <text:p>13.2812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0">
                <text:p>44090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9">
                <text:p>44089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8">
                <text:p>44088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7">
                <text:p>44087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6">
                <text:p>44086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5">
                <text:p>44085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8125">
                <text:p>9.81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4">
                <text:p>44084</text:p>
              </table:table-cell>
              <table:table-cell office:value-type="float" office:value="9.25">
                <text:p>9.25</text:p>
              </table:table-cell>
              <table:table-cell office:value-type="float" office:value="11.25">
                <text:p>11.2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3">
                <text:p>44083</text:p>
              </table:table-cell>
              <table:table-cell office:value-type="float" office:value="9.9375">
                <text:p>9.9375</text:p>
              </table:table-cell>
              <table:table-cell office:value-type="float" office:value="11.25">
                <text:p>11.25</text:p>
              </table:table-cell>
              <table:table-cell office:value-type="float" office:value="9.9375">
                <text:p>9.93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2">
                <text:p>44082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1">
                <text:p>44081</text:p>
              </table:table-cell>
              <table:table-cell office:value-type="float" office:value="9.375">
                <text:p>9.375</text:p>
              </table:table-cell>
              <table:table-cell office:value-type="float" office:value="11.25">
                <text:p>11.25</text:p>
              </table:table-cell>
              <table:table-cell office:value-type="float" office:value="9.75">
                <text:p>9.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0">
                <text:p>44080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9">
                <text:p>44079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8">
                <text:p>44078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7">
                <text:p>44077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6.375">
                <text:p>6.375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/>
              <table:table-cell office:value-type="float" office:value="44076">
                <text:p>44076</text:p>
              </table:table-cell>
              <table:table-cell office:value-type="float" office:value="-3.25">
                <text:p>-3.25</text:p>
              </table:table-cell>
              <table:table-cell office:value-type="float" office:value="11.25">
                <text:p>11.2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5">
                <text:p>44075</text:p>
              </table:table-cell>
              <table:table-cell office:value-type="float" office:value="-3.25">
                <text:p>-3.25</text:p>
              </table:table-cell>
              <table:table-cell office:value-type="float" office:value="11.25">
                <text:p>11.25</text:p>
              </table:table-cell>
              <table:table-cell office:value-type="float" office:value="7">
                <text:p>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4">
                <text:p>44074</text:p>
              </table:table-cell>
              <table:table-cell office:value-type="float" office:value="6.25">
                <text:p>6.2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3">
                <text:p>44073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2">
                <text:p>44072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1">
                <text:p>44071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70">
                <text:p>44070</text:p>
              </table:table-cell>
              <table:table-cell office:value-type="float" office:value="12.375">
                <text:p>12.375</text:p>
              </table:table-cell>
              <table:table-cell office:value-type="float" office:value="11.25">
                <text:p>11.25</text:p>
              </table:table-cell>
              <table:table-cell office:value-type="float" office:value="11.55">
                <text:p>11.5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9">
                <text:p>44069</text:p>
              </table:table-cell>
              <table:table-cell office:value-type="float" office:value="12.375">
                <text:p>12.37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8">
                <text:p>44068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7">
                <text:p>44067</text:p>
              </table:table-cell>
              <table:table-cell office:value-type="float" office:value="13.625">
                <text:p>13.625</text:p>
              </table:table-cell>
              <table:table-cell office:value-type="float" office:value="11.25">
                <text:p>11.25</text:p>
              </table:table-cell>
              <table:table-cell office:value-type="float" office:value="10.5">
                <text:p>10.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6">
                <text:p>44066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44065">
                <text:p>44065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-8">
                <text:p>-8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/>
              <table:table-cell office:value-type="float" office:value="44064">
                <text:p>44064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1">
                <text:p>11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/>
              <table:table-cell office:value-type="float" office:value="44063">
                <text:p>44063</text:p>
              </table:table-cell>
              <table:table-cell office:value-type="float" office:value="11.9375">
                <text:p>11.93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2">
                <text:p>44062</text:p>
              </table:table-cell>
              <table:table-cell office:value-type="float" office:value="10.5">
                <text:p>10.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1">
                <text:p>44061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0">
                <text:p>44060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59">
                <text:p>44059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58">
                <text:p>44058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7">
                <text:p>44057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6">
                <text:p>44056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5">
                <text:p>44055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11.5">
                <text:p>11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4">
                <text:p>44054</text:p>
              </table:table-cell>
              <table:table-cell office:value-type="float" office:value="14.25">
                <text:p>14.25</text:p>
              </table:table-cell>
              <table:table-cell office:value-type="float" office:value="11.25">
                <text:p>11.25</text:p>
              </table:table-cell>
              <table:table-cell office:value-type="float" office:value="4.75">
                <text:p>4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3">
                <text:p>44053</text:p>
              </table:table-cell>
              <table:table-cell office:value-type="float" office:value="6.875">
                <text:p>6.87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2">
                <text:p>44052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2.75">
                <text:p>2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1">
                <text:p>44051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0">
                <text:p>44050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9">
                <text:p>4404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8">
                <text:p>44048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7">
                <text:p>44047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1.625">
                <text:p>1.6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6">
                <text:p>44046</text:p>
              </table:table-cell>
              <table:table-cell office:value-type="float" office:value="12.875">
                <text:p>12.875</text:p>
              </table:table-cell>
              <table:table-cell office:value-type="float" office:value="11.25">
                <text:p>11.25</text:p>
              </table:table-cell>
              <table:table-cell office:value-type="float" office:value="8.6875">
                <text:p>8.68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5">
                <text:p>44045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7.75">
                <text:p>7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4">
                <text:p>44044</text:p>
              </table:table-cell>
              <table:table-cell office:value-type="float" office:value="10.375">
                <text:p>10.375</text:p>
              </table:table-cell>
              <table:table-cell office:value-type="float" office:value="11.25">
                <text:p>11.25</text:p>
              </table:table-cell>
              <table:table-cell office:value-type="float" office:value="8.5">
                <text:p>8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3">
                <text:p>4404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-3.75">
                <text:p>-3.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2">
                <text:p>44042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1">
                <text:p>44041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0.875">
                <text:p>0.87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/>
              <table:table-cell office:value-type="float" office:value="44040">
                <text:p>44040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-1.25">
                <text:p>-1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9">
                <text:p>44039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.875">
                <text:p>1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8">
                <text:p>44038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7">
                <text:p>44037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6">
                <text:p>44036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5">
                <text:p>44035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4">
                <text:p>44034</text:p>
              </table:table-cell>
              <table:table-cell office:value-type="float" office:value="11.5625">
                <text:p>11.5625</text:p>
              </table:table-cell>
              <table:table-cell office:value-type="float" office:value="11.25">
                <text:p>11.25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3">
                <text:p>4403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2">
                <text:p>44032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1">
                <text:p>44031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0">
                <text:p>44030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2.5">
                <text:p>2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9">
                <text:p>44029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8.75">
                <text:p>8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8">
                <text:p>44028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7">
                <text:p>44027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6">
                <text:p>44026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5">
                <text:p>44025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5.125">
                <text:p>5.1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4">
                <text:p>44024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3">
                <text:p>44023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2">
                <text:p>44022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1">
                <text:p>44021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0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9">
                <text:p>4401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8">
                <text:p>44018</text:p>
              </table:table-cell>
              <table:table-cell office:value-type="float" office:value="8.55">
                <text:p>8.55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7">
                <text:p>44017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6">
                <text:p>44016</text:p>
              </table:table-cell>
              <table:table-cell office:value-type="float" office:value="-2.125">
                <text:p>-2.125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3.75">
                <text:p>3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